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1pt" svg:height="255.09pt" svg:x="461.2pt" svg:y="2.83pt">
            <loext:p draw:notify-on-update-of-ranges="test.F1:test.F289 test.G1:test.G2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2" office:value-type="float" office:value="-1.49598" calcext:value-type="float">
            <text:p>-1.49598</text:p>
          </table:table-cell>
          <table:table-cell office:value-type="float" office:value="1.095" calcext:value-type="float">
            <text:p>1.095</text:p>
          </table:table-cell>
          <table:table-cell office:value-type="float" office:value="1.81008" calcext:value-type="float">
            <text:p>1.81008</text:p>
          </table:table-cell>
          <table:table-cell office:value-type="float" office:value="1548110223835425" calcext:value-type="float">
            <text:p>1548110223835425</text:p>
          </table:table-cell>
          <table:table-cell table:formula="of:=([.E12]-[.$E$1])/1000000" office:value-type="float" office:value="1548110223.83543" calcext:value-type="float">
            <text:p>1548110223.83543</text:p>
          </table:table-cell>
          <table:table-cell table:formula="of:=SQRT([.C12]*[.C12]+[.D12]*[.D12])" office:value-type="float" office:value="2.1155175741175" calcext:value-type="float">
            <text:p>2.1155175741</text:p>
          </table:table-cell>
        </table:table-row>
        <table:table-row table:style-name="ro1">
          <table:table-cell table:number-columns-repeated="2" office:value-type="float" office:value="-1.47279" calcext:value-type="float">
            <text:p>-1.47279</text:p>
          </table:table-cell>
          <table:table-cell office:value-type="float" office:value="1.12885" calcext:value-type="float">
            <text:p>1.12885</text:p>
          </table:table-cell>
          <table:table-cell office:value-type="float" office:value="2.03808" calcext:value-type="float">
            <text:p>2.03808</text:p>
          </table:table-cell>
          <table:table-cell office:value-type="float" office:value="1548110223852191" calcext:value-type="float">
            <text:p>1548110223852191</text:p>
          </table:table-cell>
          <table:table-cell table:formula="of:=([.E13]-[.$E$1])/1000000" office:value-type="float" office:value="1548110223.85219" calcext:value-type="float">
            <text:p>1548110223.85219</text:p>
          </table:table-cell>
          <table:table-cell table:formula="of:=SQRT([.C13]*[.C13]+[.D13]*[.D13])" office:value-type="float" office:value="2.32982239857462" calcext:value-type="float">
            <text:p>2.3298223986</text:p>
          </table:table-cell>
        </table:table-row>
        <table:table-row table:style-name="ro1">
          <table:table-cell table:number-columns-repeated="2" office:value-type="float" office:value="-1.46269" calcext:value-type="float">
            <text:p>-1.46269</text:p>
          </table:table-cell>
          <table:table-cell office:value-type="float" office:value="1.08869" calcext:value-type="float">
            <text:p>1.08869</text:p>
          </table:table-cell>
          <table:table-cell office:value-type="float" office:value="1.94169" calcext:value-type="float">
            <text:p>1.94169</text:p>
          </table:table-cell>
          <table:table-cell office:value-type="float" office:value="1548110223869024" calcext:value-type="float">
            <text:p>1548110223869024</text:p>
          </table:table-cell>
          <table:table-cell table:formula="of:=([.E14]-[.$E$1])/1000000" office:value-type="float" office:value="1548110223.86902" calcext:value-type="float">
            <text:p>1548110223.86902</text:p>
          </table:table-cell>
          <table:table-cell table:formula="of:=SQRT([.C14]*[.C14]+[.D14]*[.D14])" office:value-type="float" office:value="2.22607411651095" calcext:value-type="float">
            <text:p>2.2260741165</text:p>
          </table:table-cell>
        </table:table-row>
        <table:table-row table:style-name="ro1">
          <table:table-cell table:number-columns-repeated="2" office:value-type="float" office:value="-1.43414" calcext:value-type="float">
            <text:p>-1.43414</text:p>
          </table:table-cell>
          <table:table-cell office:value-type="float" office:value="1.27618" calcext:value-type="float">
            <text:p>1.27618</text:p>
          </table:table-cell>
          <table:table-cell office:value-type="float" office:value="2.3274" calcext:value-type="float">
            <text:p>2.3274</text:p>
          </table:table-cell>
          <table:table-cell office:value-type="float" office:value="1548110223885804" calcext:value-type="float">
            <text:p>1548110223885804</text:p>
          </table:table-cell>
          <table:table-cell table:formula="of:=([.E15]-[.$E$1])/1000000" office:value-type="float" office:value="1548110223.8858" calcext:value-type="float">
            <text:p>1548110223.8858</text:p>
          </table:table-cell>
          <table:table-cell table:formula="of:=SQRT([.C15]*[.C15]+[.D15]*[.D15])" office:value-type="float" office:value="2.65432216439527" calcext:value-type="float">
            <text:p>2.6543221644</text:p>
          </table:table-cell>
        </table:table-row>
        <table:table-row table:style-name="ro1">
          <table:table-cell table:number-columns-repeated="2" office:value-type="float" office:value="-1.40218" calcext:value-type="float">
            <text:p>-1.40218</text:p>
          </table:table-cell>
          <table:table-cell office:value-type="float" office:value="1.44556" calcext:value-type="float">
            <text:p>1.44556</text:p>
          </table:table-cell>
          <table:table-cell office:value-type="float" office:value="2.31654" calcext:value-type="float">
            <text:p>2.31654</text:p>
          </table:table-cell>
          <table:table-cell office:value-type="float" office:value="1548110223902530" calcext:value-type="float">
            <text:p>1548110223902530</text:p>
          </table:table-cell>
          <table:table-cell table:formula="of:=([.E16]-[.$E$1])/1000000" office:value-type="float" office:value="1548110223.90253" calcext:value-type="float">
            <text:p>1548110223.90253</text:p>
          </table:table-cell>
          <table:table-cell table:formula="of:=SQRT([.C16]*[.C16]+[.D16]*[.D16])" office:value-type="float" office:value="2.73056794187583" calcext:value-type="float">
            <text:p>2.7305679419</text:p>
          </table:table-cell>
        </table:table-row>
        <table:table-row table:style-name="ro1">
          <table:table-cell table:number-columns-repeated="2" office:value-type="float" office:value="-1.38847" calcext:value-type="float">
            <text:p>-1.38847</text:p>
          </table:table-cell>
          <table:table-cell office:value-type="float" office:value="1.4202" calcext:value-type="float">
            <text:p>1.4202</text:p>
          </table:table-cell>
          <table:table-cell office:value-type="float" office:value="2.13246" calcext:value-type="float">
            <text:p>2.13246</text:p>
          </table:table-cell>
          <table:table-cell office:value-type="float" office:value="1548110223919265" calcext:value-type="float">
            <text:p>1548110223919265</text:p>
          </table:table-cell>
          <table:table-cell table:formula="of:=([.E17]-[.$E$1])/1000000" office:value-type="float" office:value="1548110223.91927" calcext:value-type="float">
            <text:p>1548110223.91927</text:p>
          </table:table-cell>
          <table:table-cell table:formula="of:=SQRT([.C17]*[.C17]+[.D17]*[.D17])" office:value-type="float" office:value="2.56209946949762" calcext:value-type="float">
            <text:p>2.5620994695</text:p>
          </table:table-cell>
        </table:table-row>
        <table:table-row table:style-name="ro1">
          <table:table-cell table:number-columns-repeated="2" office:value-type="float" office:value="-1.35396" calcext:value-type="float">
            <text:p>-1.35396</text:p>
          </table:table-cell>
          <table:table-cell office:value-type="float" office:value="1.58935" calcext:value-type="float">
            <text:p>1.58935</text:p>
          </table:table-cell>
          <table:table-cell office:value-type="float" office:value="2.4464" calcext:value-type="float">
            <text:p>2.4464</text:p>
          </table:table-cell>
          <table:table-cell office:value-type="float" office:value="1548110223939413" calcext:value-type="float">
            <text:p>1548110223939413</text:p>
          </table:table-cell>
          <table:table-cell table:formula="of:=([.E18]-[.$E$1])/1000000" office:value-type="float" office:value="1548110223.93941" calcext:value-type="float">
            <text:p>1548110223.93941</text:p>
          </table:table-cell>
          <table:table-cell table:formula="of:=SQRT([.C18]*[.C18]+[.D18]*[.D18])" office:value-type="float" office:value="2.91734577698633" calcext:value-type="float">
            <text:p>2.917345777</text:p>
          </table:table-cell>
        </table:table-row>
        <table:table-row table:style-name="ro1">
          <table:table-cell table:number-columns-repeated="2" office:value-type="float" office:value="-1.31743" calcext:value-type="float">
            <text:p>-1.31743</text:p>
          </table:table-cell>
          <table:table-cell office:value-type="float" office:value="1.34917" calcext:value-type="float">
            <text:p>1.34917</text:p>
          </table:table-cell>
          <table:table-cell office:value-type="float" office:value="2.21347" calcext:value-type="float">
            <text:p>2.21347</text:p>
          </table:table-cell>
          <table:table-cell office:value-type="float" office:value="1548110223956152" calcext:value-type="float">
            <text:p>1548110223956152</text:p>
          </table:table-cell>
          <table:table-cell table:formula="of:=([.E19]-[.$E$1])/1000000" office:value-type="float" office:value="1548110223.95615" calcext:value-type="float">
            <text:p>1548110223.95615</text:p>
          </table:table-cell>
          <table:table-cell table:formula="of:=SQRT([.C19]*[.C19]+[.D19]*[.D19])" office:value-type="float" office:value="2.59224017594821" calcext:value-type="float">
            <text:p>2.5922401759</text:p>
          </table:table-cell>
        </table:table-row>
        <table:table-row table:style-name="ro1">
          <table:table-cell table:number-columns-repeated="2" office:value-type="float" office:value="-1.31097" calcext:value-type="float">
            <text:p>-1.31097</text:p>
          </table:table-cell>
          <table:table-cell office:value-type="float" office:value="1.09918" calcext:value-type="float">
            <text:p>1.09918</text:p>
          </table:table-cell>
          <table:table-cell office:value-type="float" office:value="1.89272" calcext:value-type="float">
            <text:p>1.89272</text:p>
          </table:table-cell>
          <table:table-cell office:value-type="float" office:value="1548110223972865" calcext:value-type="float">
            <text:p>1548110223972865</text:p>
          </table:table-cell>
          <table:table-cell table:formula="of:=([.E20]-[.$E$1])/1000000" office:value-type="float" office:value="1548110223.97287" calcext:value-type="float">
            <text:p>1548110223.97287</text:p>
          </table:table-cell>
          <table:table-cell table:formula="of:=SQRT([.C20]*[.C20]+[.D20]*[.D20])" office:value-type="float" office:value="2.18874065864369" calcext:value-type="float">
            <text:p>2.1887406586</text:p>
          </table:table-cell>
        </table:table-row>
        <table:table-row table:style-name="ro1">
          <table:table-cell table:number-columns-repeated="2" office:value-type="float" office:value="-1.28898" calcext:value-type="float">
            <text:p>-1.28898</text:p>
          </table:table-cell>
          <table:table-cell office:value-type="float" office:value="1.09918" calcext:value-type="float">
            <text:p>1.09918</text:p>
          </table:table-cell>
          <table:table-cell office:value-type="float" office:value="1.89272" calcext:value-type="float">
            <text:p>1.89272</text:p>
          </table:table-cell>
          <table:table-cell office:value-type="float" office:value="1548110223989649" calcext:value-type="float">
            <text:p>1548110223989649</text:p>
          </table:table-cell>
          <table:table-cell table:formula="of:=([.E21]-[.$E$1])/1000000" office:value-type="float" office:value="1548110223.98965" calcext:value-type="float">
            <text:p>1548110223.98965</text:p>
          </table:table-cell>
          <table:table-cell table:formula="of:=SQRT([.C21]*[.C21]+[.D21]*[.D21])" office:value-type="float" office:value="2.18874065864369" calcext:value-type="float">
            <text:p>2.1887406586</text:p>
          </table:table-cell>
        </table:table-row>
        <table:table-row table:style-name="ro1">
          <table:table-cell table:number-columns-repeated="2" office:value-type="float" office:value="-1.26066" calcext:value-type="float">
            <text:p>-1.26066</text:p>
          </table:table-cell>
          <table:table-cell office:value-type="float" office:value="1.136" calcext:value-type="float">
            <text:p>1.136</text:p>
          </table:table-cell>
          <table:table-cell office:value-type="float" office:value="1.63718" calcext:value-type="float">
            <text:p>1.63718</text:p>
          </table:table-cell>
          <table:table-cell office:value-type="float" office:value="1548110224006435" calcext:value-type="float">
            <text:p>1548110224006435</text:p>
          </table:table-cell>
          <table:table-cell table:formula="of:=([.E22]-[.$E$1])/1000000" office:value-type="float" office:value="1548110224.00643" calcext:value-type="float">
            <text:p>1548110224.00643</text:p>
          </table:table-cell>
          <table:table-cell table:formula="of:=SQRT([.C22]*[.C22]+[.D22]*[.D22])" office:value-type="float" office:value="1.99270026657297" calcext:value-type="float">
            <text:p>1.9927002666</text:p>
          </table:table-cell>
        </table:table-row>
        <table:table-row table:style-name="ro1">
          <table:table-cell table:number-columns-repeated="2" office:value-type="float" office:value="-1.24722" calcext:value-type="float">
            <text:p>-1.24722</text:p>
          </table:table-cell>
          <table:table-cell office:value-type="float" office:value="1.21087" calcext:value-type="float">
            <text:p>1.21087</text:p>
          </table:table-cell>
          <table:table-cell office:value-type="float" office:value="1.79755" calcext:value-type="float">
            <text:p>1.79755</text:p>
          </table:table-cell>
          <table:table-cell office:value-type="float" office:value="1548110224023220" calcext:value-type="float">
            <text:p>1548110224023220</text:p>
          </table:table-cell>
          <table:table-cell table:formula="of:=([.E23]-[.$E$1])/1000000" office:value-type="float" office:value="1548110224.02322" calcext:value-type="float">
            <text:p>1548110224.02322</text:p>
          </table:table-cell>
          <table:table-cell table:formula="of:=SQRT([.C23]*[.C23]+[.D23]*[.D23])" office:value-type="float" office:value="2.16734680182937" calcext:value-type="float">
            <text:p>2.1673468018</text:p>
          </table:table-cell>
        </table:table-row>
        <table:table-row table:style-name="ro1">
          <table:table-cell table:number-columns-repeated="2" office:value-type="float" office:value="-1.21635" calcext:value-type="float">
            <text:p>-1.21635</text:p>
          </table:table-cell>
          <table:table-cell office:value-type="float" office:value="1.39697" calcext:value-type="float">
            <text:p>1.39697</text:p>
          </table:table-cell>
          <table:table-cell office:value-type="float" office:value="2.13241" calcext:value-type="float">
            <text:p>2.13241</text:p>
          </table:table-cell>
          <table:table-cell office:value-type="float" office:value="1548110224039988" calcext:value-type="float">
            <text:p>1548110224039988</text:p>
          </table:table-cell>
          <table:table-cell table:formula="of:=([.E24]-[.$E$1])/1000000" office:value-type="float" office:value="1548110224.03999" calcext:value-type="float">
            <text:p>1548110224.03999</text:p>
          </table:table-cell>
          <table:table-cell table:formula="of:=SQRT([.C24]*[.C24]+[.D24]*[.D24])" office:value-type="float" office:value="2.54925432018855" calcext:value-type="float">
            <text:p>2.5492543202</text:p>
          </table:table-cell>
        </table:table-row>
        <table:table-row table:style-name="ro1">
          <table:table-cell table:number-columns-repeated="2" office:value-type="float" office:value="-1.19755" calcext:value-type="float">
            <text:p>-1.19755</text:p>
          </table:table-cell>
          <table:table-cell office:value-type="float" office:value="1.15725" calcext:value-type="float">
            <text:p>1.15725</text:p>
          </table:table-cell>
          <table:table-cell office:value-type="float" office:value="1.92071" calcext:value-type="float">
            <text:p>1.92071</text:p>
          </table:table-cell>
          <table:table-cell office:value-type="float" office:value="1548110224056811" calcext:value-type="float">
            <text:p>1548110224056811</text:p>
          </table:table-cell>
          <table:table-cell table:formula="of:=([.E25]-[.$E$1])/1000000" office:value-type="float" office:value="1548110224.05681" calcext:value-type="float">
            <text:p>1548110224.05681</text:p>
          </table:table-cell>
          <table:table-cell table:formula="of:=SQRT([.C25]*[.C25]+[.D25]*[.D25])" office:value-type="float" office:value="2.24239926565275" calcext:value-type="float">
            <text:p>2.2423992657</text:p>
          </table:table-cell>
        </table:table-row>
        <table:table-row table:style-name="ro1">
          <table:table-cell table:number-columns-repeated="2" office:value-type="float" office:value="-1.19086" calcext:value-type="float">
            <text:p>-1.19086</text:p>
          </table:table-cell>
          <table:table-cell office:value-type="float" office:value="0.992462" calcext:value-type="float">
            <text:p>0.992462</text:p>
          </table:table-cell>
          <table:table-cell office:value-type="float" office:value="1.71397" calcext:value-type="float">
            <text:p>1.71397</text:p>
          </table:table-cell>
          <table:table-cell office:value-type="float" office:value="1548110224073747" calcext:value-type="float">
            <text:p>1548110224073747</text:p>
          </table:table-cell>
          <table:table-cell table:formula="of:=([.E26]-[.$E$1])/1000000" office:value-type="float" office:value="1548110224.07375" calcext:value-type="float">
            <text:p>1548110224.07375</text:p>
          </table:table-cell>
          <table:table-cell table:formula="of:=SQRT([.C26]*[.C26]+[.D26]*[.D26])" office:value-type="float" office:value="1.98057415471979" calcext:value-type="float">
            <text:p>1.9805741547</text:p>
          </table:table-cell>
        </table:table-row>
        <table:table-row table:style-name="ro1">
          <table:table-cell table:number-columns-repeated="2" office:value-type="float" office:value="-1.16397" calcext:value-type="float">
            <text:p>-1.16397</text:p>
          </table:table-cell>
          <table:table-cell office:value-type="float" office:value="1.18715" calcext:value-type="float">
            <text:p>1.18715</text:p>
          </table:table-cell>
          <table:table-cell office:value-type="float" office:value="2.00622" calcext:value-type="float">
            <text:p>2.00622</text:p>
          </table:table-cell>
          <table:table-cell office:value-type="float" office:value="1548110224090535" calcext:value-type="float">
            <text:p>1548110224090535</text:p>
          </table:table-cell>
          <table:table-cell table:formula="of:=([.E27]-[.$E$1])/1000000" office:value-type="float" office:value="1548110224.09054" calcext:value-type="float">
            <text:p>1548110224.09054</text:p>
          </table:table-cell>
          <table:table-cell table:formula="of:=SQRT([.C27]*[.C27]+[.D27]*[.D27])" office:value-type="float" office:value="2.33114645848346" calcext:value-type="float">
            <text:p>2.3311464585</text:p>
          </table:table-cell>
        </table:table-row>
        <table:table-row table:style-name="ro1">
          <table:table-cell table:number-columns-repeated="2" office:value-type="float" office:value="-1.14835" calcext:value-type="float">
            <text:p>-1.14835</text:p>
          </table:table-cell>
          <table:table-cell office:value-type="float" office:value="1.32095" calcext:value-type="float">
            <text:p>1.32095</text:p>
          </table:table-cell>
          <table:table-cell office:value-type="float" office:value="1.93003" calcext:value-type="float">
            <text:p>1.93003</text:p>
          </table:table-cell>
          <table:table-cell office:value-type="float" office:value="1548110224107373" calcext:value-type="float">
            <text:p>1548110224107373</text:p>
          </table:table-cell>
          <table:table-cell table:formula="of:=([.E28]-[.$E$1])/1000000" office:value-type="float" office:value="1548110224.10737" calcext:value-type="float">
            <text:p>1548110224.10737</text:p>
          </table:table-cell>
          <table:table-cell table:formula="of:=SQRT([.C28]*[.C28]+[.D28]*[.D28])" office:value-type="float" office:value="2.33878701539922" calcext:value-type="float">
            <text:p>2.3387870154</text:p>
          </table:table-cell>
        </table:table-row>
        <table:table-row table:style-name="ro1">
          <table:table-cell table:number-columns-repeated="2" office:value-type="float" office:value="-1.11777" calcext:value-type="float">
            <text:p>-1.11777</text:p>
          </table:table-cell>
          <table:table-cell office:value-type="float" office:value="1.43719" calcext:value-type="float">
            <text:p>1.43719</text:p>
          </table:table-cell>
          <table:table-cell office:value-type="float" office:value="2.15647" calcext:value-type="float">
            <text:p>2.15647</text:p>
          </table:table-cell>
          <table:table-cell office:value-type="float" office:value="1548110224124165" calcext:value-type="float">
            <text:p>1548110224124165</text:p>
          </table:table-cell>
          <table:table-cell table:formula="of:=([.E29]-[.$E$1])/1000000" office:value-type="float" office:value="1548110224.12417" calcext:value-type="float">
            <text:p>1548110224.12417</text:p>
          </table:table-cell>
          <table:table-cell table:formula="of:=SQRT([.C29]*[.C29]+[.D29]*[.D29])" office:value-type="float" office:value="2.59150110109952" calcext:value-type="float">
            <text:p>2.5915011011</text:p>
          </table:table-cell>
        </table:table-row>
        <table:table-row table:style-name="ro1">
          <table:table-cell table:number-columns-repeated="2" office:value-type="float" office:value="-1.1005" calcext:value-type="float">
            <text:p>-1.1005</text:p>
          </table:table-cell>
          <table:table-cell office:value-type="float" office:value="1.13605" calcext:value-type="float">
            <text:p>1.13605</text:p>
          </table:table-cell>
          <table:table-cell office:value-type="float" office:value="1.90079" calcext:value-type="float">
            <text:p>1.90079</text:p>
          </table:table-cell>
          <table:table-cell office:value-type="float" office:value="1548110224140994" calcext:value-type="float">
            <text:p>1548110224140994</text:p>
          </table:table-cell>
          <table:table-cell table:formula="of:=([.E30]-[.$E$1])/1000000" office:value-type="float" office:value="1548110224.14099" calcext:value-type="float">
            <text:p>1548110224.14099</text:p>
          </table:table-cell>
          <table:table-cell table:formula="of:=SQRT([.C30]*[.C30]+[.D30]*[.D30])" office:value-type="float" office:value="2.2144101306217" calcext:value-type="float">
            <text:p>2.2144101306</text:p>
          </table:table-cell>
        </table:table-row>
        <table:table-row table:style-name="ro1">
          <table:table-cell table:number-columns-repeated="2" office:value-type="float" office:value="-1.09728" calcext:value-type="float">
            <text:p>-1.09728</text:p>
          </table:table-cell>
          <table:table-cell office:value-type="float" office:value="0.861033" calcext:value-type="float">
            <text:p>0.861033</text:p>
          </table:table-cell>
          <table:table-cell office:value-type="float" office:value="1.59876" calcext:value-type="float">
            <text:p>1.59876</text:p>
          </table:table-cell>
          <table:table-cell office:value-type="float" office:value="1548110224157772" calcext:value-type="float">
            <text:p>1548110224157772</text:p>
          </table:table-cell>
          <table:table-cell table:formula="of:=([.E31]-[.$E$1])/1000000" office:value-type="float" office:value="1548110224.15777" calcext:value-type="float">
            <text:p>1548110224.15777</text:p>
          </table:table-cell>
          <table:table-cell table:formula="of:=SQRT([.C31]*[.C31]+[.D31]*[.D31])" office:value-type="float" office:value="1.81587757425687" calcext:value-type="float">
            <text:p>1.8158775743</text:p>
          </table:table-cell>
        </table:table-row>
        <table:table-row table:style-name="ro1">
          <table:table-cell table:number-columns-repeated="2" office:value-type="float" office:value="-1.06882" calcext:value-type="float">
            <text:p>-1.06882</text:p>
          </table:table-cell>
          <table:table-cell office:value-type="float" office:value="1.17206" calcext:value-type="float">
            <text:p>1.17206</text:p>
          </table:table-cell>
          <table:table-cell office:value-type="float" office:value="1.87649" calcext:value-type="float">
            <text:p>1.87649</text:p>
          </table:table-cell>
          <table:table-cell office:value-type="float" office:value="1548110224174587" calcext:value-type="float">
            <text:p>1548110224174587</text:p>
          </table:table-cell>
          <table:table-cell table:formula="of:=([.E32]-[.$E$1])/1000000" office:value-type="float" office:value="1548110224.17459" calcext:value-type="float">
            <text:p>1548110224.17459</text:p>
          </table:table-cell>
          <table:table-cell table:formula="of:=SQRT([.C32]*[.C32]+[.D32]*[.D32])" office:value-type="float" office:value="2.21245098560397" calcext:value-type="float">
            <text:p>2.2124509856</text:p>
          </table:table-cell>
        </table:table-row>
        <table:table-row table:style-name="ro1">
          <table:table-cell table:number-columns-repeated="2" office:value-type="float" office:value="-1.04433" calcext:value-type="float">
            <text:p>-1.04433</text:p>
          </table:table-cell>
          <table:table-cell office:value-type="float" office:value="1.1996" calcext:value-type="float">
            <text:p>1.1996</text:p>
          </table:table-cell>
          <table:table-cell office:value-type="float" office:value="1.82447" calcext:value-type="float">
            <text:p>1.82447</text:p>
          </table:table-cell>
          <table:table-cell office:value-type="float" office:value="1548110224191300" calcext:value-type="float">
            <text:p>1548110224191300</text:p>
          </table:table-cell>
          <table:table-cell table:formula="of:=([.E33]-[.$E$1])/1000000" office:value-type="float" office:value="1548110224.1913" calcext:value-type="float">
            <text:p>1548110224.1913</text:p>
          </table:table-cell>
          <table:table-cell table:formula="of:=SQRT([.C33]*[.C33]+[.D33]*[.D33])" office:value-type="float" office:value="2.18351343959683" calcext:value-type="float">
            <text:p>2.1835134396</text:p>
          </table:table-cell>
        </table:table-row>
        <table:table-row table:style-name="ro1">
          <table:table-cell table:number-columns-repeated="2" office:value-type="float" office:value="-1.03808" calcext:value-type="float">
            <text:p>-1.03808</text:p>
          </table:table-cell>
          <table:table-cell office:value-type="float" office:value="1.00564" calcext:value-type="float">
            <text:p>1.00564</text:p>
          </table:table-cell>
          <table:table-cell office:value-type="float" office:value="1.61601" calcext:value-type="float">
            <text:p>1.61601</text:p>
          </table:table-cell>
          <table:table-cell office:value-type="float" office:value="1548110224208096" calcext:value-type="float">
            <text:p>1548110224208096</text:p>
          </table:table-cell>
          <table:table-cell table:formula="of:=([.E34]-[.$E$1])/1000000" office:value-type="float" office:value="1548110224.2081" calcext:value-type="float">
            <text:p>1548110224.2081</text:p>
          </table:table-cell>
          <table:table-cell table:formula="of:=SQRT([.C34]*[.C34]+[.D34]*[.D34])" office:value-type="float" office:value="1.90336547454765" calcext:value-type="float">
            <text:p>1.9033654745</text:p>
          </table:table-cell>
        </table:table-row>
        <table:table-row table:style-name="ro1">
          <table:table-cell table:number-columns-repeated="2" office:value-type="float" office:value="-1.01389" calcext:value-type="float">
            <text:p>-1.01389</text:p>
          </table:table-cell>
          <table:table-cell office:value-type="float" office:value="1.11824" calcext:value-type="float">
            <text:p>1.11824</text:p>
          </table:table-cell>
          <table:table-cell office:value-type="float" office:value="1.9021" calcext:value-type="float">
            <text:p>1.9021</text:p>
          </table:table-cell>
          <table:table-cell office:value-type="float" office:value="1548110224224908" calcext:value-type="float">
            <text:p>1548110224224908</text:p>
          </table:table-cell>
          <table:table-cell table:formula="of:=([.E35]-[.$E$1])/1000000" office:value-type="float" office:value="1548110224.22491" calcext:value-type="float">
            <text:p>1548110224.22491</text:p>
          </table:table-cell>
          <table:table-cell table:formula="of:=SQRT([.C35]*[.C35]+[.D35]*[.D35])" office:value-type="float" office:value="2.20645532644556" calcext:value-type="float">
            <text:p>2.2064553264</text:p>
          </table:table-cell>
        </table:table-row>
        <table:table-row table:style-name="ro1">
          <table:table-cell table:number-columns-repeated="2" office:value-type="float" office:value="-0.992456" calcext:value-type="float">
            <text:p>-0.992456</text:p>
          </table:table-cell>
          <table:table-cell office:value-type="float" office:value="1.09387" calcext:value-type="float">
            <text:p>1.09387</text:p>
          </table:table-cell>
          <table:table-cell office:value-type="float" office:value="1.87313" calcext:value-type="float">
            <text:p>1.87313</text:p>
          </table:table-cell>
          <table:table-cell office:value-type="float" office:value="1548110224241791" calcext:value-type="float">
            <text:p>1548110224241791</text:p>
          </table:table-cell>
          <table:table-cell table:formula="of:=([.E36]-[.$E$1])/1000000" office:value-type="float" office:value="1548110224.24179" calcext:value-type="float">
            <text:p>1548110224.24179</text:p>
          </table:table-cell>
          <table:table-cell table:formula="of:=SQRT([.C36]*[.C36]+[.D36]*[.D36])" office:value-type="float" office:value="2.16913982347842" calcext:value-type="float">
            <text:p>2.1691398235</text:p>
          </table:table-cell>
        </table:table-row>
        <table:table-row table:style-name="ro1">
          <table:table-cell table:number-columns-repeated="2" office:value-type="float" office:value="-0.980886" calcext:value-type="float">
            <text:p>-0.980886</text:p>
          </table:table-cell>
          <table:table-cell office:value-type="float" office:value="1.1152" calcext:value-type="float">
            <text:p>1.1152</text:p>
          </table:table-cell>
          <table:table-cell office:value-type="float" office:value="1.64991" calcext:value-type="float">
            <text:p>1.64991</text:p>
          </table:table-cell>
          <table:table-cell office:value-type="float" office:value="1548110224258415" calcext:value-type="float">
            <text:p>1548110224258415</text:p>
          </table:table-cell>
          <table:table-cell table:formula="of:=([.E37]-[.$E$1])/1000000" office:value-type="float" office:value="1548110224.25842" calcext:value-type="float">
            <text:p>1548110224.25842</text:p>
          </table:table-cell>
          <table:table-cell table:formula="of:=SQRT([.C37]*[.C37]+[.D37]*[.D37])" office:value-type="float" office:value="1.99145023741494" calcext:value-type="float">
            <text:p>1.9914502374</text:p>
          </table:table-cell>
        </table:table-row>
        <table:table-row table:style-name="ro1">
          <table:table-cell table:number-columns-repeated="2" office:value-type="float" office:value="-0.955374" calcext:value-type="float">
            <text:p>-0.955374</text:p>
          </table:table-cell>
          <table:table-cell office:value-type="float" office:value="1.20396" calcext:value-type="float">
            <text:p>1.20396</text:p>
          </table:table-cell>
          <table:table-cell office:value-type="float" office:value="1.91475" calcext:value-type="float">
            <text:p>1.91475</text:p>
          </table:table-cell>
          <table:table-cell office:value-type="float" office:value="1548110224275194" calcext:value-type="float">
            <text:p>1548110224275194</text:p>
          </table:table-cell>
          <table:table-cell table:formula="of:=([.E38]-[.$E$1])/1000000" office:value-type="float" office:value="1548110224.27519" calcext:value-type="float">
            <text:p>1548110224.27519</text:p>
          </table:table-cell>
          <table:table-cell table:formula="of:=SQRT([.C38]*[.C38]+[.D38]*[.D38])" office:value-type="float" office:value="2.26181061189924" calcext:value-type="float">
            <text:p>2.2618106119</text:p>
          </table:table-cell>
        </table:table-row>
        <table:table-row table:style-name="ro1">
          <table:table-cell table:number-columns-repeated="2" office:value-type="float" office:value="-0.936542" calcext:value-type="float">
            <text:p>-0.936542</text:p>
          </table:table-cell>
          <table:table-cell office:value-type="float" office:value="1.06588" calcext:value-type="float">
            <text:p>1.06588</text:p>
          </table:table-cell>
          <table:table-cell office:value-type="float" office:value="1.72476" calcext:value-type="float">
            <text:p>1.72476</text:p>
          </table:table-cell>
          <table:table-cell office:value-type="float" office:value="1548110224291996" calcext:value-type="float">
            <text:p>1548110224291996</text:p>
          </table:table-cell>
          <table:table-cell table:formula="of:=([.E39]-[.$E$1])/1000000" office:value-type="float" office:value="1548110224.292" calcext:value-type="float">
            <text:p>1548110224.292</text:p>
          </table:table-cell>
          <table:table-cell table:formula="of:=SQRT([.C39]*[.C39]+[.D39]*[.D39])" office:value-type="float" office:value="2.02753476714951" calcext:value-type="float">
            <text:p>2.0275347671</text:p>
          </table:table-cell>
        </table:table-row>
        <table:table-row table:style-name="ro1">
          <table:table-cell table:number-columns-repeated="2" office:value-type="float" office:value="-0.928059" calcext:value-type="float">
            <text:p>-0.928059</text:p>
          </table:table-cell>
          <table:table-cell office:value-type="float" office:value="0.992335" calcext:value-type="float">
            <text:p>0.992335</text:p>
          </table:table-cell>
          <table:table-cell office:value-type="float" office:value="1.6208" calcext:value-type="float">
            <text:p>1.6208</text:p>
          </table:table-cell>
          <table:table-cell office:value-type="float" office:value="1548110224308805" calcext:value-type="float">
            <text:p>1548110224308805</text:p>
          </table:table-cell>
          <table:table-cell table:formula="of:=([.E40]-[.$E$1])/1000000" office:value-type="float" office:value="1548110224.30881" calcext:value-type="float">
            <text:p>1548110224.30881</text:p>
          </table:table-cell>
          <table:table-cell table:formula="of:=SQRT([.C40]*[.C40]+[.D40]*[.D40])" office:value-type="float" office:value="1.90045294396494" calcext:value-type="float">
            <text:p>1.900452944</text:p>
          </table:table-cell>
        </table:table-row>
        <table:table-row table:style-name="ro1">
          <table:table-cell table:number-columns-repeated="2" office:value-type="float" office:value="-0.901165" calcext:value-type="float">
            <text:p>-0.901165</text:p>
          </table:table-cell>
          <table:table-cell office:value-type="float" office:value="1.18731" calcext:value-type="float">
            <text:p>1.18731</text:p>
          </table:table-cell>
          <table:table-cell office:value-type="float" office:value="1.90352" calcext:value-type="float">
            <text:p>1.90352</text:p>
          </table:table-cell>
          <table:table-cell office:value-type="float" office:value="1548110224325600" calcext:value-type="float">
            <text:p>1548110224325600</text:p>
          </table:table-cell>
          <table:table-cell table:formula="of:=([.E41]-[.$E$1])/1000000" office:value-type="float" office:value="1548110224.3256" calcext:value-type="float">
            <text:p>1548110224.3256</text:p>
          </table:table-cell>
          <table:table-cell table:formula="of:=SQRT([.C41]*[.C41]+[.D41]*[.D41])" office:value-type="float" office:value="2.24345568855282" calcext:value-type="float">
            <text:p>2.2434556886</text:p>
          </table:table-cell>
        </table:table-row>
        <table:table-row table:style-name="ro1">
          <table:table-cell table:number-columns-repeated="2" office:value-type="float" office:value="-0.884148" calcext:value-type="float">
            <text:p>-0.884148</text:p>
          </table:table-cell>
          <table:table-cell office:value-type="float" office:value="1.01024" calcext:value-type="float">
            <text:p>1.01024</text:p>
          </table:table-cell>
          <table:table-cell office:value-type="float" office:value="1.75268" calcext:value-type="float">
            <text:p>1.75268</text:p>
          </table:table-cell>
          <table:table-cell office:value-type="float" office:value="1548110224342351" calcext:value-type="float">
            <text:p>1548110224342351</text:p>
          </table:table-cell>
          <table:table-cell table:formula="of:=([.E42]-[.$E$1])/1000000" office:value-type="float" office:value="1548110224.34235" calcext:value-type="float">
            <text:p>1548110224.34235</text:p>
          </table:table-cell>
          <table:table-cell table:formula="of:=SQRT([.C42]*[.C42]+[.D42]*[.D42])" office:value-type="float" office:value="2.02298592184919" calcext:value-type="float">
            <text:p>2.0229859218</text:p>
          </table:table-cell>
        </table:table-row>
        <table:table-row table:style-name="ro1">
          <table:table-cell table:number-columns-repeated="2" office:value-type="float" office:value="-0.874909" calcext:value-type="float">
            <text:p>-0.874909</text:p>
          </table:table-cell>
          <table:table-cell office:value-type="float" office:value="0.981071" calcext:value-type="float">
            <text:p>0.981071</text:p>
          </table:table-cell>
          <table:table-cell office:value-type="float" office:value="1.56951" calcext:value-type="float">
            <text:p>1.56951</text:p>
          </table:table-cell>
          <table:table-cell office:value-type="float" office:value="1548110224359083" calcext:value-type="float">
            <text:p>1548110224359083</text:p>
          </table:table-cell>
          <table:table-cell table:formula="of:=([.E43]-[.$E$1])/1000000" office:value-type="float" office:value="1548110224.35908" calcext:value-type="float">
            <text:p>1548110224.35908</text:p>
          </table:table-cell>
          <table:table-cell table:formula="of:=SQRT([.C43]*[.C43]+[.D43]*[.D43])" office:value-type="float" office:value="1.85090841133239" calcext:value-type="float">
            <text:p>1.8509084113</text:p>
          </table:table-cell>
        </table:table-row>
        <table:table-row table:style-name="ro1">
          <table:table-cell table:number-columns-repeated="2" office:value-type="float" office:value="-0.849604" calcext:value-type="float">
            <text:p>-0.849604</text:p>
          </table:table-cell>
          <table:table-cell office:value-type="float" office:value="1.13831" calcext:value-type="float">
            <text:p>1.13831</text:p>
          </table:table-cell>
          <table:table-cell office:value-type="float" office:value="1.80279" calcext:value-type="float">
            <text:p>1.80279</text:p>
          </table:table-cell>
          <table:table-cell office:value-type="float" office:value="1548110224375856" calcext:value-type="float">
            <text:p>1548110224375856</text:p>
          </table:table-cell>
          <table:table-cell table:formula="of:=([.E44]-[.$E$1])/1000000" office:value-type="float" office:value="1548110224.37586" calcext:value-type="float">
            <text:p>1548110224.37586</text:p>
          </table:table-cell>
          <table:table-cell table:formula="of:=SQRT([.C44]*[.C44]+[.D44]*[.D44])" office:value-type="float" office:value="2.13208851603305" calcext:value-type="float">
            <text:p>2.132088516</text:p>
          </table:table-cell>
        </table:table-row>
        <table:table-row table:style-name="ro1">
          <table:table-cell table:number-columns-repeated="2" office:value-type="float" office:value="-0.832854" calcext:value-type="float">
            <text:p>-0.832854</text:p>
          </table:table-cell>
          <table:table-cell office:value-type="float" office:value="0.980016" calcext:value-type="float">
            <text:p>0.980016</text:p>
          </table:table-cell>
          <table:table-cell office:value-type="float" office:value="1.64181" calcext:value-type="float">
            <text:p>1.64181</text:p>
          </table:table-cell>
          <table:table-cell office:value-type="float" office:value="1548110224392665" calcext:value-type="float">
            <text:p>1548110224392665</text:p>
          </table:table-cell>
          <table:table-cell table:formula="of:=([.E45]-[.$E$1])/1000000" office:value-type="float" office:value="1548110224.39267" calcext:value-type="float">
            <text:p>1548110224.39267</text:p>
          </table:table-cell>
          <table:table-cell table:formula="of:=SQRT([.C45]*[.C45]+[.D45]*[.D45])" office:value-type="float" office:value="1.9120594751095" calcext:value-type="float">
            <text:p>1.9120594751</text:p>
          </table:table-cell>
        </table:table-row>
        <table:table-row table:style-name="ro1">
          <table:table-cell table:number-columns-repeated="2" office:value-type="float" office:value="-0.824166" calcext:value-type="float">
            <text:p>-0.824166</text:p>
          </table:table-cell>
          <table:table-cell office:value-type="float" office:value="0.942436" calcext:value-type="float">
            <text:p>0.942436</text:p>
          </table:table-cell>
          <table:table-cell office:value-type="float" office:value="1.59575" calcext:value-type="float">
            <text:p>1.59575</text:p>
          </table:table-cell>
          <table:table-cell office:value-type="float" office:value="1548110224409426" calcext:value-type="float">
            <text:p>1548110224409426</text:p>
          </table:table-cell>
          <table:table-cell table:formula="of:=([.E46]-[.$E$1])/1000000" office:value-type="float" office:value="1548110224.40943" calcext:value-type="float">
            <text:p>1548110224.40943</text:p>
          </table:table-cell>
          <table:table-cell table:formula="of:=SQRT([.C46]*[.C46]+[.D46]*[.D46])" office:value-type="float" office:value="1.85326837684022" calcext:value-type="float">
            <text:p>1.8532683768</text:p>
          </table:table-cell>
        </table:table-row>
        <table:table-row table:style-name="ro1">
          <table:table-cell table:number-columns-repeated="2" office:value-type="float" office:value="-0.782621" calcext:value-type="float">
            <text:p>-0.782621</text:p>
          </table:table-cell>
          <table:table-cell office:value-type="float" office:value="1.26251" calcext:value-type="float">
            <text:p>1.26251</text:p>
          </table:table-cell>
          <table:table-cell office:value-type="float" office:value="2.18793" calcext:value-type="float">
            <text:p>2.18793</text:p>
          </table:table-cell>
          <table:table-cell office:value-type="float" office:value="1548110224426215" calcext:value-type="float">
            <text:p>1548110224426215</text:p>
          </table:table-cell>
          <table:table-cell table:formula="of:=([.E47]-[.$E$1])/1000000" office:value-type="float" office:value="1548110224.42622" calcext:value-type="float">
            <text:p>1548110224.42622</text:p>
          </table:table-cell>
          <table:table-cell table:formula="of:=SQRT([.C47]*[.C47]+[.D47]*[.D47])" office:value-type="float" office:value="2.52605803278547" calcext:value-type="float">
            <text:p>2.5260580328</text:p>
          </table:table-cell>
        </table:table-row>
        <table:table-row table:style-name="ro1">
          <table:table-cell table:number-columns-repeated="2" office:value-type="float" office:value="-0.761953" calcext:value-type="float">
            <text:p>-0.761953</text:p>
          </table:table-cell>
          <table:table-cell office:value-type="float" office:value="1.14135" calcext:value-type="float">
            <text:p>1.14135</text:p>
          </table:table-cell>
          <table:table-cell office:value-type="float" office:value="1.86848" calcext:value-type="float">
            <text:p>1.86848</text:p>
          </table:table-cell>
          <table:table-cell office:value-type="float" office:value="1548110224442947" calcext:value-type="float">
            <text:p>1548110224442947</text:p>
          </table:table-cell>
          <table:table-cell table:formula="of:=([.E48]-[.$E$1])/1000000" office:value-type="float" office:value="1548110224.44295" calcext:value-type="float">
            <text:p>1548110224.44295</text:p>
          </table:table-cell>
          <table:table-cell table:formula="of:=SQRT([.C48]*[.C48]+[.D48]*[.D48])" office:value-type="float" office:value="2.18949705021496" calcext:value-type="float">
            <text:p>2.1894970502</text:p>
          </table:table-cell>
        </table:table-row>
        <table:table-row table:style-name="ro1">
          <table:table-cell table:number-columns-repeated="2" office:value-type="float" office:value="-0.75054" calcext:value-type="float">
            <text:p>-0.75054</text:p>
          </table:table-cell>
          <table:table-cell office:value-type="float" office:value="1.14135" calcext:value-type="float">
            <text:p>1.14135</text:p>
          </table:table-cell>
          <table:table-cell office:value-type="float" office:value="1.86848" calcext:value-type="float">
            <text:p>1.86848</text:p>
          </table:table-cell>
          <table:table-cell office:value-type="float" office:value="1548110224459657" calcext:value-type="float">
            <text:p>1548110224459657</text:p>
          </table:table-cell>
          <table:table-cell table:formula="of:=([.E49]-[.$E$1])/1000000" office:value-type="float" office:value="1548110224.45966" calcext:value-type="float">
            <text:p>1548110224.45966</text:p>
          </table:table-cell>
          <table:table-cell table:formula="of:=SQRT([.C49]*[.C49]+[.D49]*[.D49])" office:value-type="float" office:value="2.18949705021496" calcext:value-type="float">
            <text:p>2.1894970502</text:p>
          </table:table-cell>
        </table:table-row>
        <table:table-row table:style-name="ro1">
          <table:table-cell table:number-columns-repeated="2" office:value-type="float" office:value="-0.733269" calcext:value-type="float">
            <text:p>-0.733269</text:p>
          </table:table-cell>
          <table:table-cell office:value-type="float" office:value="0.878438" calcext:value-type="float">
            <text:p>0.878438</text:p>
          </table:table-cell>
          <table:table-cell office:value-type="float" office:value="1.45618" calcext:value-type="float">
            <text:p>1.45618</text:p>
          </table:table-cell>
          <table:table-cell office:value-type="float" office:value="1548110224477163" calcext:value-type="float">
            <text:p>1548110224477163</text:p>
          </table:table-cell>
          <table:table-cell table:formula="of:=([.E50]-[.$E$1])/1000000" office:value-type="float" office:value="1548110224.47716" calcext:value-type="float">
            <text:p>1548110224.47716</text:p>
          </table:table-cell>
          <table:table-cell table:formula="of:=SQRT([.C50]*[.C50]+[.D50]*[.D50])" office:value-type="float" office:value="1.7006215076389" calcext:value-type="float">
            <text:p>1.7006215076</text:p>
          </table:table-cell>
        </table:table-row>
        <table:table-row table:style-name="ro1">
          <table:table-cell table:number-columns-repeated="2" office:value-type="float" office:value="-0.721505" calcext:value-type="float">
            <text:p>-0.721505</text:p>
          </table:table-cell>
          <table:table-cell office:value-type="float" office:value="0.985548" calcext:value-type="float">
            <text:p>0.985548</text:p>
          </table:table-cell>
          <table:table-cell office:value-type="float" office:value="1.51198" calcext:value-type="float">
            <text:p>1.51198</text:p>
          </table:table-cell>
          <table:table-cell office:value-type="float" office:value="1548110224493955" calcext:value-type="float">
            <text:p>1548110224493955</text:p>
          </table:table-cell>
          <table:table-cell table:formula="of:=([.E51]-[.$E$1])/1000000" office:value-type="float" office:value="1548110224.49395" calcext:value-type="float">
            <text:p>1548110224.49395</text:p>
          </table:table-cell>
          <table:table-cell table:formula="of:=SQRT([.C51]*[.C51]+[.D51]*[.D51])" office:value-type="float" office:value="1.80482364254904" calcext:value-type="float">
            <text:p>1.8048236425</text:p>
          </table:table-cell>
        </table:table-row>
        <table:table-row table:style-name="ro1">
          <table:table-cell table:number-columns-repeated="2" office:value-type="float" office:value="-0.698218" calcext:value-type="float">
            <text:p>-0.698218</text:p>
          </table:table-cell>
          <table:table-cell office:value-type="float" office:value="1.08572" calcext:value-type="float">
            <text:p>1.08572</text:p>
          </table:table-cell>
          <table:table-cell office:value-type="float" office:value="1.77501" calcext:value-type="float">
            <text:p>1.77501</text:p>
          </table:table-cell>
          <table:table-cell office:value-type="float" office:value="1548110224510677" calcext:value-type="float">
            <text:p>1548110224510677</text:p>
          </table:table-cell>
          <table:table-cell table:formula="of:=([.E52]-[.$E$1])/1000000" office:value-type="float" office:value="1548110224.51068" calcext:value-type="float">
            <text:p>1548110224.51068</text:p>
          </table:table-cell>
          <table:table-cell table:formula="of:=SQRT([.C52]*[.C52]+[.D52]*[.D52])" office:value-type="float" office:value="2.08073266387107" calcext:value-type="float">
            <text:p>2.0807326639</text:p>
          </table:table-cell>
        </table:table-row>
        <table:table-row table:style-name="ro1">
          <table:table-cell table:number-columns-repeated="2" office:value-type="float" office:value="-0.678789" calcext:value-type="float">
            <text:p>-0.678789</text:p>
          </table:table-cell>
          <table:table-cell office:value-type="float" office:value="1.02576" calcext:value-type="float">
            <text:p>1.02576</text:p>
          </table:table-cell>
          <table:table-cell office:value-type="float" office:value="1.70167" calcext:value-type="float">
            <text:p>1.70167</text:p>
          </table:table-cell>
          <table:table-cell office:value-type="float" office:value="1548110224527380" calcext:value-type="float">
            <text:p>1548110224527380</text:p>
          </table:table-cell>
          <table:table-cell table:formula="of:=([.E53]-[.$E$1])/1000000" office:value-type="float" office:value="1548110224.52738" calcext:value-type="float">
            <text:p>1548110224.52738</text:p>
          </table:table-cell>
          <table:table-cell table:formula="of:=SQRT([.C53]*[.C53]+[.D53]*[.D53])" office:value-type="float" office:value="1.98692334187809" calcext:value-type="float">
            <text:p>1.9869233419</text:p>
          </table:table-cell>
        </table:table-row>
        <table:table-row table:style-name="ro1">
          <table:table-cell table:number-columns-repeated="2" office:value-type="float" office:value="-0.671112" calcext:value-type="float">
            <text:p>-0.671112</text:p>
          </table:table-cell>
          <table:table-cell office:value-type="float" office:value="0.938611" calcext:value-type="float">
            <text:p>0.938611</text:p>
          </table:table-cell>
          <table:table-cell office:value-type="float" office:value="1.58909" calcext:value-type="float">
            <text:p>1.58909</text:p>
          </table:table-cell>
          <table:table-cell office:value-type="float" office:value="1548110224544324" calcext:value-type="float">
            <text:p>1548110224544324</text:p>
          </table:table-cell>
          <table:table-cell table:formula="of:=([.E54]-[.$E$1])/1000000" office:value-type="float" office:value="1548110224.54432" calcext:value-type="float">
            <text:p>1548110224.54432</text:p>
          </table:table-cell>
          <table:table-cell table:formula="of:=SQRT([.C54]*[.C54]+[.D54]*[.D54])" office:value-type="float" office:value="1.84558869670926" calcext:value-type="float">
            <text:p>1.8455886967</text:p>
          </table:table-cell>
        </table:table-row>
        <table:table-row table:style-name="ro1">
          <table:table-cell table:number-columns-repeated="2" office:value-type="float" office:value="-0.650908" calcext:value-type="float">
            <text:p>-0.650908</text:p>
          </table:table-cell>
          <table:table-cell office:value-type="float" office:value="0.978232" calcext:value-type="float">
            <text:p>0.978232</text:p>
          </table:table-cell>
          <table:table-cell office:value-type="float" office:value="1.7713" calcext:value-type="float">
            <text:p>1.7713</text:p>
          </table:table-cell>
          <table:table-cell office:value-type="float" office:value="1548110224561090" calcext:value-type="float">
            <text:p>1548110224561090</text:p>
          </table:table-cell>
          <table:table-cell table:formula="of:=([.E55]-[.$E$1])/1000000" office:value-type="float" office:value="1548110224.56109" calcext:value-type="float">
            <text:p>1548110224.56109</text:p>
          </table:table-cell>
          <table:table-cell table:formula="of:=SQRT([.C55]*[.C55]+[.D55]*[.D55])" office:value-type="float" office:value="2.02347264271697" calcext:value-type="float">
            <text:p>2.0234726427</text:p>
          </table:table-cell>
        </table:table-row>
        <table:table-row table:style-name="ro1">
          <table:table-cell table:number-columns-repeated="2" office:value-type="float" office:value="-0.632204" calcext:value-type="float">
            <text:p>-0.632204</text:p>
          </table:table-cell>
          <table:table-cell office:value-type="float" office:value="0.955568" calcext:value-type="float">
            <text:p>0.955568</text:p>
          </table:table-cell>
          <table:table-cell office:value-type="float" office:value="1.67522" calcext:value-type="float">
            <text:p>1.67522</text:p>
          </table:table-cell>
          <table:table-cell office:value-type="float" office:value="1548110224577852" calcext:value-type="float">
            <text:p>1548110224577852</text:p>
          </table:table-cell>
          <table:table-cell table:formula="of:=([.E56]-[.$E$1])/1000000" office:value-type="float" office:value="1548110224.57785" calcext:value-type="float">
            <text:p>1548110224.57785</text:p>
          </table:table-cell>
          <table:table-cell table:formula="of:=SQRT([.C56]*[.C56]+[.D56]*[.D56])" office:value-type="float" office:value="1.92859333479715" calcext:value-type="float">
            <text:p>1.9285933348</text:p>
          </table:table-cell>
        </table:table-row>
        <table:table-row table:style-name="ro1">
          <table:table-cell table:number-columns-repeated="2" office:value-type="float" office:value="-0.624442" calcext:value-type="float">
            <text:p>-0.624442</text:p>
          </table:table-cell>
          <table:table-cell office:value-type="float" office:value="0.894979" calcext:value-type="float">
            <text:p>0.894979</text:p>
          </table:table-cell>
          <table:table-cell office:value-type="float" office:value="1.54952" calcext:value-type="float">
            <text:p>1.54952</text:p>
          </table:table-cell>
          <table:table-cell office:value-type="float" office:value="1548110224594582" calcext:value-type="float">
            <text:p>1548110224594582</text:p>
          </table:table-cell>
          <table:table-cell table:formula="of:=([.E57]-[.$E$1])/1000000" office:value-type="float" office:value="1548110224.59458" calcext:value-type="float">
            <text:p>1548110224.59458</text:p>
          </table:table-cell>
          <table:table-cell table:formula="of:=SQRT([.C57]*[.C57]+[.D57]*[.D57])" office:value-type="float" office:value="1.78941321131845" calcext:value-type="float">
            <text:p>1.7894132113</text:p>
          </table:table-cell>
        </table:table-row>
        <table:table-row table:style-name="ro1">
          <table:table-cell table:number-columns-repeated="2" office:value-type="float" office:value="-0.601824" calcext:value-type="float">
            <text:p>-0.601824</text:p>
          </table:table-cell>
          <table:table-cell office:value-type="float" office:value="1.02551" calcext:value-type="float">
            <text:p>1.02551</text:p>
          </table:table-cell>
          <table:table-cell office:value-type="float" office:value="1.76025" calcext:value-type="float">
            <text:p>1.76025</text:p>
          </table:table-cell>
          <table:table-cell office:value-type="float" office:value="1548110224611364" calcext:value-type="float">
            <text:p>1548110224611364</text:p>
          </table:table-cell>
          <table:table-cell table:formula="of:=([.E58]-[.$E$1])/1000000" office:value-type="float" office:value="1548110224.61136" calcext:value-type="float">
            <text:p>1548110224.61136</text:p>
          </table:table-cell>
          <table:table-cell table:formula="of:=SQRT([.C58]*[.C58]+[.D58]*[.D58])" office:value-type="float" office:value="2.03719189636126" calcext:value-type="float">
            <text:p>2.0371918964</text:p>
          </table:table-cell>
        </table:table-row>
        <table:table-row table:style-name="ro1">
          <table:table-cell table:number-columns-repeated="2" office:value-type="float" office:value="-0.581162" calcext:value-type="float">
            <text:p>-0.581162</text:p>
          </table:table-cell>
          <table:table-cell office:value-type="float" office:value="1.02951" calcext:value-type="float">
            <text:p>1.02951</text:p>
          </table:table-cell>
          <table:table-cell office:value-type="float" office:value="1.60121" calcext:value-type="float">
            <text:p>1.60121</text:p>
          </table:table-cell>
          <table:table-cell office:value-type="float" office:value="1548110224628081" calcext:value-type="float">
            <text:p>1548110224628081</text:p>
          </table:table-cell>
          <table:table-cell table:formula="of:=([.E59]-[.$E$1])/1000000" office:value-type="float" office:value="1548110224.62808" calcext:value-type="float">
            <text:p>1548110224.62808</text:p>
          </table:table-cell>
          <table:table-cell table:formula="of:=SQRT([.C59]*[.C59]+[.D59]*[.D59])" office:value-type="float" office:value="1.90361873919123" calcext:value-type="float">
            <text:p>1.9036187392</text:p>
          </table:table-cell>
        </table:table-row>
        <table:table-row table:style-name="ro1">
          <table:table-cell table:number-columns-repeated="2" office:value-type="float" office:value="-0.576783" calcext:value-type="float">
            <text:p>-0.576783</text:p>
          </table:table-cell>
          <table:table-cell office:value-type="float" office:value="0.829564" calcext:value-type="float">
            <text:p>0.829564</text:p>
          </table:table-cell>
          <table:table-cell office:value-type="float" office:value="1.55887" calcext:value-type="float">
            <text:p>1.55887</text:p>
          </table:table-cell>
          <table:table-cell office:value-type="float" office:value="1548110224644844" calcext:value-type="float">
            <text:p>1548110224644844</text:p>
          </table:table-cell>
          <table:table-cell table:formula="of:=([.E60]-[.$E$1])/1000000" office:value-type="float" office:value="1548110224.64484" calcext:value-type="float">
            <text:p>1548110224.64484</text:p>
          </table:table-cell>
          <table:table-cell table:formula="of:=SQRT([.C60]*[.C60]+[.D60]*[.D60])" office:value-type="float" office:value="1.76585732917357" calcext:value-type="float">
            <text:p>1.7658573292</text:p>
          </table:table-cell>
        </table:table-row>
        <table:table-row table:style-name="ro1">
          <table:table-cell table:number-columns-repeated="2" office:value-type="float" office:value="-0.55368" calcext:value-type="float">
            <text:p>-0.55368</text:p>
          </table:table-cell>
          <table:table-cell office:value-type="float" office:value="1.00974" calcext:value-type="float">
            <text:p>1.00974</text:p>
          </table:table-cell>
          <table:table-cell office:value-type="float" office:value="1.76721" calcext:value-type="float">
            <text:p>1.76721</text:p>
          </table:table-cell>
          <table:table-cell office:value-type="float" office:value="1548110224661559" calcext:value-type="float">
            <text:p>1548110224661559</text:p>
          </table:table-cell>
          <table:table-cell table:formula="of:=([.E61]-[.$E$1])/1000000" office:value-type="float" office:value="1548110224.66156" calcext:value-type="float">
            <text:p>1548110224.66156</text:p>
          </table:table-cell>
          <table:table-cell table:formula="of:=SQRT([.C61]*[.C61]+[.D61]*[.D61])" office:value-type="float" office:value="2.03533929645649" calcext:value-type="float">
            <text:p>2.0353392965</text:p>
          </table:table-cell>
        </table:table-row>
        <table:table-row table:style-name="ro1">
          <table:table-cell table:number-columns-repeated="2" office:value-type="float" office:value="-0.54512" calcext:value-type="float">
            <text:p>-0.54512</text:p>
          </table:table-cell>
          <table:table-cell office:value-type="float" office:value="0.954822" calcext:value-type="float">
            <text:p>0.954822</text:p>
          </table:table-cell>
          <table:table-cell office:value-type="float" office:value="1.58541" calcext:value-type="float">
            <text:p>1.58541</text:p>
          </table:table-cell>
          <table:table-cell office:value-type="float" office:value="1548110224678398" calcext:value-type="float">
            <text:p>1548110224678398</text:p>
          </table:table-cell>
          <table:table-cell table:formula="of:=([.E62]-[.$E$1])/1000000" office:value-type="float" office:value="1548110224.6784" calcext:value-type="float">
            <text:p>1548110224.6784</text:p>
          </table:table-cell>
          <table:table-cell table:formula="of:=SQRT([.C62]*[.C62]+[.D62]*[.D62])" office:value-type="float" office:value="1.85073226582993" calcext:value-type="float">
            <text:p>1.8507322658</text:p>
          </table:table-cell>
        </table:table-row>
        <table:table-row table:style-name="ro1">
          <table:table-cell table:number-columns-repeated="2" office:value-type="float" office:value="-0.520743" calcext:value-type="float">
            <text:p>-0.520743</text:p>
          </table:table-cell>
          <table:table-cell office:value-type="float" office:value="1.10217" calcext:value-type="float">
            <text:p>1.10217</text:p>
          </table:table-cell>
          <table:table-cell office:value-type="float" office:value="1.81352" calcext:value-type="float">
            <text:p>1.81352</text:p>
          </table:table-cell>
          <table:table-cell office:value-type="float" office:value="1548110224695156" calcext:value-type="float">
            <text:p>1548110224695156</text:p>
          </table:table-cell>
          <table:table-cell table:formula="of:=([.E63]-[.$E$1])/1000000" office:value-type="float" office:value="1548110224.69516" calcext:value-type="float">
            <text:p>1548110224.69516</text:p>
          </table:table-cell>
          <table:table-cell table:formula="of:=SQRT([.C63]*[.C63]+[.D63]*[.D63])" office:value-type="float" office:value="2.12217659474889" calcext:value-type="float">
            <text:p>2.1221765947</text:p>
          </table:table-cell>
        </table:table-row>
        <table:table-row table:style-name="ro1">
          <table:table-cell table:number-columns-repeated="2" office:value-type="float" office:value="-0.50339" calcext:value-type="float">
            <text:p>-0.50339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1.7401" calcext:value-type="float">
            <text:p>1.7401</text:p>
          </table:table-cell>
          <table:table-cell office:value-type="float" office:value="1548110224712095" calcext:value-type="float">
            <text:p>1548110224712095</text:p>
          </table:table-cell>
          <table:table-cell table:formula="of:=([.E64]-[.$E$1])/1000000" office:value-type="float" office:value="1548110224.7121" calcext:value-type="float">
            <text:p>1548110224.7121</text:p>
          </table:table-cell>
          <table:table-cell table:formula="of:=SQRT([.C64]*[.C64]+[.D64]*[.D64])" office:value-type="float" office:value="1.99663210981117" calcext:value-type="float">
            <text:p>1.9966321098</text:p>
          </table:table-cell>
        </table:table-row>
        <table:table-row table:style-name="ro1">
          <table:table-cell table:number-columns-repeated="2" office:value-type="float" office:value="-0.497923" calcext:value-type="float">
            <text:p>-0.497923</text:p>
          </table:table-cell>
          <table:table-cell office:value-type="float" office:value="0.83304" calcext:value-type="float">
            <text:p>0.83304</text:p>
          </table:table-cell>
          <table:table-cell office:value-type="float" office:value="1.50844" calcext:value-type="float">
            <text:p>1.50844</text:p>
          </table:table-cell>
          <table:table-cell office:value-type="float" office:value="1548110224728657" calcext:value-type="float">
            <text:p>1548110224728657</text:p>
          </table:table-cell>
          <table:table-cell table:formula="of:=([.E65]-[.$E$1])/1000000" office:value-type="float" office:value="1548110224.72866" calcext:value-type="float">
            <text:p>1548110224.72866</text:p>
          </table:table-cell>
          <table:table-cell table:formula="of:=SQRT([.C65]*[.C65]+[.D65]*[.D65])" office:value-type="float" office:value="1.72317929281895" calcext:value-type="float">
            <text:p>1.7231792928</text:p>
          </table:table-cell>
        </table:table-row>
        <table:table-row table:style-name="ro1">
          <table:table-cell table:number-columns-repeated="2" office:value-type="float" office:value="-0.475882" calcext:value-type="float">
            <text:p>-0.475882</text:p>
          </table:table-cell>
          <table:table-cell office:value-type="float" office:value="0.981915" calcext:value-type="float">
            <text:p>0.981915</text:p>
          </table:table-cell>
          <table:table-cell office:value-type="float" office:value="1.69688" calcext:value-type="float">
            <text:p>1.69688</text:p>
          </table:table-cell>
          <table:table-cell office:value-type="float" office:value="1548110224745424" calcext:value-type="float">
            <text:p>1548110224745424</text:p>
          </table:table-cell>
          <table:table-cell table:formula="of:=([.E66]-[.$E$1])/1000000" office:value-type="float" office:value="1548110224.74542" calcext:value-type="float">
            <text:p>1548110224.74542</text:p>
          </table:table-cell>
          <table:table-cell table:formula="of:=SQRT([.C66]*[.C66]+[.D66]*[.D66])" office:value-type="float" office:value="1.96049963061078" calcext:value-type="float">
            <text:p>1.9604996306</text:p>
          </table:table-cell>
        </table:table-row>
        <table:table-row table:style-name="ro1">
          <table:table-cell table:number-columns-repeated="2" office:value-type="float" office:value="-0.468007" calcext:value-type="float">
            <text:p>-0.468007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1.5268" calcext:value-type="float">
            <text:p>1.5268</text:p>
          </table:table-cell>
          <table:table-cell office:value-type="float" office:value="1548110224762232" calcext:value-type="float">
            <text:p>1548110224762232</text:p>
          </table:table-cell>
          <table:table-cell table:formula="of:=([.E67]-[.$E$1])/1000000" office:value-type="float" office:value="1548110224.76223" calcext:value-type="float">
            <text:p>1548110224.76223</text:p>
          </table:table-cell>
          <table:table-cell table:formula="of:=SQRT([.C67]*[.C67]+[.D67]*[.D67])" office:value-type="float" office:value="1.77867560063773" calcext:value-type="float">
            <text:p>1.7786756006</text:p>
          </table:table-cell>
        </table:table-row>
        <table:table-row table:style-name="ro1">
          <table:table-cell table:number-columns-repeated="2" office:value-type="float" office:value="-0.444173" calcext:value-type="float">
            <text:p>-0.444173</text:p>
          </table:table-cell>
          <table:table-cell office:value-type="float" office:value="1.06827" calcext:value-type="float">
            <text:p>1.06827</text:p>
          </table:table-cell>
          <table:table-cell office:value-type="float" office:value="1.83994" calcext:value-type="float">
            <text:p>1.83994</text:p>
          </table:table-cell>
          <table:table-cell office:value-type="float" office:value="1548110224778994" calcext:value-type="float">
            <text:p>1548110224778994</text:p>
          </table:table-cell>
          <table:table-cell table:formula="of:=([.E68]-[.$E$1])/1000000" office:value-type="float" office:value="1548110224.77899" calcext:value-type="float">
            <text:p>1548110224.77899</text:p>
          </table:table-cell>
          <table:table-cell table:formula="of:=SQRT([.C68]*[.C68]+[.D68]*[.D68])" office:value-type="float" office:value="2.12757608477347" calcext:value-type="float">
            <text:p>2.1275760848</text:p>
          </table:table-cell>
        </table:table-row>
        <table:table-row table:style-name="ro1">
          <table:table-cell table:number-columns-repeated="2" office:value-type="float" office:value="-0.425218" calcext:value-type="float">
            <text:p>-0.425218</text:p>
          </table:table-cell>
          <table:table-cell office:value-type="float" office:value="1.00502" calcext:value-type="float">
            <text:p>1.00502</text:p>
          </table:table-cell>
          <table:table-cell office:value-type="float" office:value="1.75573" calcext:value-type="float">
            <text:p>1.75573</text:p>
          </table:table-cell>
          <table:table-cell office:value-type="float" office:value="1548110224795820" calcext:value-type="float">
            <text:p>1548110224795820</text:p>
          </table:table-cell>
          <table:table-cell table:formula="of:=([.E69]-[.$E$1])/1000000" office:value-type="float" office:value="1548110224.79582" calcext:value-type="float">
            <text:p>1548110224.79582</text:p>
          </table:table-cell>
          <table:table-cell table:formula="of:=SQRT([.C69]*[.C69]+[.D69]*[.D69])" office:value-type="float" office:value="2.02303065555122" calcext:value-type="float">
            <text:p>2.0230306556</text:p>
          </table:table-cell>
        </table:table-row>
        <table:table-row table:style-name="ro1">
          <table:table-cell table:number-columns-repeated="2" office:value-type="float" office:value="-0.422645" calcext:value-type="float">
            <text:p>-0.422645</text:p>
          </table:table-cell>
          <table:table-cell office:value-type="float" office:value="0.75245" calcext:value-type="float">
            <text:p>0.75245</text:p>
          </table:table-cell>
          <table:table-cell office:value-type="float" office:value="1.50406" calcext:value-type="float">
            <text:p>1.50406</text:p>
          </table:table-cell>
          <table:table-cell office:value-type="float" office:value="1548110224812621" calcext:value-type="float">
            <text:p>1548110224812621</text:p>
          </table:table-cell>
          <table:table-cell table:formula="of:=([.E70]-[.$E$1])/1000000" office:value-type="float" office:value="1548110224.81262" calcext:value-type="float">
            <text:p>1548110224.81262</text:p>
          </table:table-cell>
          <table:table-cell table:formula="of:=SQRT([.C70]*[.C70]+[.D70]*[.D70])" office:value-type="float" office:value="1.68177807278487" calcext:value-type="float">
            <text:p>1.6817780728</text:p>
          </table:table-cell>
        </table:table-row>
        <table:table-row table:style-name="ro1">
          <table:table-cell table:number-columns-repeated="2" office:value-type="float" office:value="-0.391981" calcext:value-type="float">
            <text:p>-0.391981</text:p>
          </table:table-cell>
          <table:table-cell office:value-type="float" office:value="0.927807" calcext:value-type="float">
            <text:p>0.927807</text:p>
          </table:table-cell>
          <table:table-cell office:value-type="float" office:value="1.73179" calcext:value-type="float">
            <text:p>1.73179</text:p>
          </table:table-cell>
          <table:table-cell office:value-type="float" office:value="1548110224834722" calcext:value-type="float">
            <text:p>1548110224834722</text:p>
          </table:table-cell>
          <table:table-cell table:formula="of:=([.E71]-[.$E$1])/1000000" office:value-type="float" office:value="1548110224.83472" calcext:value-type="float">
            <text:p>1548110224.83472</text:p>
          </table:table-cell>
          <table:table-cell table:formula="of:=SQRT([.C71]*[.C71]+[.D71]*[.D71])" office:value-type="float" office:value="1.96466853014675" calcext:value-type="float">
            <text:p>1.9646685301</text:p>
          </table:table-cell>
        </table:table-row>
        <table:table-row table:style-name="ro1">
          <table:table-cell table:number-columns-repeated="2" office:value-type="float" office:value="-0.380707" calcext:value-type="float">
            <text:p>-0.380707</text:p>
          </table:table-cell>
          <table:table-cell office:value-type="float" office:value="0.80309" calcext:value-type="float">
            <text:p>0.80309</text:p>
          </table:table-cell>
          <table:table-cell office:value-type="float" office:value="1.46167" calcext:value-type="float">
            <text:p>1.46167</text:p>
          </table:table-cell>
          <table:table-cell office:value-type="float" office:value="1548110224851954" calcext:value-type="float">
            <text:p>1548110224851954</text:p>
          </table:table-cell>
          <table:table-cell table:formula="of:=([.E72]-[.$E$1])/1000000" office:value-type="float" office:value="1548110224.85195" calcext:value-type="float">
            <text:p>1548110224.85195</text:p>
          </table:table-cell>
          <table:table-cell table:formula="of:=SQRT([.C72]*[.C72]+[.D72]*[.D72])" office:value-type="float" office:value="1.6677627939848" calcext:value-type="float">
            <text:p>1.667762794</text:p>
          </table:table-cell>
        </table:table-row>
        <table:table-row table:style-name="ro1">
          <table:table-cell table:number-columns-repeated="2" office:value-type="float" office:value="-0.357411" calcext:value-type="float">
            <text:p>-0.357411</text:p>
          </table:table-cell>
          <table:table-cell office:value-type="float" office:value="1.01647" calcext:value-type="float">
            <text:p>1.01647</text:p>
          </table:table-cell>
          <table:table-cell office:value-type="float" office:value="1.89407" calcext:value-type="float">
            <text:p>1.89407</text:p>
          </table:table-cell>
          <table:table-cell office:value-type="float" office:value="1548110224868791" calcext:value-type="float">
            <text:p>1548110224868791</text:p>
          </table:table-cell>
          <table:table-cell table:formula="of:=([.E73]-[.$E$1])/1000000" office:value-type="float" office:value="1548110224.86879" calcext:value-type="float">
            <text:p>1548110224.86879</text:p>
          </table:table-cell>
          <table:table-cell table:formula="of:=SQRT([.C73]*[.C73]+[.D73]*[.D73])" office:value-type="float" office:value="2.14958424487155" calcext:value-type="float">
            <text:p>2.1495842449</text:p>
          </table:table-cell>
        </table:table-row>
        <table:table-row table:style-name="ro1">
          <table:table-cell table:number-columns-repeated="2" office:value-type="float" office:value="-0.347864" calcext:value-type="float">
            <text:p>-0.347864</text:p>
          </table:table-cell>
          <table:table-cell office:value-type="float" office:value="0.994162" calcext:value-type="float">
            <text:p>0.994162</text:p>
          </table:table-cell>
          <table:table-cell office:value-type="float" office:value="1.8561" calcext:value-type="float">
            <text:p>1.8561</text:p>
          </table:table-cell>
          <table:table-cell office:value-type="float" office:value="1548110224885565" calcext:value-type="float">
            <text:p>1548110224885565</text:p>
          </table:table-cell>
          <table:table-cell table:formula="of:=([.E74]-[.$E$1])/1000000" office:value-type="float" office:value="1548110224.88557" calcext:value-type="float">
            <text:p>1548110224.88557</text:p>
          </table:table-cell>
          <table:table-cell table:formula="of:=SQRT([.C74]*[.C74]+[.D74]*[.D74])" office:value-type="float" office:value="2.10557956207881" calcext:value-type="float">
            <text:p>2.1055795621</text:p>
          </table:table-cell>
        </table:table-row>
        <table:table-row table:style-name="ro1">
          <table:table-cell table:number-columns-repeated="2" office:value-type="float" office:value="-0.327471" calcext:value-type="float">
            <text:p>-0.327471</text:p>
          </table:table-cell>
          <table:table-cell office:value-type="float" office:value="1.00837" calcext:value-type="float">
            <text:p>1.00837</text:p>
          </table:table-cell>
          <table:table-cell office:value-type="float" office:value="2.00894" calcext:value-type="float">
            <text:p>2.00894</text:p>
          </table:table-cell>
          <table:table-cell office:value-type="float" office:value="1548110224902382" calcext:value-type="float">
            <text:p>1548110224902382</text:p>
          </table:table-cell>
          <table:table-cell table:formula="of:=([.E75]-[.$E$1])/1000000" office:value-type="float" office:value="1548110224.90238" calcext:value-type="float">
            <text:p>1548110224.90238</text:p>
          </table:table-cell>
          <table:table-cell table:formula="of:=SQRT([.C75]*[.C75]+[.D75]*[.D75])" office:value-type="float" office:value="2.2478100410177" calcext:value-type="float">
            <text:p>2.247810041</text:p>
          </table:table-cell>
        </table:table-row>
        <table:table-row table:style-name="ro1">
          <table:table-cell table:number-columns-repeated="2" office:value-type="float" office:value="-0.309819" calcext:value-type="float">
            <text:p>-0.309819</text:p>
          </table:table-cell>
          <table:table-cell office:value-type="float" office:value="0.942449" calcext:value-type="float">
            <text:p>0.942449</text:p>
          </table:table-cell>
          <table:table-cell office:value-type="float" office:value="1.69686" calcext:value-type="float">
            <text:p>1.69686</text:p>
          </table:table-cell>
          <table:table-cell office:value-type="float" office:value="1548110224919185" calcext:value-type="float">
            <text:p>1548110224919185</text:p>
          </table:table-cell>
          <table:table-cell table:formula="of:=([.E76]-[.$E$1])/1000000" office:value-type="float" office:value="1548110224.91919" calcext:value-type="float">
            <text:p>1548110224.91919</text:p>
          </table:table-cell>
          <table:table-cell table:formula="of:=SQRT([.C76]*[.C76]+[.D76]*[.D76])" office:value-type="float" office:value="1.94101622280727" calcext:value-type="float">
            <text:p>1.9410162228</text:p>
          </table:table-cell>
        </table:table-row>
        <table:table-row table:style-name="ro1">
          <table:table-cell table:number-columns-repeated="2" office:value-type="float" office:value="-0.303101" calcext:value-type="float">
            <text:p>-0.303101</text:p>
          </table:table-cell>
          <table:table-cell office:value-type="float" office:value="0.851019" calcext:value-type="float">
            <text:p>0.851019</text:p>
          </table:table-cell>
          <table:table-cell office:value-type="float" office:value="1.42986" calcext:value-type="float">
            <text:p>1.42986</text:p>
          </table:table-cell>
          <table:table-cell office:value-type="float" office:value="1548110224935992" calcext:value-type="float">
            <text:p>1548110224935992</text:p>
          </table:table-cell>
          <table:table-cell table:formula="of:=([.E77]-[.$E$1])/1000000" office:value-type="float" office:value="1548110224.93599" calcext:value-type="float">
            <text:p>1548110224.93599</text:p>
          </table:table-cell>
          <table:table-cell table:formula="of:=SQRT([.C77]*[.C77]+[.D77]*[.D77])" office:value-type="float" office:value="1.66395100828149" calcext:value-type="float">
            <text:p>1.6639510083</text:p>
          </table:table-cell>
        </table:table-row>
        <table:table-row table:style-name="ro1">
          <table:table-cell table:number-columns-repeated="2" office:value-type="float" office:value="-0.283285" calcext:value-type="float">
            <text:p>-0.283285</text:p>
          </table:table-cell>
          <table:table-cell office:value-type="float" office:value="0.92837" calcext:value-type="float">
            <text:p>0.92837</text:p>
          </table:table-cell>
          <table:table-cell office:value-type="float" office:value="1.71958" calcext:value-type="float">
            <text:p>1.71958</text:p>
          </table:table-cell>
          <table:table-cell office:value-type="float" office:value="1548110224952724" calcext:value-type="float">
            <text:p>1548110224952724</text:p>
          </table:table-cell>
          <table:table-cell table:formula="of:=([.E78]-[.$E$1])/1000000" office:value-type="float" office:value="1548110224.95272" calcext:value-type="float">
            <text:p>1548110224.95272</text:p>
          </table:table-cell>
          <table:table-cell table:formula="of:=SQRT([.C78]*[.C78]+[.D78]*[.D78])" office:value-type="float" office:value="1.95418172985524" calcext:value-type="float">
            <text:p>1.9541817299</text:p>
          </table:table-cell>
        </table:table-row>
        <table:table-row table:style-name="ro1">
          <table:table-cell table:number-columns-repeated="2" office:value-type="float" office:value="-0.265459" calcext:value-type="float">
            <text:p>-0.265459</text:p>
          </table:table-cell>
          <table:table-cell office:value-type="float" office:value="0.908874" calcext:value-type="float">
            <text:p>0.908874</text:p>
          </table:table-cell>
          <table:table-cell office:value-type="float" office:value="1.66551" calcext:value-type="float">
            <text:p>1.66551</text:p>
          </table:table-cell>
          <table:table-cell office:value-type="float" office:value="1548110224969541" calcext:value-type="float">
            <text:p>1548110224969541</text:p>
          </table:table-cell>
          <table:table-cell table:formula="of:=([.E79]-[.$E$1])/1000000" office:value-type="float" office:value="1548110224.96954" calcext:value-type="float">
            <text:p>1548110224.96954</text:p>
          </table:table-cell>
          <table:table-cell table:formula="of:=SQRT([.C79]*[.C79]+[.D79]*[.D79])" office:value-type="float" office:value="1.89736014187502" calcext:value-type="float">
            <text:p>1.8973601419</text:p>
          </table:table-cell>
        </table:table-row>
        <table:table-row table:style-name="ro1">
          <table:table-cell table:number-columns-repeated="2" office:value-type="float" office:value="-0.25766" calcext:value-type="float">
            <text:p>-0.25766</text:p>
          </table:table-cell>
          <table:table-cell office:value-type="float" office:value="0.865279" calcext:value-type="float">
            <text:p>0.865279</text:p>
          </table:table-cell>
          <table:table-cell office:value-type="float" office:value="1.45994" calcext:value-type="float">
            <text:p>1.45994</text:p>
          </table:table-cell>
          <table:table-cell office:value-type="float" office:value="1548110224986371" calcext:value-type="float">
            <text:p>1548110224986371</text:p>
          </table:table-cell>
          <table:table-cell table:formula="of:=([.E80]-[.$E$1])/1000000" office:value-type="float" office:value="1548110224.98637" calcext:value-type="float">
            <text:p>1548110224.98637</text:p>
          </table:table-cell>
          <table:table-cell table:formula="of:=SQRT([.C80]*[.C80]+[.D80]*[.D80])" office:value-type="float" office:value="1.6970953277412" calcext:value-type="float">
            <text:p>1.6970953277</text:p>
          </table:table-cell>
        </table:table-row>
        <table:table-row table:style-name="ro1">
          <table:table-cell table:number-columns-repeated="2" office:value-type="float" office:value="-0.23672" calcext:value-type="float">
            <text:p>-0.23672</text:p>
          </table:table-cell>
          <table:table-cell office:value-type="float" office:value="0.965837" calcext:value-type="float">
            <text:p>0.965837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548110225003211" calcext:value-type="float">
            <text:p>1548110225003211</text:p>
          </table:table-cell>
          <table:table-cell table:formula="of:=([.E81]-[.$E$1])/1000000" office:value-type="float" office:value="1548110225.00321" calcext:value-type="float">
            <text:p>1548110225.00321</text:p>
          </table:table-cell>
          <table:table-cell table:formula="of:=SQRT([.C81]*[.C81]+[.D81]*[.D81])" office:value-type="float" office:value="2.0429207392038" calcext:value-type="float">
            <text:p>2.0429207392</text:p>
          </table:table-cell>
        </table:table-row>
        <table:table-row table:style-name="ro1">
          <table:table-cell table:number-columns-repeated="2" office:value-type="float" office:value="-0.221133" calcext:value-type="float">
            <text:p>-0.221133</text:p>
          </table:table-cell>
          <table:table-cell office:value-type="float" office:value="0.867692" calcext:value-type="float">
            <text:p>0.867692</text:p>
          </table:table-cell>
          <table:table-cell office:value-type="float" office:value="1.75431" calcext:value-type="float">
            <text:p>1.75431</text:p>
          </table:table-cell>
          <table:table-cell office:value-type="float" office:value="1548110225020038" calcext:value-type="float">
            <text:p>1548110225020038</text:p>
          </table:table-cell>
          <table:table-cell table:formula="of:=([.E82]-[.$E$1])/1000000" office:value-type="float" office:value="1548110225.02004" calcext:value-type="float">
            <text:p>1548110225.02004</text:p>
          </table:table-cell>
          <table:table-cell table:formula="of:=SQRT([.C82]*[.C82]+[.D82]*[.D82])" office:value-type="float" office:value="1.95716452628899" calcext:value-type="float">
            <text:p>1.9571645263</text:p>
          </table:table-cell>
        </table:table-row>
        <table:table-row table:style-name="ro1">
          <table:table-cell table:number-columns-repeated="2" office:value-type="float" office:value="-0.215198" calcext:value-type="float">
            <text:p>-0.215198</text:p>
          </table:table-cell>
          <table:table-cell office:value-type="float" office:value="0.77502" calcext:value-type="float">
            <text:p>0.77502</text:p>
          </table:table-cell>
          <table:table-cell office:value-type="float" office:value="1.43364" calcext:value-type="float">
            <text:p>1.43364</text:p>
          </table:table-cell>
          <table:table-cell office:value-type="float" office:value="1548110225036754" calcext:value-type="float">
            <text:p>1548110225036754</text:p>
          </table:table-cell>
          <table:table-cell table:formula="of:=([.E83]-[.$E$1])/1000000" office:value-type="float" office:value="1548110225.03675" calcext:value-type="float">
            <text:p>1548110225.03675</text:p>
          </table:table-cell>
          <table:table-cell table:formula="of:=SQRT([.C83]*[.C83]+[.D83]*[.D83])" office:value-type="float" office:value="1.62971765959629" calcext:value-type="float">
            <text:p>1.6297176596</text:p>
          </table:table-cell>
        </table:table-row>
        <table:table-row table:style-name="ro1">
          <table:table-cell table:number-columns-repeated="2" office:value-type="float" office:value="-0.19089" calcext:value-type="float">
            <text:p>-0.19089</text:p>
          </table:table-cell>
          <table:table-cell office:value-type="float" office:value="1.0187" calcext:value-type="float">
            <text:p>1.0187</text:p>
          </table:table-cell>
          <table:table-cell office:value-type="float" office:value="1.74449" calcext:value-type="float">
            <text:p>1.74449</text:p>
          </table:table-cell>
          <table:table-cell office:value-type="float" office:value="1548110225053524" calcext:value-type="float">
            <text:p>1548110225053524</text:p>
          </table:table-cell>
          <table:table-cell table:formula="of:=([.E84]-[.$E$1])/1000000" office:value-type="float" office:value="1548110225.05352" calcext:value-type="float">
            <text:p>1548110225.05352</text:p>
          </table:table-cell>
          <table:table-cell table:formula="of:=SQRT([.C84]*[.C84]+[.D84]*[.D84])" office:value-type="float" office:value="2.02014728425924" calcext:value-type="float">
            <text:p>2.0201472843</text:p>
          </table:table-cell>
        </table:table-row>
        <table:table-row table:style-name="ro1">
          <table:table-cell table:number-columns-repeated="2" office:value-type="float" office:value="-0.17249" calcext:value-type="float">
            <text:p>-0.17249</text:p>
          </table:table-cell>
          <table:table-cell office:value-type="float" office:value="0.966763" calcext:value-type="float">
            <text:p>0.966763</text:p>
          </table:table-cell>
          <table:table-cell office:value-type="float" office:value="1.69166" calcext:value-type="float">
            <text:p>1.69166</text:p>
          </table:table-cell>
          <table:table-cell office:value-type="float" office:value="1548110225070293" calcext:value-type="float">
            <text:p>1548110225070293</text:p>
          </table:table-cell>
          <table:table-cell table:formula="of:=([.E85]-[.$E$1])/1000000" office:value-type="float" office:value="1548110225.07029" calcext:value-type="float">
            <text:p>1548110225.07029</text:p>
          </table:table-cell>
          <table:table-cell table:formula="of:=SQRT([.C85]*[.C85]+[.D85]*[.D85])" office:value-type="float" office:value="1.94842096420897" calcext:value-type="float">
            <text:p>1.9484209642</text:p>
          </table:table-cell>
        </table:table-row>
        <table:table-row table:style-name="ro1">
          <table:table-cell table:number-columns-repeated="2" office:value-type="float" office:value="-0.167019" calcext:value-type="float">
            <text:p>-0.167019</text:p>
          </table:table-cell>
          <table:table-cell office:value-type="float" office:value="0.824919" calcext:value-type="float">
            <text:p>0.824919</text:p>
          </table:table-cell>
          <table:table-cell office:value-type="float" office:value="1.56791" calcext:value-type="float">
            <text:p>1.56791</text:p>
          </table:table-cell>
          <table:table-cell office:value-type="float" office:value="1548110225089293" calcext:value-type="float">
            <text:p>1548110225089293</text:p>
          </table:table-cell>
          <table:table-cell table:formula="of:=([.E86]-[.$E$1])/1000000" office:value-type="float" office:value="1548110225.08929" calcext:value-type="float">
            <text:p>1548110225.08929</text:p>
          </table:table-cell>
          <table:table-cell table:formula="of:=SQRT([.C86]*[.C86]+[.D86]*[.D86])" office:value-type="float" office:value="1.77167523114735" calcext:value-type="float">
            <text:p>1.7716752311</text:p>
          </table:table-cell>
        </table:table-row>
        <table:table-row table:style-name="ro1">
          <table:table-cell table:number-columns-repeated="2" office:value-type="float" office:value="-0.148259" calcext:value-type="float">
            <text:p>-0.148259</text:p>
          </table:table-cell>
          <table:table-cell office:value-type="float" office:value="0.88749" calcext:value-type="float">
            <text:p>0.88749</text:p>
          </table:table-cell>
          <table:table-cell office:value-type="float" office:value="1.80882" calcext:value-type="float">
            <text:p>1.80882</text:p>
          </table:table-cell>
          <table:table-cell office:value-type="float" office:value="1548110225106043" calcext:value-type="float">
            <text:p>1548110225106043</text:p>
          </table:table-cell>
          <table:table-cell table:formula="of:=([.E87]-[.$E$1])/1000000" office:value-type="float" office:value="1548110225.10604" calcext:value-type="float">
            <text:p>1548110225.10604</text:p>
          </table:table-cell>
          <table:table-cell table:formula="of:=SQRT([.C87]*[.C87]+[.D87]*[.D87])" office:value-type="float" office:value="2.01481222264011" calcext:value-type="float">
            <text:p>2.0148122226</text:p>
          </table:table-cell>
        </table:table-row>
        <table:table-row table:style-name="ro1">
          <table:table-cell table:number-columns-repeated="2" office:value-type="float" office:value="-0.131022" calcext:value-type="float">
            <text:p>-0.131022</text:p>
          </table:table-cell>
          <table:table-cell office:value-type="float" office:value="0.874006" calcext:value-type="float">
            <text:p>0.874006</text:p>
          </table:table-cell>
          <table:table-cell office:value-type="float" office:value="1.6573" calcext:value-type="float">
            <text:p>1.6573</text:p>
          </table:table-cell>
          <table:table-cell office:value-type="float" office:value="1548110225122779" calcext:value-type="float">
            <text:p>1548110225122779</text:p>
          </table:table-cell>
          <table:table-cell table:formula="of:=([.E88]-[.$E$1])/1000000" office:value-type="float" office:value="1548110225.12278" calcext:value-type="float">
            <text:p>1548110225.12278</text:p>
          </table:table-cell>
          <table:table-cell table:formula="of:=SQRT([.C88]*[.C88]+[.D88]*[.D88])" office:value-type="float" office:value="1.87364078148294" calcext:value-type="float">
            <text:p>1.8736407815</text:p>
          </table:table-cell>
        </table:table-row>
        <table:table-row table:style-name="ro1">
          <table:table-cell table:number-columns-repeated="2" office:value-type="float" office:value="-0.121125" calcext:value-type="float">
            <text:p>-0.121125</text:p>
          </table:table-cell>
          <table:table-cell office:value-type="float" office:value="0.897702" calcext:value-type="float">
            <text:p>0.897702</text:p>
          </table:table-cell>
          <table:table-cell office:value-type="float" office:value="1.57445" calcext:value-type="float">
            <text:p>1.57445</text:p>
          </table:table-cell>
          <table:table-cell office:value-type="float" office:value="1548110225139568" calcext:value-type="float">
            <text:p>1548110225139568</text:p>
          </table:table-cell>
          <table:table-cell table:formula="of:=([.E89]-[.$E$1])/1000000" office:value-type="float" office:value="1548110225.13957" calcext:value-type="float">
            <text:p>1548110225.13957</text:p>
          </table:table-cell>
          <table:table-cell table:formula="of:=SQRT([.C89]*[.C89]+[.D89]*[.D89])" office:value-type="float" office:value="1.81239115074644" calcext:value-type="float">
            <text:p>1.8123911507</text:p>
          </table:table-cell>
        </table:table-row>
        <table:table-row table:style-name="ro1">
          <table:table-cell table:number-columns-repeated="2" office:value-type="float" office:value="-0.100521" calcext:value-type="float">
            <text:p>-0.100521</text:p>
          </table:table-cell>
          <table:table-cell office:value-type="float" office:value="0.967683" calcext:value-type="float">
            <text:p>0.967683</text:p>
          </table:table-cell>
          <table:table-cell office:value-type="float" office:value="1.81932" calcext:value-type="float">
            <text:p>1.81932</text:p>
          </table:table-cell>
          <table:table-cell office:value-type="float" office:value="1548110225156373" calcext:value-type="float">
            <text:p>1548110225156373</text:p>
          </table:table-cell>
          <table:table-cell table:formula="of:=([.E90]-[.$E$1])/1000000" office:value-type="float" office:value="1548110225.15637" calcext:value-type="float">
            <text:p>1548110225.15637</text:p>
          </table:table-cell>
          <table:table-cell table:formula="of:=SQRT([.C90]*[.C90]+[.D90]*[.D90])" office:value-type="float" office:value="2.06066388595739" calcext:value-type="float">
            <text:p>2.060663886</text:p>
          </table:table-cell>
        </table:table-row>
        <table:table-row table:style-name="ro1">
          <table:table-cell table:number-columns-repeated="2" office:value-type="float" office:value="-0.0864452" calcext:value-type="float">
            <text:p>-0.0864452</text:p>
          </table:table-cell>
          <table:table-cell office:value-type="float" office:value="0.830261" calcext:value-type="float">
            <text:p>0.830261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1548110225173148" calcext:value-type="float">
            <text:p>1548110225173148</text:p>
          </table:table-cell>
          <table:table-cell table:formula="of:=([.E91]-[.$E$1])/1000000" office:value-type="float" office:value="1548110225.17315" calcext:value-type="float">
            <text:p>1548110225.17315</text:p>
          </table:table-cell>
          <table:table-cell table:formula="of:=SQRT([.C91]*[.C91]+[.D91]*[.D91])" office:value-type="float" office:value="1.77347072784442" calcext:value-type="float">
            <text:p>1.7734707278</text:p>
          </table:table-cell>
        </table:table-row>
        <table:table-row table:style-name="ro1">
          <table:table-cell table:number-columns-repeated="2" office:value-type="float" office:value="-0.0798421" calcext:value-type="float">
            <text:p>-0.0798421</text:p>
          </table:table-cell>
          <table:table-cell office:value-type="float" office:value="0.771949" calcext:value-type="float">
            <text:p>0.771949</text:p>
          </table:table-cell>
          <table:table-cell office:value-type="float" office:value="1.40409" calcext:value-type="float">
            <text:p>1.40409</text:p>
          </table:table-cell>
          <table:table-cell office:value-type="float" office:value="1548110225189966" calcext:value-type="float">
            <text:p>1548110225189966</text:p>
          </table:table-cell>
          <table:table-cell table:formula="of:=([.E92]-[.$E$1])/1000000" office:value-type="float" office:value="1548110225.18997" calcext:value-type="float">
            <text:p>1548110225.18997</text:p>
          </table:table-cell>
          <table:table-cell table:formula="of:=SQRT([.C92]*[.C92]+[.D92]*[.D92])" office:value-type="float" office:value="1.60230271381565" calcext:value-type="float">
            <text:p>1.6023027138</text:p>
          </table:table-cell>
        </table:table-row>
        <table:table-row table:style-name="ro1">
          <table:table-cell table:number-columns-repeated="2" office:value-type="float" office:value="-0.0430445" calcext:value-type="float">
            <text:p>-0.0430445</text:p>
          </table:table-cell>
          <table:table-cell office:value-type="float" office:value="1.14841" calcext:value-type="float">
            <text:p>1.14841</text:p>
          </table:table-cell>
          <table:table-cell office:value-type="float" office:value="2.06242" calcext:value-type="float">
            <text:p>2.06242</text:p>
          </table:table-cell>
          <table:table-cell office:value-type="float" office:value="1548110225206738" calcext:value-type="float">
            <text:p>1548110225206738</text:p>
          </table:table-cell>
          <table:table-cell table:formula="of:=([.E93]-[.$E$1])/1000000" office:value-type="float" office:value="1548110225.20674" calcext:value-type="float">
            <text:p>1548110225.20674</text:p>
          </table:table-cell>
          <table:table-cell table:formula="of:=SQRT([.C93]*[.C93]+[.D93]*[.D93])" office:value-type="float" office:value="2.3605977599964" calcext:value-type="float">
            <text:p>2.36059776</text:p>
          </table:table-cell>
        </table:table-row>
        <table:table-row table:style-name="ro1">
          <table:table-cell table:number-columns-repeated="2" office:value-type="float" office:value="-0.0271433" calcext:value-type="float">
            <text:p>-0.0271433</text:p>
          </table:table-cell>
          <table:table-cell office:value-type="float" office:value="0.973873" calcext:value-type="float">
            <text:p>0.973873</text:p>
          </table:table-cell>
          <table:table-cell office:value-type="float" office:value="1.92345" calcext:value-type="float">
            <text:p>1.92345</text:p>
          </table:table-cell>
          <table:table-cell office:value-type="float" office:value="1548110225223714" calcext:value-type="float">
            <text:p>1548110225223714</text:p>
          </table:table-cell>
          <table:table-cell table:formula="of:=([.E94]-[.$E$1])/1000000" office:value-type="float" office:value="1548110225.22371" calcext:value-type="float">
            <text:p>1548110225.22371</text:p>
          </table:table-cell>
          <table:table-cell table:formula="of:=SQRT([.C94]*[.C94]+[.D94]*[.D94])" office:value-type="float" office:value="2.15594260652481" calcext:value-type="float">
            <text:p>2.1559426065</text:p>
          </table:table-cell>
        </table:table-row>
        <table:table-row table:style-name="ro1">
          <table:table-cell table:number-columns-repeated="2" office:value-type="float" office:value="-0.0230787" calcext:value-type="float">
            <text:p>-0.0230787</text:p>
          </table:table-cell>
          <table:table-cell office:value-type="float" office:value="0.803702" calcext:value-type="float">
            <text:p>0.803702</text:p>
          </table:table-cell>
          <table:table-cell office:value-type="float" office:value="1.57987" calcext:value-type="float">
            <text:p>1.57987</text:p>
          </table:table-cell>
          <table:table-cell office:value-type="float" office:value="1548110225240510" calcext:value-type="float">
            <text:p>1548110225240510</text:p>
          </table:table-cell>
          <table:table-cell table:formula="of:=([.E95]-[.$E$1])/1000000" office:value-type="float" office:value="1548110225.24051" calcext:value-type="float">
            <text:p>1548110225.24051</text:p>
          </table:table-cell>
          <table:table-cell table:formula="of:=SQRT([.C95]*[.C95]+[.D95]*[.D95])" office:value-type="float" office:value="1.77254791802761" calcext:value-type="float">
            <text:p>1.772547918</text:p>
          </table:table-cell>
        </table:table-row>
        <table:table-row table:style-name="ro1">
          <table:table-cell table:number-columns-repeated="2" office:value-type="float" office:value="-0.00169348" calcext:value-type="float">
            <text:p>-0.00169348</text:p>
          </table:table-cell>
          <table:table-cell office:value-type="float" office:value="0.964942" calcext:value-type="float">
            <text:p>0.964942</text:p>
          </table:table-cell>
          <table:table-cell office:value-type="float" office:value="1.81146" calcext:value-type="float">
            <text:p>1.81146</text:p>
          </table:table-cell>
          <table:table-cell office:value-type="float" office:value="1548110225257260" calcext:value-type="float">
            <text:p>1548110225257260</text:p>
          </table:table-cell>
          <table:table-cell table:formula="of:=([.E96]-[.$E$1])/1000000" office:value-type="float" office:value="1548110225.25726" calcext:value-type="float">
            <text:p>1548110225.25726</text:p>
          </table:table-cell>
          <table:table-cell table:formula="of:=SQRT([.C96]*[.C96]+[.D96]*[.D96])" office:value-type="float" office:value="2.05243767139565" calcext:value-type="float">
            <text:p>2.0524376714</text:p>
          </table:table-cell>
        </table:table-row>
        <table:table-row table:style-name="ro1">
          <table:table-cell table:number-columns-repeated="2" office:value-type="float" office:value="0.0182632" calcext:value-type="float">
            <text:p>0.0182632</text:p>
          </table:table-cell>
          <table:table-cell office:value-type="float" office:value="0.990636" calcext:value-type="float">
            <text:p>0.990636</text:p>
          </table:table-cell>
          <table:table-cell office:value-type="float" office:value="1.64607" calcext:value-type="float">
            <text:p>1.64607</text:p>
          </table:table-cell>
          <table:table-cell office:value-type="float" office:value="1548110225273980" calcext:value-type="float">
            <text:p>1548110225273980</text:p>
          </table:table-cell>
          <table:table-cell table:formula="of:=([.E97]-[.$E$1])/1000000" office:value-type="float" office:value="1548110225.27398" calcext:value-type="float">
            <text:p>1548110225.27398</text:p>
          </table:table-cell>
          <table:table-cell table:formula="of:=SQRT([.C97]*[.C97]+[.D97]*[.D97])" office:value-type="float" office:value="1.92117311281311" calcext:value-type="float">
            <text:p>1.9211731128</text:p>
          </table:table-cell>
        </table:table-row>
        <table:table-row table:style-name="ro1">
          <table:table-cell table:number-columns-repeated="2" office:value-type="float" office:value="0.0227209" calcext:value-type="float">
            <text:p>0.0227209</text:p>
          </table:table-cell>
          <table:table-cell office:value-type="float" office:value="0.820458" calcext:value-type="float">
            <text:p>0.820458</text:p>
          </table:table-cell>
          <table:table-cell office:value-type="float" office:value="1.55864" calcext:value-type="float">
            <text:p>1.55864</text:p>
          </table:table-cell>
          <table:table-cell office:value-type="float" office:value="1548110225290817" calcext:value-type="float">
            <text:p>1548110225290817</text:p>
          </table:table-cell>
          <table:table-cell table:formula="of:=([.E98]-[.$E$1])/1000000" office:value-type="float" office:value="1548110225.29082" calcext:value-type="float">
            <text:p>1548110225.29082</text:p>
          </table:table-cell>
          <table:table-cell table:formula="of:=SQRT([.C98]*[.C98]+[.D98]*[.D98])" office:value-type="float" office:value="1.76139432818549" calcext:value-type="float">
            <text:p>1.7613943282</text:p>
          </table:table-cell>
        </table:table-row>
        <table:table-row table:style-name="ro1">
          <table:table-cell table:number-columns-repeated="2" office:value-type="float" office:value="0.042589" calcext:value-type="float">
            <text:p>0.042589</text:p>
          </table:table-cell>
          <table:table-cell office:value-type="float" office:value="0.93068" calcext:value-type="float">
            <text:p>0.93068</text:p>
          </table:table-cell>
          <table:table-cell office:value-type="float" office:value="1.80638" calcext:value-type="float">
            <text:p>1.80638</text:p>
          </table:table-cell>
          <table:table-cell office:value-type="float" office:value="1548110225307616" calcext:value-type="float">
            <text:p>1548110225307616</text:p>
          </table:table-cell>
          <table:table-cell table:formula="of:=([.E99]-[.$E$1])/1000000" office:value-type="float" office:value="1548110225.30762" calcext:value-type="float">
            <text:p>1548110225.30762</text:p>
          </table:table-cell>
          <table:table-cell table:formula="of:=SQRT([.C99]*[.C99]+[.D99]*[.D99])" office:value-type="float" office:value="2.03203690094447" calcext:value-type="float">
            <text:p>2.0320369009</text:p>
          </table:table-cell>
        </table:table-row>
        <table:table-row table:style-name="ro1">
          <table:table-cell table:number-columns-repeated="2" office:value-type="float" office:value="0.0694009" calcext:value-type="float">
            <text:p>0.0694009</text:p>
          </table:table-cell>
          <table:table-cell office:value-type="float" office:value="1.04442" calcext:value-type="float">
            <text:p>1.04442</text:p>
          </table:table-cell>
          <table:table-cell office:value-type="float" office:value="1.89717" calcext:value-type="float">
            <text:p>1.89717</text:p>
          </table:table-cell>
          <table:table-cell office:value-type="float" office:value="1548110225324487" calcext:value-type="float">
            <text:p>1548110225324487</text:p>
          </table:table-cell>
          <table:table-cell table:formula="of:=([.E100]-[.$E$1])/1000000" office:value-type="float" office:value="1548110225.32449" calcext:value-type="float">
            <text:p>1548110225.32449</text:p>
          </table:table-cell>
          <table:table-cell table:formula="of:=SQRT([.C100]*[.C100]+[.D100]*[.D100])" office:value-type="float" office:value="2.16565628512467" calcext:value-type="float">
            <text:p>2.1656562851</text:p>
          </table:table-cell>
        </table:table-row>
        <table:table-row table:style-name="ro1">
          <table:table-cell table:number-columns-repeated="2" office:value-type="float" office:value="0.0761343" calcext:value-type="float">
            <text:p>0.0761343</text:p>
          </table:table-cell>
          <table:table-cell office:value-type="float" office:value="0.916165" calcext:value-type="float">
            <text:p>0.916165</text:p>
          </table:table-cell>
          <table:table-cell office:value-type="float" office:value="1.61701" calcext:value-type="float">
            <text:p>1.61701</text:p>
          </table:table-cell>
          <table:table-cell office:value-type="float" office:value="1548110225341215" calcext:value-type="float">
            <text:p>1548110225341215</text:p>
          </table:table-cell>
          <table:table-cell table:formula="of:=([.E101]-[.$E$1])/1000000" office:value-type="float" office:value="1548110225.34121" calcext:value-type="float">
            <text:p>1548110225.34121</text:p>
          </table:table-cell>
          <table:table-cell table:formula="of:=SQRT([.C101]*[.C101]+[.D101]*[.D101])" office:value-type="float" office:value="1.85851544177739" calcext:value-type="float">
            <text:p>1.8585154418</text:p>
          </table:table-cell>
        </table:table-row>
        <table:table-row table:style-name="ro1">
          <table:table-cell table:number-columns-repeated="2" office:value-type="float" office:value="0.0940583" calcext:value-type="float">
            <text:p>0.0940583</text:p>
          </table:table-cell>
          <table:table-cell office:value-type="float" office:value="0.905466" calcext:value-type="float">
            <text:p>0.905466</text:p>
          </table:table-cell>
          <table:table-cell office:value-type="float" office:value="1.8648" calcext:value-type="float">
            <text:p>1.8648</text:p>
          </table:table-cell>
          <table:table-cell office:value-type="float" office:value="1548110225357984" calcext:value-type="float">
            <text:p>1548110225357984</text:p>
          </table:table-cell>
          <table:table-cell table:formula="of:=([.E102]-[.$E$1])/1000000" office:value-type="float" office:value="1548110225.35798" calcext:value-type="float">
            <text:p>1548110225.35798</text:p>
          </table:table-cell>
          <table:table-cell table:formula="of:=SQRT([.C102]*[.C102]+[.D102]*[.D102])" office:value-type="float" office:value="2.07300451450449" calcext:value-type="float">
            <text:p>2.0730045145</text:p>
          </table:table-cell>
        </table:table-row>
        <table:table-row table:style-name="ro1">
          <table:table-cell table:number-columns-repeated="2" office:value-type="float" office:value="0.111754" calcext:value-type="float">
            <text:p>0.111754</text:p>
          </table:table-cell>
          <table:table-cell office:value-type="float" office:value="0.894565" calcext:value-type="float">
            <text:p>0.894565</text:p>
          </table:table-cell>
          <table:table-cell office:value-type="float" office:value="1.75668" calcext:value-type="float">
            <text:p>1.75668</text:p>
          </table:table-cell>
          <table:table-cell office:value-type="float" office:value="1548110225374671" calcext:value-type="float">
            <text:p>1548110225374671</text:p>
          </table:table-cell>
          <table:table-cell table:formula="of:=([.E103]-[.$E$1])/1000000" office:value-type="float" office:value="1548110225.37467" calcext:value-type="float">
            <text:p>1548110225.37467</text:p>
          </table:table-cell>
          <table:table-cell table:formula="of:=SQRT([.C103]*[.C103]+[.D103]*[.D103])" office:value-type="float" office:value="1.9713374043083" calcext:value-type="float">
            <text:p>1.9713374043</text:p>
          </table:table-cell>
        </table:table-row>
        <table:table-row table:style-name="ro1">
          <table:table-cell table:number-columns-repeated="2" office:value-type="float" office:value="0.12044" calcext:value-type="float">
            <text:p>0.12044</text:p>
          </table:table-cell>
          <table:table-cell office:value-type="float" office:value="0.885785" calcext:value-type="float">
            <text:p>0.885785</text:p>
          </table:table-cell>
          <table:table-cell office:value-type="float" office:value="1.53349" calcext:value-type="float">
            <text:p>1.53349</text:p>
          </table:table-cell>
          <table:table-cell office:value-type="float" office:value="1548110225391446" calcext:value-type="float">
            <text:p>1548110225391446</text:p>
          </table:table-cell>
          <table:table-cell table:formula="of:=([.E104]-[.$E$1])/1000000" office:value-type="float" office:value="1548110225.39145" calcext:value-type="float">
            <text:p>1548110225.39145</text:p>
          </table:table-cell>
          <table:table-cell table:formula="of:=SQRT([.C104]*[.C104]+[.D104]*[.D104])" office:value-type="float" office:value="1.77093383454182" calcext:value-type="float">
            <text:p>1.7709338345</text:p>
          </table:table-cell>
        </table:table-row>
        <table:table-row table:style-name="ro1">
          <table:table-cell table:number-columns-repeated="2" office:value-type="float" office:value="0.140903" calcext:value-type="float">
            <text:p>0.140903</text:p>
          </table:table-cell>
          <table:table-cell office:value-type="float" office:value="0.961802" calcext:value-type="float">
            <text:p>0.961802</text:p>
          </table:table-cell>
          <table:table-cell office:value-type="float" office:value="1.81438" calcext:value-type="float">
            <text:p>1.81438</text:p>
          </table:table-cell>
          <table:table-cell office:value-type="float" office:value="1548110225408178" calcext:value-type="float">
            <text:p>1548110225408178</text:p>
          </table:table-cell>
          <table:table-cell table:formula="of:=([.E105]-[.$E$1])/1000000" office:value-type="float" office:value="1548110225.40818" calcext:value-type="float">
            <text:p>1548110225.40818</text:p>
          </table:table-cell>
          <table:table-cell table:formula="of:=SQRT([.C105]*[.C105]+[.D105]*[.D105])" office:value-type="float" office:value="2.05354276108485" calcext:value-type="float">
            <text:p>2.0535427611</text:p>
          </table:table-cell>
        </table:table-row>
        <table:table-row table:style-name="ro1">
          <table:table-cell table:number-columns-repeated="2" office:value-type="float" office:value="0.157425" calcext:value-type="float">
            <text:p>0.157425</text:p>
          </table:table-cell>
          <table:table-cell office:value-type="float" office:value="0.890386" calcext:value-type="float">
            <text:p>0.890386</text:p>
          </table:table-cell>
          <table:table-cell office:value-type="float" office:value="1.65764" calcext:value-type="float">
            <text:p>1.65764</text:p>
          </table:table-cell>
          <table:table-cell office:value-type="float" office:value="1548110225424966" calcext:value-type="float">
            <text:p>1548110225424966</text:p>
          </table:table-cell>
          <table:table-cell table:formula="of:=([.E106]-[.$E$1])/1000000" office:value-type="float" office:value="1548110225.42497" calcext:value-type="float">
            <text:p>1548110225.42497</text:p>
          </table:table-cell>
          <table:table-cell table:formula="of:=SQRT([.C106]*[.C106]+[.D106]*[.D106])" office:value-type="float" office:value="1.88163694654309" calcext:value-type="float">
            <text:p>1.8816369465</text:p>
          </table:table-cell>
        </table:table-row>
        <table:table-row table:style-name="ro1">
          <table:table-cell table:number-columns-repeated="2" office:value-type="float" office:value="0.165132" calcext:value-type="float">
            <text:p>0.165132</text:p>
          </table:table-cell>
          <table:table-cell office:value-type="float" office:value="0.849946" calcext:value-type="float">
            <text:p>0.849946</text:p>
          </table:table-cell>
          <table:table-cell office:value-type="float" office:value="1.62525" calcext:value-type="float">
            <text:p>1.62525</text:p>
          </table:table-cell>
          <table:table-cell office:value-type="float" office:value="1548110225441688" calcext:value-type="float">
            <text:p>1548110225441688</text:p>
          </table:table-cell>
          <table:table-cell table:formula="of:=([.E107]-[.$E$1])/1000000" office:value-type="float" office:value="1548110225.44169" calcext:value-type="float">
            <text:p>1548110225.44169</text:p>
          </table:table-cell>
          <table:table-cell table:formula="of:=SQRT([.C107]*[.C107]+[.D107]*[.D107])" office:value-type="float" office:value="1.83407899650369" calcext:value-type="float">
            <text:p>1.8340789965</text:p>
          </table:table-cell>
        </table:table-row>
        <table:table-row table:style-name="ro1">
          <table:table-cell table:number-columns-repeated="2" office:value-type="float" office:value="0.184148" calcext:value-type="float">
            <text:p>0.184148</text:p>
          </table:table-cell>
          <table:table-cell office:value-type="float" office:value="0.905742" calcext:value-type="float">
            <text:p>0.905742</text:p>
          </table:table-cell>
          <table:table-cell office:value-type="float" office:value="1.83368" calcext:value-type="float">
            <text:p>1.83368</text:p>
          </table:table-cell>
          <table:table-cell office:value-type="float" office:value="1548110225458435" calcext:value-type="float">
            <text:p>1548110225458435</text:p>
          </table:table-cell>
          <table:table-cell table:formula="of:=([.E108]-[.$E$1])/1000000" office:value-type="float" office:value="1548110225.45844" calcext:value-type="float">
            <text:p>1548110225.45844</text:p>
          </table:table-cell>
          <table:table-cell table:formula="of:=SQRT([.C108]*[.C108]+[.D108]*[.D108])" office:value-type="float" office:value="2.04517747713102" calcext:value-type="float">
            <text:p>2.0451774771</text:p>
          </table:table-cell>
        </table:table-row>
        <table:table-row table:style-name="ro1">
          <table:table-cell table:number-columns-repeated="2" office:value-type="float" office:value="0.192291" calcext:value-type="float">
            <text:p>0.192291</text:p>
          </table:table-cell>
          <table:table-cell office:value-type="float" office:value="0.885401" calcext:value-type="float">
            <text:p>0.885401</text:p>
          </table:table-cell>
          <table:table-cell office:value-type="float" office:value="1.78562" calcext:value-type="float">
            <text:p>1.78562</text:p>
          </table:table-cell>
          <table:table-cell office:value-type="float" office:value="1548110225475206" calcext:value-type="float">
            <text:p>1548110225475206</text:p>
          </table:table-cell>
          <table:table-cell table:formula="of:=([.E109]-[.$E$1])/1000000" office:value-type="float" office:value="1548110225.47521" calcext:value-type="float">
            <text:p>1548110225.47521</text:p>
          </table:table-cell>
          <table:table-cell table:formula="of:=SQRT([.C109]*[.C109]+[.D109]*[.D109])" office:value-type="float" office:value="1.99308146225913" calcext:value-type="float">
            <text:p>1.9930814623</text:p>
          </table:table-cell>
        </table:table-row>
        <table:table-row table:style-name="ro1">
          <table:table-cell table:number-columns-repeated="2" office:value-type="float" office:value="0.21359" calcext:value-type="float">
            <text:p>0.21359</text:p>
          </table:table-cell>
          <table:table-cell office:value-type="float" office:value="0.913591" calcext:value-type="float">
            <text:p>0.913591</text:p>
          </table:table-cell>
          <table:table-cell office:value-type="float" office:value="1.79003" calcext:value-type="float">
            <text:p>1.79003</text:p>
          </table:table-cell>
          <table:table-cell office:value-type="float" office:value="1548110225491943" calcext:value-type="float">
            <text:p>1548110225491943</text:p>
          </table:table-cell>
          <table:table-cell table:formula="of:=([.E110]-[.$E$1])/1000000" office:value-type="float" office:value="1548110225.49194" calcext:value-type="float">
            <text:p>1548110225.49194</text:p>
          </table:table-cell>
          <table:table-cell table:formula="of:=SQRT([.C110]*[.C110]+[.D110]*[.D110])" office:value-type="float" office:value="2.00969050258516" calcext:value-type="float">
            <text:p>2.0096905026</text:p>
          </table:table-cell>
        </table:table-row>
        <table:table-row table:style-name="ro1">
          <table:table-cell table:number-columns-repeated="2" office:value-type="float" office:value="0.230054" calcext:value-type="float">
            <text:p>0.230054</text:p>
          </table:table-cell>
          <table:table-cell office:value-type="float" office:value="0.865904" calcext:value-type="float">
            <text:p>0.865904</text:p>
          </table:table-cell>
          <table:table-cell office:value-type="float" office:value="1.70852" calcext:value-type="float">
            <text:p>1.70852</text:p>
          </table:table-cell>
          <table:table-cell office:value-type="float" office:value="1548110225508695" calcext:value-type="float">
            <text:p>1548110225508695</text:p>
          </table:table-cell>
          <table:table-cell table:formula="of:=([.E111]-[.$E$1])/1000000" office:value-type="float" office:value="1548110225.5087" calcext:value-type="float">
            <text:p>1548110225.5087</text:p>
          </table:table-cell>
          <table:table-cell table:formula="of:=SQRT([.C111]*[.C111]+[.D111]*[.D111])" office:value-type="float" office:value="1.91541909973144" calcext:value-type="float">
            <text:p>1.9154190997</text:p>
          </table:table-cell>
        </table:table-row>
        <table:table-row table:style-name="ro1">
          <table:table-cell table:number-columns-repeated="2" office:value-type="float" office:value="0.235303" calcext:value-type="float">
            <text:p>0.235303</text:p>
          </table:table-cell>
          <table:table-cell office:value-type="float" office:value="0.750482" calcext:value-type="float">
            <text:p>0.750482</text:p>
          </table:table-cell>
          <table:table-cell office:value-type="float" office:value="1.4921" calcext:value-type="float">
            <text:p>1.4921</text:p>
          </table:table-cell>
          <table:table-cell office:value-type="float" office:value="1548110225525465" calcext:value-type="float">
            <text:p>1548110225525465</text:p>
          </table:table-cell>
          <table:table-cell table:formula="of:=([.E112]-[.$E$1])/1000000" office:value-type="float" office:value="1548110225.52547" calcext:value-type="float">
            <text:p>1548110225.52547</text:p>
          </table:table-cell>
          <table:table-cell table:formula="of:=SQRT([.C112]*[.C112]+[.D112]*[.D112])" office:value-type="float" office:value="1.67020526951749" calcext:value-type="float">
            <text:p>1.6702052695</text:p>
          </table:table-cell>
        </table:table-row>
        <table:table-row table:style-name="ro1">
          <table:table-cell table:number-columns-repeated="2" office:value-type="float" office:value="0.257146" calcext:value-type="float">
            <text:p>0.257146</text:p>
          </table:table-cell>
          <table:table-cell office:value-type="float" office:value="0.939581" calcext:value-type="float">
            <text:p>0.939581</text:p>
          </table:table-cell>
          <table:table-cell office:value-type="float" office:value="1.74299" calcext:value-type="float">
            <text:p>1.74299</text:p>
          </table:table-cell>
          <table:table-cell office:value-type="float" office:value="1548110225542811" calcext:value-type="float">
            <text:p>1548110225542811</text:p>
          </table:table-cell>
          <table:table-cell table:formula="of:=([.E113]-[.$E$1])/1000000" office:value-type="float" office:value="1548110225.54281" calcext:value-type="float">
            <text:p>1548110225.54281</text:p>
          </table:table-cell>
          <table:table-cell table:formula="of:=SQRT([.C113]*[.C113]+[.D113]*[.D113])" office:value-type="float" office:value="1.98010772324664" calcext:value-type="float">
            <text:p>1.9801077232</text:p>
          </table:table-cell>
        </table:table-row>
        <table:table-row table:style-name="ro1">
          <table:table-cell table:number-columns-repeated="2" office:value-type="float" office:value="0.275667" calcext:value-type="float">
            <text:p>0.275667</text:p>
          </table:table-cell>
          <table:table-cell office:value-type="float" office:value="0.93247" calcext:value-type="float">
            <text:p>0.93247</text:p>
          </table:table-cell>
          <table:table-cell office:value-type="float" office:value="1.53344" calcext:value-type="float">
            <text:p>1.53344</text:p>
          </table:table-cell>
          <table:table-cell office:value-type="float" office:value="1548110225559516" calcext:value-type="float">
            <text:p>1548110225559516</text:p>
          </table:table-cell>
          <table:table-cell table:formula="of:=([.E114]-[.$E$1])/1000000" office:value-type="float" office:value="1548110225.55952" calcext:value-type="float">
            <text:p>1548110225.55952</text:p>
          </table:table-cell>
          <table:table-cell table:formula="of:=SQRT([.C114]*[.C114]+[.D114]*[.D114])" office:value-type="float" office:value="1.79469733785393" calcext:value-type="float">
            <text:p>1.7946973379</text:p>
          </table:table-cell>
        </table:table-row>
        <table:table-row table:style-name="ro1">
          <table:table-cell table:number-columns-repeated="2" office:value-type="float" office:value="0.279386" calcext:value-type="float">
            <text:p>0.279386</text:p>
          </table:table-cell>
          <table:table-cell office:value-type="float" office:value="0.743014" calcext:value-type="float">
            <text:p>0.743014</text:p>
          </table:table-cell>
          <table:table-cell office:value-type="float" office:value="1.5352" calcext:value-type="float">
            <text:p>1.5352</text:p>
          </table:table-cell>
          <table:table-cell office:value-type="float" office:value="1548110225576350" calcext:value-type="float">
            <text:p>1548110225576350</text:p>
          </table:table-cell>
          <table:table-cell table:formula="of:=([.E115]-[.$E$1])/1000000" office:value-type="float" office:value="1548110225.57635" calcext:value-type="float">
            <text:p>1548110225.57635</text:p>
          </table:table-cell>
          <table:table-cell table:formula="of:=SQRT([.C115]*[.C115]+[.D115]*[.D115])" office:value-type="float" office:value="1.70555235750651" calcext:value-type="float">
            <text:p>1.7055523575</text:p>
          </table:table-cell>
        </table:table-row>
        <table:table-row table:style-name="ro1">
          <table:table-cell table:number-columns-repeated="2" office:value-type="float" office:value="0.304133" calcext:value-type="float">
            <text:p>0.304133</text:p>
          </table:table-cell>
          <table:table-cell office:value-type="float" office:value="1.01658" calcext:value-type="float">
            <text:p>1.01658</text:p>
          </table:table-cell>
          <table:table-cell office:value-type="float" office:value="2.00717" calcext:value-type="float">
            <text:p>2.00717</text:p>
          </table:table-cell>
          <table:table-cell office:value-type="float" office:value="1548110225593135" calcext:value-type="float">
            <text:p>1548110225593135</text:p>
          </table:table-cell>
          <table:table-cell table:formula="of:=([.E116]-[.$E$1])/1000000" office:value-type="float" office:value="1548110225.59314" calcext:value-type="float">
            <text:p>1548110225.59314</text:p>
          </table:table-cell>
          <table:table-cell table:formula="of:=SQRT([.C116]*[.C116]+[.D116]*[.D116])" office:value-type="float" office:value="2.24992584440021" calcext:value-type="float">
            <text:p>2.2499258444</text:p>
          </table:table-cell>
        </table:table-row>
        <table:table-row table:style-name="ro1">
          <table:table-cell table:number-columns-repeated="2" office:value-type="float" office:value="0.322262" calcext:value-type="float">
            <text:p>0.322262</text:p>
          </table:table-cell>
          <table:table-cell office:value-type="float" office:value="0.958598" calcext:value-type="float">
            <text:p>0.958598</text:p>
          </table:table-cell>
          <table:table-cell office:value-type="float" office:value="1.90824" calcext:value-type="float">
            <text:p>1.90824</text:p>
          </table:table-cell>
          <table:table-cell office:value-type="float" office:value="1548110225609903" calcext:value-type="float">
            <text:p>1548110225609903</text:p>
          </table:table-cell>
          <table:table-cell table:formula="of:=([.E117]-[.$E$1])/1000000" office:value-type="float" office:value="1548110225.6099" calcext:value-type="float">
            <text:p>1548110225.6099</text:p>
          </table:table-cell>
          <table:table-cell table:formula="of:=SQRT([.C117]*[.C117]+[.D117]*[.D117])" office:value-type="float" office:value="2.13548355723101" calcext:value-type="float">
            <text:p>2.1354835572</text:p>
          </table:table-cell>
        </table:table-row>
        <table:table-row table:style-name="ro1">
          <table:table-cell table:number-columns-repeated="2" office:value-type="float" office:value="0.326627" calcext:value-type="float">
            <text:p>0.326627</text:p>
          </table:table-cell>
          <table:table-cell office:value-type="float" office:value="0.782157" calcext:value-type="float">
            <text:p>0.782157</text:p>
          </table:table-cell>
          <table:table-cell office:value-type="float" office:value="1.55608" calcext:value-type="float">
            <text:p>1.55608</text:p>
          </table:table-cell>
          <table:table-cell office:value-type="float" office:value="1548110225626697" calcext:value-type="float">
            <text:p>1548110225626697</text:p>
          </table:table-cell>
          <table:table-cell table:formula="of:=([.E118]-[.$E$1])/1000000" office:value-type="float" office:value="1548110225.6267" calcext:value-type="float">
            <text:p>1548110225.6267</text:p>
          </table:table-cell>
          <table:table-cell table:formula="of:=SQRT([.C118]*[.C118]+[.D118]*[.D118])" office:value-type="float" office:value="1.74159540050179" calcext:value-type="float">
            <text:p>1.7415954005</text:p>
          </table:table-cell>
        </table:table-row>
        <table:table-row table:style-name="ro1">
          <table:table-cell table:number-columns-repeated="2" office:value-type="float" office:value="0.347268" calcext:value-type="float">
            <text:p>0.347268</text:p>
          </table:table-cell>
          <table:table-cell office:value-type="float" office:value="0.92046" calcext:value-type="float">
            <text:p>0.92046</text:p>
          </table:table-cell>
          <table:table-cell office:value-type="float" office:value="1.72433" calcext:value-type="float">
            <text:p>1.72433</text:p>
          </table:table-cell>
          <table:table-cell office:value-type="float" office:value="1548110225643509" calcext:value-type="float">
            <text:p>1548110225643509</text:p>
          </table:table-cell>
          <table:table-cell table:formula="of:=([.E119]-[.$E$1])/1000000" office:value-type="float" office:value="1548110225.64351" calcext:value-type="float">
            <text:p>1548110225.64351</text:p>
          </table:table-cell>
          <table:table-cell table:formula="of:=SQRT([.C119]*[.C119]+[.D119]*[.D119])" office:value-type="float" office:value="1.95462542715989" calcext:value-type="float">
            <text:p>1.9546254272</text:p>
          </table:table-cell>
        </table:table-row>
        <table:table-row table:style-name="ro1">
          <table:table-cell table:number-columns-repeated="2" office:value-type="float" office:value="0.365507" calcext:value-type="float">
            <text:p>0.365507</text:p>
          </table:table-cell>
          <table:table-cell office:value-type="float" office:value="0.915972" calcext:value-type="float">
            <text:p>0.915972</text:p>
          </table:table-cell>
          <table:table-cell office:value-type="float" office:value="1.68242" calcext:value-type="float">
            <text:p>1.68242</text:p>
          </table:table-cell>
          <table:table-cell office:value-type="float" office:value="1548110225662499" calcext:value-type="float">
            <text:p>1548110225662499</text:p>
          </table:table-cell>
          <table:table-cell table:formula="of:=([.E120]-[.$E$1])/1000000" office:value-type="float" office:value="1548110225.6625" calcext:value-type="float">
            <text:p>1548110225.6625</text:p>
          </table:table-cell>
          <table:table-cell table:formula="of:=SQRT([.C120]*[.C120]+[.D120]*[.D120])" office:value-type="float" office:value="1.91560480297581" calcext:value-type="float">
            <text:p>1.915604803</text:p>
          </table:table-cell>
        </table:table-row>
        <table:table-row table:style-name="ro1">
          <table:table-cell table:number-columns-repeated="2" office:value-type="float" office:value="0.377838" calcext:value-type="float">
            <text:p>0.377838</text:p>
          </table:table-cell>
          <table:table-cell office:value-type="float" office:value="0.854822" calcext:value-type="float">
            <text:p>0.854822</text:p>
          </table:table-cell>
          <table:table-cell office:value-type="float" office:value="1.59923" calcext:value-type="float">
            <text:p>1.59923</text:p>
          </table:table-cell>
          <table:table-cell office:value-type="float" office:value="1548110225679214" calcext:value-type="float">
            <text:p>1548110225679214</text:p>
          </table:table-cell>
          <table:table-cell table:formula="of:=([.E121]-[.$E$1])/1000000" office:value-type="float" office:value="1548110225.67921" calcext:value-type="float">
            <text:p>1548110225.67921</text:p>
          </table:table-cell>
          <table:table-cell table:formula="of:=SQRT([.C121]*[.C121]+[.D121]*[.D121])" office:value-type="float" office:value="1.81335524500413" calcext:value-type="float">
            <text:p>1.813355245</text:p>
          </table:table-cell>
        </table:table-row>
        <table:table-row table:style-name="ro1">
          <table:table-cell table:number-columns-repeated="2" office:value-type="float" office:value="0.40083" calcext:value-type="float">
            <text:p>0.40083</text:p>
          </table:table-cell>
          <table:table-cell office:value-type="float" office:value="1.05036" calcext:value-type="float">
            <text:p>1.05036</text:p>
          </table:table-cell>
          <table:table-cell office:value-type="float" office:value="1.94942" calcext:value-type="float">
            <text:p>1.94942</text:p>
          </table:table-cell>
          <table:table-cell office:value-type="float" office:value="1548110225695951" calcext:value-type="float">
            <text:p>1548110225695951</text:p>
          </table:table-cell>
          <table:table-cell table:formula="of:=([.E122]-[.$E$1])/1000000" office:value-type="float" office:value="1548110225.69595" calcext:value-type="float">
            <text:p>1548110225.69595</text:p>
          </table:table-cell>
          <table:table-cell table:formula="of:=SQRT([.C122]*[.C122]+[.D122]*[.D122])" office:value-type="float" office:value="2.21438354085285" calcext:value-type="float">
            <text:p>2.2143835409</text:p>
          </table:table-cell>
        </table:table-row>
        <table:table-row table:style-name="ro1">
          <table:table-cell table:number-columns-repeated="2" office:value-type="float" office:value="0.425687" calcext:value-type="float">
            <text:p>0.425687</text:p>
          </table:table-cell>
          <table:table-cell office:value-type="float" office:value="0.970441" calcext:value-type="float">
            <text:p>0.970441</text:p>
          </table:table-cell>
          <table:table-cell office:value-type="float" office:value="1.91045" calcext:value-type="float">
            <text:p>1.91045</text:p>
          </table:table-cell>
          <table:table-cell office:value-type="float" office:value="1548110225712673" calcext:value-type="float">
            <text:p>1548110225712673</text:p>
          </table:table-cell>
          <table:table-cell table:formula="of:=([.E123]-[.$E$1])/1000000" office:value-type="float" office:value="1548110225.71267" calcext:value-type="float">
            <text:p>1548110225.71267</text:p>
          </table:table-cell>
          <table:table-cell table:formula="of:=SQRT([.C123]*[.C123]+[.D123]*[.D123])" office:value-type="float" office:value="2.14279605585343" calcext:value-type="float">
            <text:p>2.1427960559</text:p>
          </table:table-cell>
        </table:table-row>
        <table:table-row table:style-name="ro1">
          <table:table-cell table:number-columns-repeated="2" office:value-type="float" office:value="0.422886" calcext:value-type="float">
            <text:p>0.422886</text:p>
          </table:table-cell>
          <table:table-cell office:value-type="float" office:value="0.766627" calcext:value-type="float">
            <text:p>0.766627</text:p>
          </table:table-cell>
          <table:table-cell office:value-type="float" office:value="1.61792" calcext:value-type="float">
            <text:p>1.61792</text:p>
          </table:table-cell>
          <table:table-cell office:value-type="float" office:value="1548110225729452" calcext:value-type="float">
            <text:p>1548110225729452</text:p>
          </table:table-cell>
          <table:table-cell table:formula="of:=([.E124]-[.$E$1])/1000000" office:value-type="float" office:value="1548110225.72945" calcext:value-type="float">
            <text:p>1548110225.72945</text:p>
          </table:table-cell>
          <table:table-cell table:formula="of:=SQRT([.C124]*[.C124]+[.D124]*[.D124])" office:value-type="float" office:value="1.79035808807317" calcext:value-type="float">
            <text:p>1.7903580881</text:p>
          </table:table-cell>
        </table:table-row>
        <table:table-row table:style-name="ro1">
          <table:table-cell table:number-columns-repeated="2" office:value-type="float" office:value="0.438202" calcext:value-type="float">
            <text:p>0.438202</text:p>
          </table:table-cell>
          <table:table-cell office:value-type="float" office:value="0.804767" calcext:value-type="float">
            <text:p>0.804767</text:p>
          </table:table-cell>
          <table:table-cell office:value-type="float" office:value="1.85245" calcext:value-type="float">
            <text:p>1.85245</text:p>
          </table:table-cell>
          <table:table-cell office:value-type="float" office:value="1548110225746218" calcext:value-type="float">
            <text:p>1548110225746218</text:p>
          </table:table-cell>
          <table:table-cell table:formula="of:=([.E125]-[.$E$1])/1000000" office:value-type="float" office:value="1548110225.74622" calcext:value-type="float">
            <text:p>1548110225.74622</text:p>
          </table:table-cell>
          <table:table-cell table:formula="of:=SQRT([.C125]*[.C125]+[.D125]*[.D125])" office:value-type="float" office:value="2.01970812910901" calcext:value-type="float">
            <text:p>2.0197081291</text:p>
          </table:table-cell>
        </table:table-row>
        <table:table-row table:style-name="ro1">
          <table:table-cell table:number-columns-repeated="2" office:value-type="float" office:value="0.461583" calcext:value-type="float">
            <text:p>0.461583</text:p>
          </table:table-cell>
          <table:table-cell office:value-type="float" office:value="0.900685" calcext:value-type="float">
            <text:p>0.900685</text:p>
          </table:table-cell>
          <table:table-cell office:value-type="float" office:value="1.51089" calcext:value-type="float">
            <text:p>1.51089</text:p>
          </table:table-cell>
          <table:table-cell office:value-type="float" office:value="1548110225762960" calcext:value-type="float">
            <text:p>1548110225762960</text:p>
          </table:table-cell>
          <table:table-cell table:formula="of:=([.E126]-[.$E$1])/1000000" office:value-type="float" office:value="1548110225.76296" calcext:value-type="float">
            <text:p>1548110225.76296</text:p>
          </table:table-cell>
          <table:table-cell table:formula="of:=SQRT([.C126]*[.C126]+[.D126]*[.D126])" office:value-type="float" office:value="1.75898324645944" calcext:value-type="float">
            <text:p>1.7589832465</text:p>
          </table:table-cell>
        </table:table-row>
        <table:table-row table:style-name="ro1">
          <table:table-cell table:number-columns-repeated="2" office:value-type="float" office:value="0.475554" calcext:value-type="float">
            <text:p>0.475554</text:p>
          </table:table-cell>
          <table:table-cell office:value-type="float" office:value="0.909779" calcext:value-type="float">
            <text:p>0.909779</text:p>
          </table:table-cell>
          <table:table-cell office:value-type="float" office:value="1.62503" calcext:value-type="float">
            <text:p>1.62503</text:p>
          </table:table-cell>
          <table:table-cell office:value-type="float" office:value="1548110225779752" calcext:value-type="float">
            <text:p>1548110225779752</text:p>
          </table:table-cell>
          <table:table-cell table:formula="of:=([.E127]-[.$E$1])/1000000" office:value-type="float" office:value="1548110225.77975" calcext:value-type="float">
            <text:p>1548110225.77975</text:p>
          </table:table-cell>
          <table:table-cell table:formula="of:=SQRT([.C127]*[.C127]+[.D127]*[.D127])" office:value-type="float" office:value="1.86236954703974" calcext:value-type="float">
            <text:p>1.862369547</text:p>
          </table:table-cell>
        </table:table-row>
        <table:table-row table:style-name="ro1">
          <table:table-cell table:number-columns-repeated="2" office:value-type="float" office:value="0.492485" calcext:value-type="float">
            <text:p>0.492485</text:p>
          </table:table-cell>
          <table:table-cell office:value-type="float" office:value="0.929994" calcext:value-type="float">
            <text:p>0.929994</text:p>
          </table:table-cell>
          <table:table-cell office:value-type="float" office:value="1.85831" calcext:value-type="float">
            <text:p>1.85831</text:p>
          </table:table-cell>
          <table:table-cell office:value-type="float" office:value="1548110225796516" calcext:value-type="float">
            <text:p>1548110225796516</text:p>
          </table:table-cell>
          <table:table-cell table:formula="of:=([.E128]-[.$E$1])/1000000" office:value-type="float" office:value="1548110225.79652" calcext:value-type="float">
            <text:p>1548110225.79652</text:p>
          </table:table-cell>
          <table:table-cell table:formula="of:=SQRT([.C128]*[.C128]+[.D128]*[.D128])" office:value-type="float" office:value="2.07802908933826" calcext:value-type="float">
            <text:p>2.0780290893</text:p>
          </table:table-cell>
        </table:table-row>
        <table:table-row table:style-name="ro1">
          <table:table-cell table:number-columns-repeated="2" office:value-type="float" office:value="0.510889" calcext:value-type="float">
            <text:p>0.510889</text:p>
          </table:table-cell>
          <table:table-cell office:value-type="float" office:value="0.924242" calcext:value-type="float">
            <text:p>0.924242</text:p>
          </table:table-cell>
          <table:table-cell office:value-type="float" office:value="1.63087" calcext:value-type="float">
            <text:p>1.63087</text:p>
          </table:table-cell>
          <table:table-cell office:value-type="float" office:value="1548110225815481" calcext:value-type="float">
            <text:p>1548110225815481</text:p>
          </table:table-cell>
          <table:table-cell table:formula="of:=([.E129]-[.$E$1])/1000000" office:value-type="float" office:value="1548110225.81548" calcext:value-type="float">
            <text:p>1548110225.81548</text:p>
          </table:table-cell>
          <table:table-cell table:formula="of:=SQRT([.C129]*[.C129]+[.D129]*[.D129])" office:value-type="float" office:value="1.8745560091563" calcext:value-type="float">
            <text:p>1.8745560092</text:p>
          </table:table-cell>
        </table:table-row>
        <table:table-row table:style-name="ro1">
          <table:table-cell table:number-columns-repeated="2" office:value-type="float" office:value="0.526148" calcext:value-type="float">
            <text:p>0.526148</text:p>
          </table:table-cell>
          <table:table-cell office:value-type="float" office:value="0.842789" calcext:value-type="float">
            <text:p>0.842789</text:p>
          </table:table-cell>
          <table:table-cell office:value-type="float" office:value="1.31804" calcext:value-type="float">
            <text:p>1.31804</text:p>
          </table:table-cell>
          <table:table-cell office:value-type="float" office:value="1548110225832253" calcext:value-type="float">
            <text:p>1548110225832253</text:p>
          </table:table-cell>
          <table:table-cell table:formula="of:=([.E130]-[.$E$1])/1000000" office:value-type="float" office:value="1548110225.83225" calcext:value-type="float">
            <text:p>1548110225.83225</text:p>
          </table:table-cell>
          <table:table-cell table:formula="of:=SQRT([.C130]*[.C130]+[.D130]*[.D130])" office:value-type="float" office:value="1.56445605247351" calcext:value-type="float">
            <text:p>1.5644560525</text:p>
          </table:table-cell>
        </table:table-row>
        <table:table-row table:style-name="ro1">
          <table:table-cell table:number-columns-repeated="2" office:value-type="float" office:value="0.527702" calcext:value-type="float">
            <text:p>0.527702</text:p>
          </table:table-cell>
          <table:table-cell office:value-type="float" office:value="0.610888" calcext:value-type="float">
            <text:p>0.610888</text:p>
          </table:table-cell>
          <table:table-cell office:value-type="float" office:value="1.39535" calcext:value-type="float">
            <text:p>1.39535</text:p>
          </table:table-cell>
          <table:table-cell office:value-type="float" office:value="1548110225848985" calcext:value-type="float">
            <text:p>1548110225848985</text:p>
          </table:table-cell>
          <table:table-cell table:formula="of:=([.E131]-[.$E$1])/1000000" office:value-type="float" office:value="1548110225.84899" calcext:value-type="float">
            <text:p>1548110225.84899</text:p>
          </table:table-cell>
          <table:table-cell table:formula="of:=SQRT([.C131]*[.C131]+[.D131]*[.D131])" office:value-type="float" office:value="1.52321560228485" calcext:value-type="float">
            <text:p>1.5232156023</text:p>
          </table:table-cell>
        </table:table-row>
        <table:table-row table:style-name="ro1">
          <table:table-cell table:number-columns-repeated="2" office:value-type="float" office:value="0.54875" calcext:value-type="float">
            <text:p>0.54875</text:p>
          </table:table-cell>
          <table:table-cell office:value-type="float" office:value="0.855918" calcext:value-type="float">
            <text:p>0.855918</text:p>
          </table:table-cell>
          <table:table-cell office:value-type="float" office:value="1.83838" calcext:value-type="float">
            <text:p>1.83838</text:p>
          </table:table-cell>
          <table:table-cell office:value-type="float" office:value="1548110225865782" calcext:value-type="float">
            <text:p>1548110225865782</text:p>
          </table:table-cell>
          <table:table-cell table:formula="of:=([.E132]-[.$E$1])/1000000" office:value-type="float" office:value="1548110225.86578" calcext:value-type="float">
            <text:p>1548110225.86578</text:p>
          </table:table-cell>
          <table:table-cell table:formula="of:=SQRT([.C132]*[.C132]+[.D132]*[.D132])" office:value-type="float" office:value="2.02786504657583" calcext:value-type="float">
            <text:p>2.0278650466</text:p>
          </table:table-cell>
        </table:table-row>
        <table:table-row table:style-name="ro1">
          <table:table-cell table:number-columns-repeated="2" office:value-type="float" office:value="0.558436" calcext:value-type="float">
            <text:p>0.558436</text:p>
          </table:table-cell>
          <table:table-cell office:value-type="float" office:value="0.8962" calcext:value-type="float">
            <text:p>0.8962</text:p>
          </table:table-cell>
          <table:table-cell office:value-type="float" office:value="1.77238" calcext:value-type="float">
            <text:p>1.77238</text:p>
          </table:table-cell>
          <table:table-cell office:value-type="float" office:value="1548110225882618" calcext:value-type="float">
            <text:p>1548110225882618</text:p>
          </table:table-cell>
          <table:table-cell table:formula="of:=([.E133]-[.$E$1])/1000000" office:value-type="float" office:value="1548110225.88262" calcext:value-type="float">
            <text:p>1548110225.88262</text:p>
          </table:table-cell>
          <table:table-cell table:formula="of:=SQRT([.C133]*[.C133]+[.D133]*[.D133])" office:value-type="float" office:value="1.98607786967178" calcext:value-type="float">
            <text:p>1.9860778697</text:p>
          </table:table-cell>
        </table:table-row>
        <table:table-row table:style-name="ro1">
          <table:table-cell table:number-columns-repeated="2" office:value-type="float" office:value="0.579375" calcext:value-type="float">
            <text:p>0.579375</text:p>
          </table:table-cell>
          <table:table-cell office:value-type="float" office:value="0.980326" calcext:value-type="float">
            <text:p>0.980326</text:p>
          </table:table-cell>
          <table:table-cell office:value-type="float" office:value="1.87736" calcext:value-type="float">
            <text:p>1.87736</text:p>
          </table:table-cell>
          <table:table-cell office:value-type="float" office:value="1548110225899381" calcext:value-type="float">
            <text:p>1548110225899381</text:p>
          </table:table-cell>
          <table:table-cell table:formula="of:=([.E134]-[.$E$1])/1000000" office:value-type="float" office:value="1548110225.89938" calcext:value-type="float">
            <text:p>1548110225.89938</text:p>
          </table:table-cell>
          <table:table-cell table:formula="of:=SQRT([.C134]*[.C134]+[.D134]*[.D134])" office:value-type="float" office:value="2.11790453889593" calcext:value-type="float">
            <text:p>2.1179045389</text:p>
          </table:table-cell>
        </table:table-row>
        <table:table-row table:style-name="ro1">
          <table:table-cell table:number-columns-repeated="2" office:value-type="float" office:value="0.587747" calcext:value-type="float">
            <text:p>0.587747</text:p>
          </table:table-cell>
          <table:table-cell office:value-type="float" office:value="0.86335" calcext:value-type="float">
            <text:p>0.86335</text:p>
          </table:table-cell>
          <table:table-cell office:value-type="float" office:value="1.67004" calcext:value-type="float">
            <text:p>1.67004</text:p>
          </table:table-cell>
          <table:table-cell office:value-type="float" office:value="1548110225917884" calcext:value-type="float">
            <text:p>1548110225917884</text:p>
          </table:table-cell>
          <table:table-cell table:formula="of:=([.E135]-[.$E$1])/1000000" office:value-type="float" office:value="1548110225.91788" calcext:value-type="float">
            <text:p>1548110225.91788</text:p>
          </table:table-cell>
          <table:table-cell table:formula="of:=SQRT([.C135]*[.C135]+[.D135]*[.D135])" office:value-type="float" office:value="1.88000181491934" calcext:value-type="float">
            <text:p>1.8800018149</text:p>
          </table:table-cell>
        </table:table-row>
        <table:table-row table:style-name="ro1">
          <table:table-cell table:number-columns-repeated="2" office:value-type="float" office:value="0.597726" calcext:value-type="float">
            <text:p>0.597726</text:p>
          </table:table-cell>
          <table:table-cell office:value-type="float" office:value="0.809069" calcext:value-type="float">
            <text:p>0.809069</text:p>
          </table:table-cell>
          <table:table-cell office:value-type="float" office:value="1.58819" calcext:value-type="float">
            <text:p>1.58819</text:p>
          </table:table-cell>
          <table:table-cell office:value-type="float" office:value="1548110225934795" calcext:value-type="float">
            <text:p>1548110225934795</text:p>
          </table:table-cell>
          <table:table-cell table:formula="of:=([.E136]-[.$E$1])/1000000" office:value-type="float" office:value="1548110225.9348" calcext:value-type="float">
            <text:p>1548110225.9348</text:p>
          </table:table-cell>
          <table:table-cell table:formula="of:=SQRT([.C136]*[.C136]+[.D136]*[.D136])" office:value-type="float" office:value="1.78239729658149" calcext:value-type="float">
            <text:p>1.7823972966</text:p>
          </table:table-cell>
        </table:table-row>
        <table:table-row table:style-name="ro1">
          <table:table-cell table:number-columns-repeated="2" office:value-type="float" office:value="0.59952" calcext:value-type="float">
            <text:p>0.59952</text:p>
          </table:table-cell>
          <table:table-cell office:value-type="float" office:value="0.697208" calcext:value-type="float">
            <text:p>0.697208</text:p>
          </table:table-cell>
          <table:table-cell office:value-type="float" office:value="1.49113" calcext:value-type="float">
            <text:p>1.49113</text:p>
          </table:table-cell>
          <table:table-cell office:value-type="float" office:value="1548110225951525" calcext:value-type="float">
            <text:p>1548110225951525</text:p>
          </table:table-cell>
          <table:table-cell table:formula="of:=([.E137]-[.$E$1])/1000000" office:value-type="float" office:value="1548110225.95152" calcext:value-type="float">
            <text:p>1548110225.95152</text:p>
          </table:table-cell>
          <table:table-cell table:formula="of:=SQRT([.C137]*[.C137]+[.D137]*[.D137])" office:value-type="float" office:value="1.64607644784925" calcext:value-type="float">
            <text:p>1.6460764478</text:p>
          </table:table-cell>
        </table:table-row>
        <table:table-row table:style-name="ro1">
          <table:table-cell table:number-columns-repeated="2" office:value-type="float" office:value="0.616094" calcext:value-type="float">
            <text:p>0.616094</text:p>
          </table:table-cell>
          <table:table-cell office:value-type="float" office:value="0.799597" calcext:value-type="float">
            <text:p>0.799597</text:p>
          </table:table-cell>
          <table:table-cell office:value-type="float" office:value="1.62763" calcext:value-type="float">
            <text:p>1.62763</text:p>
          </table:table-cell>
          <table:table-cell office:value-type="float" office:value="1548110225969347" calcext:value-type="float">
            <text:p>1548110225969347</text:p>
          </table:table-cell>
          <table:table-cell table:formula="of:=([.E138]-[.$E$1])/1000000" office:value-type="float" office:value="1548110225.96935" calcext:value-type="float">
            <text:p>1548110225.96935</text:p>
          </table:table-cell>
          <table:table-cell table:formula="of:=SQRT([.C138]*[.C138]+[.D138]*[.D138])" office:value-type="float" office:value="1.81343176858381" calcext:value-type="float">
            <text:p>1.8134317686</text:p>
          </table:table-cell>
        </table:table-row>
        <table:table-row table:style-name="ro1">
          <table:table-cell table:number-columns-repeated="2" office:value-type="float" office:value="0.63503" calcext:value-type="float">
            <text:p>0.63503</text:p>
          </table:table-cell>
          <table:table-cell office:value-type="float" office:value="0.896345" calcext:value-type="float">
            <text:p>0.896345</text:p>
          </table:table-cell>
          <table:table-cell office:value-type="float" office:value="1.45982" calcext:value-type="float">
            <text:p>1.45982</text:p>
          </table:table-cell>
          <table:table-cell office:value-type="float" office:value="1548110225986116" calcext:value-type="float">
            <text:p>1548110225986116</text:p>
          </table:table-cell>
          <table:table-cell table:formula="of:=([.E139]-[.$E$1])/1000000" office:value-type="float" office:value="1548110225.98612" calcext:value-type="float">
            <text:p>1548110225.98612</text:p>
          </table:table-cell>
          <table:table-cell table:formula="of:=SQRT([.C139]*[.C139]+[.D139]*[.D139])" office:value-type="float" office:value="1.71304080261534" calcext:value-type="float">
            <text:p>1.7130408026</text:p>
          </table:table-cell>
        </table:table-row>
        <table:table-row table:style-name="ro1">
          <table:table-cell table:number-columns-repeated="2" office:value-type="float" office:value="0.64511" calcext:value-type="float">
            <text:p>0.64511</text:p>
          </table:table-cell>
          <table:table-cell office:value-type="float" office:value="0.950026" calcext:value-type="float">
            <text:p>0.950026</text:p>
          </table:table-cell>
          <table:table-cell office:value-type="float" office:value="1.37935" calcext:value-type="float">
            <text:p>1.37935</text:p>
          </table:table-cell>
          <table:table-cell office:value-type="float" office:value="1548110226002848" calcext:value-type="float">
            <text:p>1548110226002848</text:p>
          </table:table-cell>
          <table:table-cell table:formula="of:=([.E140]-[.$E$1])/1000000" office:value-type="float" office:value="1548110226.00285" calcext:value-type="float">
            <text:p>1548110226.00285</text:p>
          </table:table-cell>
          <table:table-cell table:formula="of:=SQRT([.C140]*[.C140]+[.D140]*[.D140])" office:value-type="float" office:value="1.67485994136107" calcext:value-type="float">
            <text:p>1.6748599414</text:p>
          </table:table-cell>
        </table:table-row>
        <table:table-row table:style-name="ro1">
          <table:table-cell table:number-columns-repeated="2" office:value-type="float" office:value="0.662835" calcext:value-type="float">
            <text:p>0.662835</text:p>
          </table:table-cell>
          <table:table-cell office:value-type="float" office:value="0.921247" calcext:value-type="float">
            <text:p>0.921247</text:p>
          </table:table-cell>
          <table:table-cell office:value-type="float" office:value="1.73375" calcext:value-type="float">
            <text:p>1.73375</text:p>
          </table:table-cell>
          <table:table-cell office:value-type="float" office:value="1548110226019576" calcext:value-type="float">
            <text:p>1548110226019576</text:p>
          </table:table-cell>
          <table:table-cell table:formula="of:=([.E141]-[.$E$1])/1000000" office:value-type="float" office:value="1548110226.01958" calcext:value-type="float">
            <text:p>1548110226.01958</text:p>
          </table:table-cell>
          <table:table-cell table:formula="of:=SQRT([.C141]*[.C141]+[.D141]*[.D141])" office:value-type="float" office:value="1.96330973040654" calcext:value-type="float">
            <text:p>1.9633097304</text:p>
          </table:table-cell>
        </table:table-row>
        <table:table-row table:style-name="ro1">
          <table:table-cell table:number-columns-repeated="2" office:value-type="float" office:value="0.680125" calcext:value-type="float">
            <text:p>0.680125</text:p>
          </table:table-cell>
          <table:table-cell office:value-type="float" office:value="0.896439" calcext:value-type="float">
            <text:p>0.896439</text:p>
          </table:table-cell>
          <table:table-cell office:value-type="float" office:value="1.63779" calcext:value-type="float">
            <text:p>1.63779</text:p>
          </table:table-cell>
          <table:table-cell office:value-type="float" office:value="1548110226036489" calcext:value-type="float">
            <text:p>1548110226036489</text:p>
          </table:table-cell>
          <table:table-cell table:formula="of:=([.E142]-[.$E$1])/1000000" office:value-type="float" office:value="1548110226.03649" calcext:value-type="float">
            <text:p>1548110226.03649</text:p>
          </table:table-cell>
          <table:table-cell table:formula="of:=SQRT([.C142]*[.C142]+[.D142]*[.D142])" office:value-type="float" office:value="1.86707229769524" calcext:value-type="float">
            <text:p>1.8670722977</text:p>
          </table:table-cell>
        </table:table-row>
        <table:table-row table:style-name="ro1">
          <table:table-cell table:number-columns-repeated="2" office:value-type="float" office:value="0.67977" calcext:value-type="float">
            <text:p>0.67977</text:p>
          </table:table-cell>
          <table:table-cell office:value-type="float" office:value="0.58689" calcext:value-type="float">
            <text:p>0.58689</text:p>
          </table:table-cell>
          <table:table-cell office:value-type="float" office:value="1.19592" calcext:value-type="float">
            <text:p>1.19592</text:p>
          </table:table-cell>
          <table:table-cell office:value-type="float" office:value="1548110226053367" calcext:value-type="float">
            <text:p>1548110226053367</text:p>
          </table:table-cell>
          <table:table-cell table:formula="of:=([.E143]-[.$E$1])/1000000" office:value-type="float" office:value="1548110226.05337" calcext:value-type="float">
            <text:p>1548110226.05337</text:p>
          </table:table-cell>
          <table:table-cell table:formula="of:=SQRT([.C143]*[.C143]+[.D143]*[.D143])" office:value-type="float" office:value="1.33216534953436" calcext:value-type="float">
            <text:p>1.3321653495</text:p>
          </table:table-cell>
        </table:table-row>
        <table:table-row table:style-name="ro1">
          <table:table-cell table:number-columns-repeated="2" office:value-type="float" office:value="0.69766" calcext:value-type="float">
            <text:p>0.69766</text:p>
          </table:table-cell>
          <table:table-cell office:value-type="float" office:value="0.756731" calcext:value-type="float">
            <text:p>0.756731</text:p>
          </table:table-cell>
          <table:table-cell office:value-type="float" office:value="1.56839" calcext:value-type="float">
            <text:p>1.56839</text:p>
          </table:table-cell>
          <table:table-cell office:value-type="float" office:value="1548110226070152" calcext:value-type="float">
            <text:p>1548110226070152</text:p>
          </table:table-cell>
          <table:table-cell table:formula="of:=([.E144]-[.$E$1])/1000000" office:value-type="float" office:value="1548110226.07015" calcext:value-type="float">
            <text:p>1548110226.07015</text:p>
          </table:table-cell>
          <table:table-cell table:formula="of:=SQRT([.C144]*[.C144]+[.D144]*[.D144])" office:value-type="float" office:value="1.7414043179173" calcext:value-type="float">
            <text:p>1.7414043179</text:p>
          </table:table-cell>
        </table:table-row>
        <table:table-row table:style-name="ro1">
          <table:table-cell table:number-columns-repeated="2" office:value-type="float" office:value="0.715058" calcext:value-type="float">
            <text:p>0.715058</text:p>
          </table:table-cell>
          <table:table-cell office:value-type="float" office:value="0.81661" calcext:value-type="float">
            <text:p>0.81661</text:p>
          </table:table-cell>
          <table:table-cell office:value-type="float" office:value="1.68926" calcext:value-type="float">
            <text:p>1.68926</text:p>
          </table:table-cell>
          <table:table-cell office:value-type="float" office:value="1548110226086933" calcext:value-type="float">
            <text:p>1548110226086933</text:p>
          </table:table-cell>
          <table:table-cell table:formula="of:=([.E145]-[.$E$1])/1000000" office:value-type="float" office:value="1548110226.08693" calcext:value-type="float">
            <text:p>1548110226.08693</text:p>
          </table:table-cell>
          <table:table-cell table:formula="of:=SQRT([.C145]*[.C145]+[.D145]*[.D145])" office:value-type="float" office:value="1.87628655585974" calcext:value-type="float">
            <text:p>1.8762865559</text:p>
          </table:table-cell>
        </table:table-row>
        <table:table-row table:style-name="ro1">
          <table:table-cell table:number-columns-repeated="2" office:value-type="float" office:value="0.724967" calcext:value-type="float">
            <text:p>0.724967</text:p>
          </table:table-cell>
          <table:table-cell office:value-type="float" office:value="0.875484" calcext:value-type="float">
            <text:p>0.875484</text:p>
          </table:table-cell>
          <table:table-cell office:value-type="float" office:value="1.53187" calcext:value-type="float">
            <text:p>1.53187</text:p>
          </table:table-cell>
          <table:table-cell office:value-type="float" office:value="1548110226103656" calcext:value-type="float">
            <text:p>1548110226103656</text:p>
          </table:table-cell>
          <table:table-cell table:formula="of:=([.E146]-[.$E$1])/1000000" office:value-type="float" office:value="1548110226.10366" calcext:value-type="float">
            <text:p>1548110226.10366</text:p>
          </table:table-cell>
          <table:table-cell table:formula="of:=SQRT([.C146]*[.C146]+[.D146]*[.D146])" office:value-type="float" office:value="1.76439732802904" calcext:value-type="float">
            <text:p>1.764397328</text:p>
          </table:table-cell>
        </table:table-row>
        <table:table-row table:style-name="ro1">
          <table:table-cell table:number-columns-repeated="2" office:value-type="float" office:value="0.742477" calcext:value-type="float">
            <text:p>0.742477</text:p>
          </table:table-cell>
          <table:table-cell office:value-type="float" office:value="0.875484" calcext:value-type="float">
            <text:p>0.875484</text:p>
          </table:table-cell>
          <table:table-cell office:value-type="float" office:value="1.53187" calcext:value-type="float">
            <text:p>1.53187</text:p>
          </table:table-cell>
          <table:table-cell office:value-type="float" office:value="1548110226120425" calcext:value-type="float">
            <text:p>1548110226120425</text:p>
          </table:table-cell>
          <table:table-cell table:formula="of:=([.E147]-[.$E$1])/1000000" office:value-type="float" office:value="1548110226.12043" calcext:value-type="float">
            <text:p>1548110226.12043</text:p>
          </table:table-cell>
          <table:table-cell table:formula="of:=SQRT([.C147]*[.C147]+[.D147]*[.D147])" office:value-type="float" office:value="1.76439732802904" calcext:value-type="float">
            <text:p>1.764397328</text:p>
          </table:table-cell>
        </table:table-row>
        <table:table-row table:style-name="ro1">
          <table:table-cell table:number-columns-repeated="2" office:value-type="float" office:value="0.766971" calcext:value-type="float">
            <text:p>0.766971</text:p>
          </table:table-cell>
          <table:table-cell office:value-type="float" office:value="0.889427" calcext:value-type="float">
            <text:p>0.889427</text:p>
          </table:table-cell>
          <table:table-cell office:value-type="float" office:value="1.74674" calcext:value-type="float">
            <text:p>1.74674</text:p>
          </table:table-cell>
          <table:table-cell office:value-type="float" office:value="1548110226137190" calcext:value-type="float">
            <text:p>1548110226137190</text:p>
          </table:table-cell>
          <table:table-cell table:formula="of:=([.E148]-[.$E$1])/1000000" office:value-type="float" office:value="1548110226.13719" calcext:value-type="float">
            <text:p>1548110226.13719</text:p>
          </table:table-cell>
          <table:table-cell table:formula="of:=SQRT([.C148]*[.C148]+[.D148]*[.D148])" office:value-type="float" office:value="1.9601482127454" calcext:value-type="float">
            <text:p>1.9601482127</text:p>
          </table:table-cell>
        </table:table-row>
        <table:table-row table:style-name="ro1">
          <table:table-cell table:number-columns-repeated="2" office:value-type="float" office:value="0.781288" calcext:value-type="float">
            <text:p>0.781288</text:p>
          </table:table-cell>
          <table:table-cell office:value-type="float" office:value="0.797616" calcext:value-type="float">
            <text:p>0.797616</text:p>
          </table:table-cell>
          <table:table-cell office:value-type="float" office:value="1.41218" calcext:value-type="float">
            <text:p>1.41218</text:p>
          </table:table-cell>
          <table:table-cell office:value-type="float" office:value="1548110226156168" calcext:value-type="float">
            <text:p>1548110226156168</text:p>
          </table:table-cell>
          <table:table-cell table:formula="of:=([.E149]-[.$E$1])/1000000" office:value-type="float" office:value="1548110226.15617" calcext:value-type="float">
            <text:p>1548110226.15617</text:p>
          </table:table-cell>
          <table:table-cell table:formula="of:=SQRT([.C149]*[.C149]+[.D149]*[.D149])" office:value-type="float" office:value="1.62186424704906" calcext:value-type="float">
            <text:p>1.621864247</text:p>
          </table:table-cell>
        </table:table-row>
        <table:table-row table:style-name="ro1">
          <table:table-cell table:number-columns-repeated="2" office:value-type="float" office:value="0.792366" calcext:value-type="float">
            <text:p>0.792366</text:p>
          </table:table-cell>
          <table:table-cell office:value-type="float" office:value="0.902673" calcext:value-type="float">
            <text:p>0.902673</text:p>
          </table:table-cell>
          <table:table-cell office:value-type="float" office:value="1.45647" calcext:value-type="float">
            <text:p>1.45647</text:p>
          </table:table-cell>
          <table:table-cell office:value-type="float" office:value="1548110226172757" calcext:value-type="float">
            <text:p>1548110226172757</text:p>
          </table:table-cell>
          <table:table-cell table:formula="of:=([.E150]-[.$E$1])/1000000" office:value-type="float" office:value="1548110226.17276" calcext:value-type="float">
            <text:p>1548110226.17276</text:p>
          </table:table-cell>
          <table:table-cell table:formula="of:=SQRT([.C150]*[.C150]+[.D150]*[.D150])" office:value-type="float" office:value="1.71351200924563" calcext:value-type="float">
            <text:p>1.7135120092</text:p>
          </table:table-cell>
        </table:table-row>
        <table:table-row table:style-name="ro1">
          <table:table-cell table:number-columns-repeated="2" office:value-type="float" office:value="0.810894" calcext:value-type="float">
            <text:p>0.810894</text:p>
          </table:table-cell>
          <table:table-cell office:value-type="float" office:value="0.915798" calcext:value-type="float">
            <text:p>0.915798</text:p>
          </table:table-cell>
          <table:table-cell office:value-type="float" office:value="1.64767" calcext:value-type="float">
            <text:p>1.64767</text:p>
          </table:table-cell>
          <table:table-cell office:value-type="float" office:value="1548110226189574" calcext:value-type="float">
            <text:p>1548110226189574</text:p>
          </table:table-cell>
          <table:table-cell table:formula="of:=([.E151]-[.$E$1])/1000000" office:value-type="float" office:value="1548110226.18957" calcext:value-type="float">
            <text:p>1548110226.18957</text:p>
          </table:table-cell>
          <table:table-cell table:formula="of:=SQRT([.C151]*[.C151]+[.D151]*[.D151])" office:value-type="float" office:value="1.88507358097874" calcext:value-type="float">
            <text:p>1.885073581</text:p>
          </table:table-cell>
        </table:table-row>
        <table:table-row table:style-name="ro1">
          <table:table-cell table:number-columns-repeated="2" office:value-type="float" office:value="0.82043" calcext:value-type="float">
            <text:p>0.82043</text:p>
          </table:table-cell>
          <table:table-cell office:value-type="float" office:value="0.684781" calcext:value-type="float">
            <text:p>0.684781</text:p>
          </table:table-cell>
          <table:table-cell office:value-type="float" office:value="1.12928" calcext:value-type="float">
            <text:p>1.12928</text:p>
          </table:table-cell>
          <table:table-cell office:value-type="float" office:value="1548110226206502" calcext:value-type="float">
            <text:p>1548110226206502</text:p>
          </table:table-cell>
          <table:table-cell table:formula="of:=([.E152]-[.$E$1])/1000000" office:value-type="float" office:value="1548110226.2065" calcext:value-type="float">
            <text:p>1548110226.2065</text:p>
          </table:table-cell>
          <table:table-cell table:formula="of:=SQRT([.C152]*[.C152]+[.D152]*[.D152])" office:value-type="float" office:value="1.32068101234212" calcext:value-type="float">
            <text:p>1.3206810123</text:p>
          </table:table-cell>
        </table:table-row>
        <table:table-row table:style-name="ro1">
          <table:table-cell table:number-columns-repeated="2" office:value-type="float" office:value="0.824936" calcext:value-type="float">
            <text:p>0.824936</text:p>
          </table:table-cell>
          <table:table-cell office:value-type="float" office:value="0.605657" calcext:value-type="float">
            <text:p>0.605657</text:p>
          </table:table-cell>
          <table:table-cell office:value-type="float" office:value="1.58762" calcext:value-type="float">
            <text:p>1.58762</text:p>
          </table:table-cell>
          <table:table-cell office:value-type="float" office:value="1548110226223157" calcext:value-type="float">
            <text:p>1548110226223157</text:p>
          </table:table-cell>
          <table:table-cell table:formula="of:=([.E153]-[.$E$1])/1000000" office:value-type="float" office:value="1548110226.22316" calcext:value-type="float">
            <text:p>1548110226.22316</text:p>
          </table:table-cell>
          <table:table-cell table:formula="of:=SQRT([.C153]*[.C153]+[.D153]*[.D153])" office:value-type="float" office:value="1.6992226652352" calcext:value-type="float">
            <text:p>1.6992226652</text:p>
          </table:table-cell>
        </table:table-row>
        <table:table-row table:style-name="ro1">
          <table:table-cell table:number-columns-repeated="2" office:value-type="float" office:value="0.844123" calcext:value-type="float">
            <text:p>0.844123</text:p>
          </table:table-cell>
          <table:table-cell office:value-type="float" office:value="0.801377" calcext:value-type="float">
            <text:p>0.801377</text:p>
          </table:table-cell>
          <table:table-cell office:value-type="float" office:value="1.74409" calcext:value-type="float">
            <text:p>1.74409</text:p>
          </table:table-cell>
          <table:table-cell office:value-type="float" office:value="1548110226239926" calcext:value-type="float">
            <text:p>1548110226239926</text:p>
          </table:table-cell>
          <table:table-cell table:formula="of:=([.E154]-[.$E$1])/1000000" office:value-type="float" office:value="1548110226.23993" calcext:value-type="float">
            <text:p>1548110226.23993</text:p>
          </table:table-cell>
          <table:table-cell table:formula="of:=SQRT([.C154]*[.C154]+[.D154]*[.D154])" office:value-type="float" office:value="1.91938923208113" calcext:value-type="float">
            <text:p>1.9193892321</text:p>
          </table:table-cell>
        </table:table-row>
        <table:table-row table:style-name="ro1">
          <table:table-cell table:number-columns-repeated="2" office:value-type="float" office:value="0.863692" calcext:value-type="float">
            <text:p>0.863692</text:p>
          </table:table-cell>
          <table:table-cell office:value-type="float" office:value="0.894574" calcext:value-type="float">
            <text:p>0.894574</text:p>
          </table:table-cell>
          <table:table-cell office:value-type="float" office:value="1.53906" calcext:value-type="float">
            <text:p>1.53906</text:p>
          </table:table-cell>
          <table:table-cell office:value-type="float" office:value="1548110226256860" calcext:value-type="float">
            <text:p>1548110226256860</text:p>
          </table:table-cell>
          <table:table-cell table:formula="of:=([.E155]-[.$E$1])/1000000" office:value-type="float" office:value="1548110226.25686" calcext:value-type="float">
            <text:p>1548110226.25686</text:p>
          </table:table-cell>
          <table:table-cell table:formula="of:=SQRT([.C155]*[.C155]+[.D155]*[.D155])" office:value-type="float" office:value="1.78015963471707" calcext:value-type="float">
            <text:p>1.7801596347</text:p>
          </table:table-cell>
        </table:table-row>
        <table:table-row table:style-name="ro1">
          <table:table-cell table:number-columns-repeated="2" office:value-type="float" office:value="0.870199" calcext:value-type="float">
            <text:p>0.870199</text:p>
          </table:table-cell>
          <table:table-cell office:value-type="float" office:value="0.812153" calcext:value-type="float">
            <text:p>0.812153</text:p>
          </table:table-cell>
          <table:table-cell office:value-type="float" office:value="1.41042" calcext:value-type="float">
            <text:p>1.41042</text:p>
          </table:table-cell>
          <table:table-cell office:value-type="float" office:value="1548110226273444" calcext:value-type="float">
            <text:p>1548110226273444</text:p>
          </table:table-cell>
          <table:table-cell table:formula="of:=([.E156]-[.$E$1])/1000000" office:value-type="float" office:value="1548110226.27344" calcext:value-type="float">
            <text:p>1548110226.27344</text:p>
          </table:table-cell>
          <table:table-cell table:formula="of:=SQRT([.C156]*[.C156]+[.D156]*[.D156])" office:value-type="float" office:value="1.62753711841205" calcext:value-type="float">
            <text:p>1.6275371184</text:p>
          </table:table-cell>
        </table:table-row>
        <table:table-row table:style-name="ro1">
          <table:table-cell table:number-columns-repeated="2" office:value-type="float" office:value="0.889094" calcext:value-type="float">
            <text:p>0.889094</text:p>
          </table:table-cell>
          <table:table-cell office:value-type="float" office:value="0.885517" calcext:value-type="float">
            <text:p>0.885517</text:p>
          </table:table-cell>
          <table:table-cell office:value-type="float" office:value="1.64441" calcext:value-type="float">
            <text:p>1.64441</text:p>
          </table:table-cell>
          <table:table-cell office:value-type="float" office:value="1548110226290172" calcext:value-type="float">
            <text:p>1548110226290172</text:p>
          </table:table-cell>
          <table:table-cell table:formula="of:=([.E157]-[.$E$1])/1000000" office:value-type="float" office:value="1548110226.29017" calcext:value-type="float">
            <text:p>1548110226.29017</text:p>
          </table:table-cell>
          <table:table-cell table:formula="of:=SQRT([.C157]*[.C157]+[.D157]*[.D157])" office:value-type="float" office:value="1.86767893530687" calcext:value-type="float">
            <text:p>1.8676789353</text:p>
          </table:table-cell>
        </table:table-row>
        <table:table-row table:style-name="ro1">
          <table:table-cell table:number-columns-repeated="2" office:value-type="float" office:value="0.897656" calcext:value-type="float">
            <text:p>0.897656</text:p>
          </table:table-cell>
          <table:table-cell office:value-type="float" office:value="0.87505" calcext:value-type="float">
            <text:p>0.87505</text:p>
          </table:table-cell>
          <table:table-cell office:value-type="float" office:value="1.48013" calcext:value-type="float">
            <text:p>1.48013</text:p>
          </table:table-cell>
          <table:table-cell office:value-type="float" office:value="1548110226306948" calcext:value-type="float">
            <text:p>1548110226306948</text:p>
          </table:table-cell>
          <table:table-cell table:formula="of:=([.E158]-[.$E$1])/1000000" office:value-type="float" office:value="1548110226.30695" calcext:value-type="float">
            <text:p>1548110226.30695</text:p>
          </table:table-cell>
          <table:table-cell table:formula="of:=SQRT([.C158]*[.C158]+[.D158]*[.D158])" office:value-type="float" office:value="1.71944680621414" calcext:value-type="float">
            <text:p>1.7194468062</text:p>
          </table:table-cell>
        </table:table-row>
        <table:table-row table:style-name="ro1">
          <table:table-cell table:number-columns-repeated="2" office:value-type="float" office:value="0.918821" calcext:value-type="float">
            <text:p>0.918821</text:p>
          </table:table-cell>
          <table:table-cell office:value-type="float" office:value="0.977285" calcext:value-type="float">
            <text:p>0.977285</text:p>
          </table:table-cell>
          <table:table-cell office:value-type="float" office:value="1.65804" calcext:value-type="float">
            <text:p>1.65804</text:p>
          </table:table-cell>
          <table:table-cell office:value-type="float" office:value="1548110226323727" calcext:value-type="float">
            <text:p>1548110226323727</text:p>
          </table:table-cell>
          <table:table-cell table:formula="of:=([.E159]-[.$E$1])/1000000" office:value-type="float" office:value="1548110226.32373" calcext:value-type="float">
            <text:p>1548110226.32373</text:p>
          </table:table-cell>
          <table:table-cell table:formula="of:=SQRT([.C159]*[.C159]+[.D159]*[.D159])" office:value-type="float" office:value="1.92462531751637" calcext:value-type="float">
            <text:p>1.9246253175</text:p>
          </table:table-cell>
        </table:table-row>
        <table:table-row table:style-name="ro1">
          <table:table-cell table:number-columns-repeated="2" office:value-type="float" office:value="0.932873" calcext:value-type="float">
            <text:p>0.932873</text:p>
          </table:table-cell>
          <table:table-cell office:value-type="float" office:value="0.833127" calcext:value-type="float">
            <text:p>0.833127</text:p>
          </table:table-cell>
          <table:table-cell office:value-type="float" office:value="1.48935" calcext:value-type="float">
            <text:p>1.48935</text:p>
          </table:table-cell>
          <table:table-cell office:value-type="float" office:value="1548110226340498" calcext:value-type="float">
            <text:p>1548110226340498</text:p>
          </table:table-cell>
          <table:table-cell table:formula="of:=([.E160]-[.$E$1])/1000000" office:value-type="float" office:value="1548110226.3405" calcext:value-type="float">
            <text:p>1548110226.3405</text:p>
          </table:table-cell>
          <table:table-cell table:formula="of:=SQRT([.C160]*[.C160]+[.D160]*[.D160])" office:value-type="float" office:value="1.70653567810023" calcext:value-type="float">
            <text:p>1.7065356781</text:p>
          </table:table-cell>
        </table:table-row>
        <table:table-row table:style-name="ro1">
          <table:table-cell table:number-columns-repeated="2" office:value-type="float" office:value="0.937869" calcext:value-type="float">
            <text:p>0.937869</text:p>
          </table:table-cell>
          <table:table-cell office:value-type="float" office:value="0.720473" calcext:value-type="float">
            <text:p>0.720473</text:p>
          </table:table-cell>
          <table:table-cell office:value-type="float" office:value="1.36239" calcext:value-type="float">
            <text:p>1.36239</text:p>
          </table:table-cell>
          <table:table-cell office:value-type="float" office:value="1548110226357265" calcext:value-type="float">
            <text:p>1548110226357265</text:p>
          </table:table-cell>
          <table:table-cell table:formula="of:=([.E161]-[.$E$1])/1000000" office:value-type="float" office:value="1548110226.35727" calcext:value-type="float">
            <text:p>1548110226.35727</text:p>
          </table:table-cell>
          <table:table-cell table:formula="of:=SQRT([.C161]*[.C161]+[.D161]*[.D161])" office:value-type="float" office:value="1.54116444801617" calcext:value-type="float">
            <text:p>1.541164448</text:p>
          </table:table-cell>
        </table:table-row>
        <table:table-row table:style-name="ro1">
          <table:table-cell table:number-columns-repeated="2" office:value-type="float" office:value="0.954711" calcext:value-type="float">
            <text:p>0.954711</text:p>
          </table:table-cell>
          <table:table-cell office:value-type="float" office:value="0.787773" calcext:value-type="float">
            <text:p>0.787773</text:p>
          </table:table-cell>
          <table:table-cell office:value-type="float" office:value="1.64403" calcext:value-type="float">
            <text:p>1.64403</text:p>
          </table:table-cell>
          <table:table-cell office:value-type="float" office:value="1548110226374018" calcext:value-type="float">
            <text:p>1548110226374018</text:p>
          </table:table-cell>
          <table:table-cell table:formula="of:=([.E162]-[.$E$1])/1000000" office:value-type="float" office:value="1548110226.37402" calcext:value-type="float">
            <text:p>1548110226.37402</text:p>
          </table:table-cell>
          <table:table-cell table:formula="of:=SQRT([.C162]*[.C162]+[.D162]*[.D162])" office:value-type="float" office:value="1.82302521661907" calcext:value-type="float">
            <text:p>1.8230252166</text:p>
          </table:table-cell>
        </table:table-row>
        <table:table-row table:style-name="ro1">
          <table:table-cell table:number-columns-repeated="2" office:value-type="float" office:value="0.967424" calcext:value-type="float">
            <text:p>0.967424</text:p>
          </table:table-cell>
          <table:table-cell office:value-type="float" office:value="0.707718" calcext:value-type="float">
            <text:p>0.707718</text:p>
          </table:table-cell>
          <table:table-cell office:value-type="float" office:value="1.62073" calcext:value-type="float">
            <text:p>1.62073</text:p>
          </table:table-cell>
          <table:table-cell office:value-type="float" office:value="1548110226390810" calcext:value-type="float">
            <text:p>1548110226390810</text:p>
          </table:table-cell>
          <table:table-cell table:formula="of:=([.E163]-[.$E$1])/1000000" office:value-type="float" office:value="1548110226.39081" calcext:value-type="float">
            <text:p>1548110226.39081</text:p>
          </table:table-cell>
          <table:table-cell table:formula="of:=SQRT([.C163]*[.C163]+[.D163]*[.D163])" office:value-type="float" office:value="1.76851081433617" calcext:value-type="float">
            <text:p>1.7685108143</text:p>
          </table:table-cell>
        </table:table-row>
        <table:table-row table:style-name="ro1">
          <table:table-cell table:number-columns-repeated="2" office:value-type="float" office:value="0.974549" calcext:value-type="float">
            <text:p>0.974549</text:p>
          </table:table-cell>
          <table:table-cell office:value-type="float" office:value="0.709309" calcext:value-type="float">
            <text:p>0.709309</text:p>
          </table:table-cell>
          <table:table-cell office:value-type="float" office:value="1.44213" calcext:value-type="float">
            <text:p>1.44213</text:p>
          </table:table-cell>
          <table:table-cell office:value-type="float" office:value="1548110226407544" calcext:value-type="float">
            <text:p>1548110226407544</text:p>
          </table:table-cell>
          <table:table-cell table:formula="of:=([.E164]-[.$E$1])/1000000" office:value-type="float" office:value="1548110226.40754" calcext:value-type="float">
            <text:p>1548110226.40754</text:p>
          </table:table-cell>
          <table:table-cell table:formula="of:=SQRT([.C164]*[.C164]+[.D164]*[.D164])" office:value-type="float" office:value="1.60712731119255" calcext:value-type="float">
            <text:p>1.6071273112</text:p>
          </table:table-cell>
        </table:table-row>
        <table:table-row table:style-name="ro1">
          <table:table-cell table:number-columns-repeated="2" office:value-type="float" office:value="0.991795" calcext:value-type="float">
            <text:p>0.991795</text:p>
          </table:table-cell>
          <table:table-cell office:value-type="float" office:value="0.79397" calcext:value-type="float">
            <text:p>0.79397</text:p>
          </table:table-cell>
          <table:table-cell office:value-type="float" office:value="1.67776" calcext:value-type="float">
            <text:p>1.67776</text:p>
          </table:table-cell>
          <table:table-cell office:value-type="float" office:value="1548110226424364" calcext:value-type="float">
            <text:p>1548110226424364</text:p>
          </table:table-cell>
          <table:table-cell table:formula="of:=([.E165]-[.$E$1])/1000000" office:value-type="float" office:value="1548110226.42436" calcext:value-type="float">
            <text:p>1548110226.42436</text:p>
          </table:table-cell>
          <table:table-cell table:formula="of:=SQRT([.C165]*[.C165]+[.D165]*[.D165])" office:value-type="float" office:value="1.8561430382651" calcext:value-type="float">
            <text:p>1.8561430383</text:p>
          </table:table-cell>
        </table:table-row>
        <table:table-row table:style-name="ro1">
          <table:table-cell table:number-columns-repeated="2" office:value-type="float" office:value="1.00001" calcext:value-type="float">
            <text:p>1.00001</text:p>
          </table:table-cell>
          <table:table-cell office:value-type="float" office:value="0.803817" calcext:value-type="float">
            <text:p>0.803817</text:p>
          </table:table-cell>
          <table:table-cell office:value-type="float" office:value="1.51088" calcext:value-type="float">
            <text:p>1.51088</text:p>
          </table:table-cell>
          <table:table-cell office:value-type="float" office:value="1548110226441087" calcext:value-type="float">
            <text:p>1548110226441087</text:p>
          </table:table-cell>
          <table:table-cell table:formula="of:=([.E166]-[.$E$1])/1000000" office:value-type="float" office:value="1548110226.44109" calcext:value-type="float">
            <text:p>1548110226.44109</text:p>
          </table:table-cell>
          <table:table-cell table:formula="of:=SQRT([.C166]*[.C166]+[.D166]*[.D166])" office:value-type="float" office:value="1.71139713213766" calcext:value-type="float">
            <text:p>1.7113971321</text:p>
          </table:table-cell>
        </table:table-row>
        <table:table-row table:style-name="ro1">
          <table:table-cell table:number-columns-repeated="2" office:value-type="float" office:value="1.02349" calcext:value-type="float">
            <text:p>1.02349</text:p>
          </table:table-cell>
          <table:table-cell office:value-type="float" office:value="1.01034" calcext:value-type="float">
            <text:p>1.01034</text:p>
          </table:table-cell>
          <table:table-cell office:value-type="float" office:value="1.8939" calcext:value-type="float">
            <text:p>1.8939</text:p>
          </table:table-cell>
          <table:table-cell office:value-type="float" office:value="1548110226457814" calcext:value-type="float">
            <text:p>1548110226457814</text:p>
          </table:table-cell>
          <table:table-cell table:formula="of:=([.E167]-[.$E$1])/1000000" office:value-type="float" office:value="1548110226.45781" calcext:value-type="float">
            <text:p>1548110226.45781</text:p>
          </table:table-cell>
          <table:table-cell table:formula="of:=SQRT([.C167]*[.C167]+[.D167]*[.D167])" office:value-type="float" office:value="2.14654236520037" calcext:value-type="float">
            <text:p>2.1465423652</text:p>
          </table:table-cell>
        </table:table-row>
        <table:table-row table:style-name="ro1">
          <table:table-cell table:number-columns-repeated="2" office:value-type="float" office:value="1.03618" calcext:value-type="float">
            <text:p>1.03618</text:p>
          </table:table-cell>
          <table:table-cell office:value-type="float" office:value="0.813101" calcext:value-type="float">
            <text:p>0.813101</text:p>
          </table:table-cell>
          <table:table-cell office:value-type="float" office:value="1.46353" calcext:value-type="float">
            <text:p>1.46353</text:p>
          </table:table-cell>
          <table:table-cell office:value-type="float" office:value="1548110226475941" calcext:value-type="float">
            <text:p>1548110226475941</text:p>
          </table:table-cell>
          <table:table-cell table:formula="of:=([.E168]-[.$E$1])/1000000" office:value-type="float" office:value="1548110226.47594" calcext:value-type="float">
            <text:p>1548110226.47594</text:p>
          </table:table-cell>
          <table:table-cell table:formula="of:=SQRT([.C168]*[.C168]+[.D168]*[.D168])" office:value-type="float" office:value="1.67423215149543" calcext:value-type="float">
            <text:p>1.6742321515</text:p>
          </table:table-cell>
        </table:table-row>
        <table:table-row table:style-name="ro1">
          <table:table-cell table:number-columns-repeated="2" office:value-type="float" office:value="1.05244" calcext:value-type="float">
            <text:p>1.05244</text:p>
          </table:table-cell>
          <table:table-cell office:value-type="float" office:value="0.813101" calcext:value-type="float">
            <text:p>0.813101</text:p>
          </table:table-cell>
          <table:table-cell office:value-type="float" office:value="1.46353" calcext:value-type="float">
            <text:p>1.46353</text:p>
          </table:table-cell>
          <table:table-cell office:value-type="float" office:value="1548110226492644" calcext:value-type="float">
            <text:p>1548110226492644</text:p>
          </table:table-cell>
          <table:table-cell table:formula="of:=([.E169]-[.$E$1])/1000000" office:value-type="float" office:value="1548110226.49264" calcext:value-type="float">
            <text:p>1548110226.49264</text:p>
          </table:table-cell>
          <table:table-cell table:formula="of:=SQRT([.C169]*[.C169]+[.D169]*[.D169])" office:value-type="float" office:value="1.67423215149543" calcext:value-type="float">
            <text:p>1.6742321515</text:p>
          </table:table-cell>
        </table:table-row>
        <table:table-row table:style-name="ro1">
          <table:table-cell table:number-columns-repeated="2" office:value-type="float" office:value="1.05203" calcext:value-type="float">
            <text:p>1.05203</text:p>
          </table:table-cell>
          <table:table-cell office:value-type="float" office:value="0.512732" calcext:value-type="float">
            <text:p>0.512732</text:p>
          </table:table-cell>
          <table:table-cell office:value-type="float" office:value="0.960977" calcext:value-type="float">
            <text:p>0.960977</text:p>
          </table:table-cell>
          <table:table-cell office:value-type="float" office:value="1548110226509437" calcext:value-type="float">
            <text:p>1548110226509437</text:p>
          </table:table-cell>
          <table:table-cell table:formula="of:=([.E170]-[.$E$1])/1000000" office:value-type="float" office:value="1548110226.50944" calcext:value-type="float">
            <text:p>1548110226.50944</text:p>
          </table:table-cell>
          <table:table-cell table:formula="of:=SQRT([.C170]*[.C170]+[.D170]*[.D170])" office:value-type="float" office:value="1.08920654531315" calcext:value-type="float">
            <text:p>1.0892065453</text:p>
          </table:table-cell>
        </table:table-row>
        <table:table-row table:style-name="ro1">
          <table:table-cell table:number-columns-repeated="2" office:value-type="float" office:value="1.07028" calcext:value-type="float">
            <text:p>1.07028</text:p>
          </table:table-cell>
          <table:table-cell office:value-type="float" office:value="0.751876" calcext:value-type="float">
            <text:p>0.751876</text:p>
          </table:table-cell>
          <table:table-cell office:value-type="float" office:value="1.41169" calcext:value-type="float">
            <text:p>1.41169</text:p>
          </table:table-cell>
          <table:table-cell office:value-type="float" office:value="1548110226526245" calcext:value-type="float">
            <text:p>1548110226526245</text:p>
          </table:table-cell>
          <table:table-cell table:formula="of:=([.E171]-[.$E$1])/1000000" office:value-type="float" office:value="1548110226.52625" calcext:value-type="float">
            <text:p>1548110226.52625</text:p>
          </table:table-cell>
          <table:table-cell table:formula="of:=SQRT([.C171]*[.C171]+[.D171]*[.D171])" office:value-type="float" office:value="1.59943307939907" calcext:value-type="float">
            <text:p>1.5994330794</text:p>
          </table:table-cell>
        </table:table-row>
        <table:table-row table:style-name="ro1">
          <table:table-cell table:number-columns-repeated="2" office:value-type="float" office:value="1.10136" calcext:value-type="float">
            <text:p>1.10136</text:p>
          </table:table-cell>
          <table:table-cell office:value-type="float" office:value="0.967524" calcext:value-type="float">
            <text:p>0.967524</text:p>
          </table:table-cell>
          <table:table-cell office:value-type="float" office:value="1.78503" calcext:value-type="float">
            <text:p>1.78503</text:p>
          </table:table-cell>
          <table:table-cell office:value-type="float" office:value="1548110226542971" calcext:value-type="float">
            <text:p>1548110226542971</text:p>
          </table:table-cell>
          <table:table-cell table:formula="of:=([.E172]-[.$E$1])/1000000" office:value-type="float" office:value="1548110226.54297" calcext:value-type="float">
            <text:p>1548110226.54297</text:p>
          </table:table-cell>
          <table:table-cell table:formula="of:=SQRT([.C172]*[.C172]+[.D172]*[.D172])" office:value-type="float" office:value="2.03037799226548" calcext:value-type="float">
            <text:p>2.0303779923</text:p>
          </table:table-cell>
        </table:table-row>
        <table:table-row table:style-name="ro1">
          <table:table-cell table:number-columns-repeated="2" office:value-type="float" office:value="1.10855" calcext:value-type="float">
            <text:p>1.10855</text:p>
          </table:table-cell>
          <table:table-cell office:value-type="float" office:value="0.879166" calcext:value-type="float">
            <text:p>0.879166</text:p>
          </table:table-cell>
          <table:table-cell office:value-type="float" office:value="1.61252" calcext:value-type="float">
            <text:p>1.61252</text:p>
          </table:table-cell>
          <table:table-cell office:value-type="float" office:value="1548110226559760" calcext:value-type="float">
            <text:p>1548110226559760</text:p>
          </table:table-cell>
          <table:table-cell table:formula="of:=([.E173]-[.$E$1])/1000000" office:value-type="float" office:value="1548110226.55976" calcext:value-type="float">
            <text:p>1548110226.55976</text:p>
          </table:table-cell>
          <table:table-cell table:formula="of:=SQRT([.C173]*[.C173]+[.D173]*[.D173])" office:value-type="float" office:value="1.8366147135303" calcext:value-type="float">
            <text:p>1.8366147135</text:p>
          </table:table-cell>
        </table:table-row>
        <table:table-row table:style-name="ro1">
          <table:table-cell table:number-columns-repeated="2" office:value-type="float" office:value="1.12838" calcext:value-type="float">
            <text:p>1.12838</text:p>
          </table:table-cell>
          <table:table-cell office:value-type="float" office:value="0.9419" calcext:value-type="float">
            <text:p>0.9419</text:p>
          </table:table-cell>
          <table:table-cell office:value-type="float" office:value="1.80291" calcext:value-type="float">
            <text:p>1.80291</text:p>
          </table:table-cell>
          <table:table-cell office:value-type="float" office:value="1548110226576480" calcext:value-type="float">
            <text:p>1548110226576480</text:p>
          </table:table-cell>
          <table:table-cell table:formula="of:=([.E174]-[.$E$1])/1000000" office:value-type="float" office:value="1548110226.57648" calcext:value-type="float">
            <text:p>1548110226.57648</text:p>
          </table:table-cell>
          <table:table-cell table:formula="of:=SQRT([.C174]*[.C174]+[.D174]*[.D174])" office:value-type="float" office:value="2.03412390922972" calcext:value-type="float">
            <text:p>2.0341239092</text:p>
          </table:table-cell>
        </table:table-row>
        <table:table-row table:style-name="ro1">
          <table:table-cell table:number-columns-repeated="2" office:value-type="float" office:value="1.13834" calcext:value-type="float">
            <text:p>1.13834</text:p>
          </table:table-cell>
          <table:table-cell office:value-type="float" office:value="0.708944" calcext:value-type="float">
            <text:p>0.708944</text:p>
          </table:table-cell>
          <table:table-cell office:value-type="float" office:value="1.57698" calcext:value-type="float">
            <text:p>1.57698</text:p>
          </table:table-cell>
          <table:table-cell office:value-type="float" office:value="1548110226593327" calcext:value-type="float">
            <text:p>1548110226593327</text:p>
          </table:table-cell>
          <table:table-cell table:formula="of:=([.E175]-[.$E$1])/1000000" office:value-type="float" office:value="1548110226.59333" calcext:value-type="float">
            <text:p>1548110226.59333</text:p>
          </table:table-cell>
          <table:table-cell table:formula="of:=SQRT([.C175]*[.C175]+[.D175]*[.D175])" office:value-type="float" office:value="1.72900766786501" calcext:value-type="float">
            <text:p>1.7290076679</text:p>
          </table:table-cell>
        </table:table-row>
        <table:table-row table:style-name="ro1">
          <table:table-cell table:number-columns-repeated="2" office:value-type="float" office:value="1.14261" calcext:value-type="float">
            <text:p>1.14261</text:p>
          </table:table-cell>
          <table:table-cell office:value-type="float" office:value="0.613591" calcext:value-type="float">
            <text:p>0.613591</text:p>
          </table:table-cell>
          <table:table-cell office:value-type="float" office:value="1.31172" calcext:value-type="float">
            <text:p>1.31172</text:p>
          </table:table-cell>
          <table:table-cell office:value-type="float" office:value="1548110226609949" calcext:value-type="float">
            <text:p>1548110226609949</text:p>
          </table:table-cell>
          <table:table-cell table:formula="of:=([.E176]-[.$E$1])/1000000" office:value-type="float" office:value="1548110226.60995" calcext:value-type="float">
            <text:p>1548110226.60995</text:p>
          </table:table-cell>
          <table:table-cell table:formula="of:=SQRT([.C176]*[.C176]+[.D176]*[.D176])" office:value-type="float" office:value="1.44813786418317" calcext:value-type="float">
            <text:p>1.4481378642</text:p>
          </table:table-cell>
        </table:table-row>
        <table:table-row table:style-name="ro1">
          <table:table-cell table:number-columns-repeated="2" office:value-type="float" office:value="1.15858" calcext:value-type="float">
            <text:p>1.15858</text:p>
          </table:table-cell>
          <table:table-cell office:value-type="float" office:value="0.715943" calcext:value-type="float">
            <text:p>0.715943</text:p>
          </table:table-cell>
          <table:table-cell office:value-type="float" office:value="1.43685" calcext:value-type="float">
            <text:p>1.43685</text:p>
          </table:table-cell>
          <table:table-cell office:value-type="float" office:value="1548110226626737" calcext:value-type="float">
            <text:p>1548110226626737</text:p>
          </table:table-cell>
          <table:table-cell table:formula="of:=([.E177]-[.$E$1])/1000000" office:value-type="float" office:value="1548110226.62674" calcext:value-type="float">
            <text:p>1548110226.62674</text:p>
          </table:table-cell>
          <table:table-cell table:formula="of:=SQRT([.C177]*[.C177]+[.D177]*[.D177])" office:value-type="float" office:value="1.60533868755132" calcext:value-type="float">
            <text:p>1.6053386876</text:p>
          </table:table-cell>
        </table:table-row>
        <table:table-row table:style-name="ro1">
          <table:table-cell table:number-columns-repeated="2" office:value-type="float" office:value="1.16459" calcext:value-type="float">
            <text:p>1.16459</text:p>
          </table:table-cell>
          <table:table-cell office:value-type="float" office:value="0.674886" calcext:value-type="float">
            <text:p>0.674886</text:p>
          </table:table-cell>
          <table:table-cell office:value-type="float" office:value="1.33911" calcext:value-type="float">
            <text:p>1.33911</text:p>
          </table:table-cell>
          <table:table-cell office:value-type="float" office:value="1548110226643478" calcext:value-type="float">
            <text:p>1548110226643478</text:p>
          </table:table-cell>
          <table:table-cell table:formula="of:=([.E178]-[.$E$1])/1000000" office:value-type="float" office:value="1548110226.64348" calcext:value-type="float">
            <text:p>1548110226.64348</text:p>
          </table:table-cell>
          <table:table-cell table:formula="of:=SQRT([.C178]*[.C178]+[.D178]*[.D178])" office:value-type="float" office:value="1.49956217113396" calcext:value-type="float">
            <text:p>1.4995621711</text:p>
          </table:table-cell>
        </table:table-row>
        <table:table-row table:style-name="ro1">
          <table:table-cell table:number-columns-repeated="2" office:value-type="float" office:value="1.18604" calcext:value-type="float">
            <text:p>1.18604</text:p>
          </table:table-cell>
          <table:table-cell office:value-type="float" office:value="0.896622" calcext:value-type="float">
            <text:p>0.896622</text:p>
          </table:table-cell>
          <table:table-cell office:value-type="float" office:value="1.66712" calcext:value-type="float">
            <text:p>1.66712</text:p>
          </table:table-cell>
          <table:table-cell office:value-type="float" office:value="1548110226660249" calcext:value-type="float">
            <text:p>1548110226660249</text:p>
          </table:table-cell>
          <table:table-cell table:formula="of:=([.E179]-[.$E$1])/1000000" office:value-type="float" office:value="1548110226.66025" calcext:value-type="float">
            <text:p>1548110226.66025</text:p>
          </table:table-cell>
          <table:table-cell table:formula="of:=SQRT([.C179]*[.C179]+[.D179]*[.D179])" office:value-type="float" office:value="1.89293954084223" calcext:value-type="float">
            <text:p>1.8929395408</text:p>
          </table:table-cell>
        </table:table-row>
        <table:table-row table:style-name="ro1">
          <table:table-cell table:number-columns-repeated="2" office:value-type="float" office:value="1.20209" calcext:value-type="float">
            <text:p>1.20209</text:p>
          </table:table-cell>
          <table:table-cell office:value-type="float" office:value="0.847222" calcext:value-type="float">
            <text:p>0.847222</text:p>
          </table:table-cell>
          <table:table-cell office:value-type="float" office:value="1.51723" calcext:value-type="float">
            <text:p>1.51723</text:p>
          </table:table-cell>
          <table:table-cell office:value-type="float" office:value="1548110226677039" calcext:value-type="float">
            <text:p>1548110226677039</text:p>
          </table:table-cell>
          <table:table-cell table:formula="of:=([.E180]-[.$E$1])/1000000" office:value-type="float" office:value="1548110226.67704" calcext:value-type="float">
            <text:p>1548110226.67704</text:p>
          </table:table-cell>
          <table:table-cell table:formula="of:=SQRT([.C180]*[.C180]+[.D180]*[.D180])" office:value-type="float" office:value="1.73774911600726" calcext:value-type="float">
            <text:p>1.737749116</text:p>
          </table:table-cell>
        </table:table-row>
        <table:table-row table:style-name="ro1">
          <table:table-cell table:number-columns-repeated="2" office:value-type="float" office:value="1.20477" calcext:value-type="float">
            <text:p>1.20477</text:p>
          </table:table-cell>
          <table:table-cell office:value-type="float" office:value="0.651507" calcext:value-type="float">
            <text:p>0.651507</text:p>
          </table:table-cell>
          <table:table-cell office:value-type="float" office:value="1.34304" calcext:value-type="float">
            <text:p>1.34304</text:p>
          </table:table-cell>
          <table:table-cell office:value-type="float" office:value="1548110226693820" calcext:value-type="float">
            <text:p>1548110226693820</text:p>
          </table:table-cell>
          <table:table-cell table:formula="of:=([.E181]-[.$E$1])/1000000" office:value-type="float" office:value="1548110226.69382" calcext:value-type="float">
            <text:p>1548110226.69382</text:p>
          </table:table-cell>
          <table:table-cell table:formula="of:=SQRT([.C181]*[.C181]+[.D181]*[.D181])" office:value-type="float" office:value="1.49272161257516" calcext:value-type="float">
            <text:p>1.4927216126</text:p>
          </table:table-cell>
        </table:table-row>
        <table:table-row table:style-name="ro1">
          <table:table-cell table:number-columns-repeated="2" office:value-type="float" office:value="1.22038" calcext:value-type="float">
            <text:p>1.22038</text:p>
          </table:table-cell>
          <table:table-cell office:value-type="float" office:value="0.723091" calcext:value-type="float">
            <text:p>0.723091</text:p>
          </table:table-cell>
          <table:table-cell office:value-type="float" office:value="1.58757" calcext:value-type="float">
            <text:p>1.58757</text:p>
          </table:table-cell>
          <table:table-cell office:value-type="float" office:value="1548110226710611" calcext:value-type="float">
            <text:p>1548110226710611</text:p>
          </table:table-cell>
          <table:table-cell table:formula="of:=([.E182]-[.$E$1])/1000000" office:value-type="float" office:value="1548110226.71061" calcext:value-type="float">
            <text:p>1548110226.71061</text:p>
          </table:table-cell>
          <table:table-cell table:formula="of:=SQRT([.C182]*[.C182]+[.D182]*[.D182])" office:value-type="float" office:value="1.74448820551502" calcext:value-type="float">
            <text:p>1.7444882055</text:p>
          </table:table-cell>
        </table:table-row>
        <table:table-row table:style-name="ro1">
          <table:table-cell table:number-columns-repeated="2" office:value-type="float" office:value="1.23295" calcext:value-type="float">
            <text:p>1.23295</text:p>
          </table:table-cell>
          <table:table-cell office:value-type="float" office:value="0.673191" calcext:value-type="float">
            <text:p>0.673191</text:p>
          </table:table-cell>
          <table:table-cell office:value-type="float" office:value="1.47035" calcext:value-type="float">
            <text:p>1.47035</text:p>
          </table:table-cell>
          <table:table-cell office:value-type="float" office:value="1548110226727436" calcext:value-type="float">
            <text:p>1548110226727436</text:p>
          </table:table-cell>
          <table:table-cell table:formula="of:=([.E183]-[.$E$1])/1000000" office:value-type="float" office:value="1548110226.72744" calcext:value-type="float">
            <text:p>1548110226.72744</text:p>
          </table:table-cell>
          <table:table-cell table:formula="of:=SQRT([.C183]*[.C183]+[.D183]*[.D183])" office:value-type="float" office:value="1.61713179579804" calcext:value-type="float">
            <text:p>1.6171317958</text:p>
          </table:table-cell>
        </table:table-row>
        <table:table-row table:style-name="ro1">
          <table:table-cell table:number-columns-repeated="2" office:value-type="float" office:value="1.23976" calcext:value-type="float">
            <text:p>1.23976</text:p>
          </table:table-cell>
          <table:table-cell office:value-type="float" office:value="0.675788" calcext:value-type="float">
            <text:p>0.675788</text:p>
          </table:table-cell>
          <table:table-cell office:value-type="float" office:value="1.18441" calcext:value-type="float">
            <text:p>1.18441</text:p>
          </table:table-cell>
          <table:table-cell office:value-type="float" office:value="1548110226744172" calcext:value-type="float">
            <text:p>1548110226744172</text:p>
          </table:table-cell>
          <table:table-cell table:formula="of:=([.E184]-[.$E$1])/1000000" office:value-type="float" office:value="1548110226.74417" calcext:value-type="float">
            <text:p>1548110226.74417</text:p>
          </table:table-cell>
          <table:table-cell table:formula="of:=SQRT([.C184]*[.C184]+[.D184]*[.D184])" office:value-type="float" office:value="1.36364088712681" calcext:value-type="float">
            <text:p>1.3636408871</text:p>
          </table:table-cell>
        </table:table-row>
        <table:table-row table:style-name="ro1">
          <table:table-cell table:number-columns-repeated="2" office:value-type="float" office:value="1.25968" calcext:value-type="float">
            <text:p>1.25968</text:p>
          </table:table-cell>
          <table:table-cell office:value-type="float" office:value="0.853173" calcext:value-type="float">
            <text:p>0.853173</text:p>
          </table:table-cell>
          <table:table-cell office:value-type="float" office:value="1.45236" calcext:value-type="float">
            <text:p>1.45236</text:p>
          </table:table-cell>
          <table:table-cell office:value-type="float" office:value="1548110226760905" calcext:value-type="float">
            <text:p>1548110226760905</text:p>
          </table:table-cell>
          <table:table-cell table:formula="of:=([.E185]-[.$E$1])/1000000" office:value-type="float" office:value="1548110226.76091" calcext:value-type="float">
            <text:p>1548110226.76091</text:p>
          </table:table-cell>
          <table:table-cell table:formula="of:=SQRT([.C185]*[.C185]+[.D185]*[.D185])" office:value-type="float" office:value="1.6844149540802" calcext:value-type="float">
            <text:p>1.6844149541</text:p>
          </table:table-cell>
        </table:table-row>
        <table:table-row table:style-name="ro1">
          <table:table-cell table:number-columns-repeated="2" office:value-type="float" office:value="1.27022" calcext:value-type="float">
            <text:p>1.27022</text:p>
          </table:table-cell>
          <table:table-cell office:value-type="float" office:value="0.68142" calcext:value-type="float">
            <text:p>0.68142</text:p>
          </table:table-cell>
          <table:table-cell office:value-type="float" office:value="1.52033" calcext:value-type="float">
            <text:p>1.52033</text:p>
          </table:table-cell>
          <table:table-cell office:value-type="float" office:value="1548110226777658" calcext:value-type="float">
            <text:p>1548110226777658</text:p>
          </table:table-cell>
          <table:table-cell table:formula="of:=([.E186]-[.$E$1])/1000000" office:value-type="float" office:value="1548110226.77766" calcext:value-type="float">
            <text:p>1548110226.77766</text:p>
          </table:table-cell>
          <table:table-cell table:formula="of:=SQRT([.C186]*[.C186]+[.D186]*[.D186])" office:value-type="float" office:value="1.66605417838076" calcext:value-type="float">
            <text:p>1.6660541784</text:p>
          </table:table-cell>
        </table:table-row>
        <table:table-row table:style-name="ro1">
          <table:table-cell table:number-columns-repeated="2" office:value-type="float" office:value="1.27448" calcext:value-type="float">
            <text:p>1.27448</text:p>
          </table:table-cell>
          <table:table-cell office:value-type="float" office:value="0.595028" calcext:value-type="float">
            <text:p>0.595028</text:p>
          </table:table-cell>
          <table:table-cell office:value-type="float" office:value="1.41816" calcext:value-type="float">
            <text:p>1.41816</text:p>
          </table:table-cell>
          <table:table-cell office:value-type="float" office:value="1548110226796209" calcext:value-type="float">
            <text:p>1548110226796209</text:p>
          </table:table-cell>
          <table:table-cell table:formula="of:=([.E187]-[.$E$1])/1000000" office:value-type="float" office:value="1548110226.79621" calcext:value-type="float">
            <text:p>1548110226.79621</text:p>
          </table:table-cell>
          <table:table-cell table:formula="of:=SQRT([.C187]*[.C187]+[.D187]*[.D187])" office:value-type="float" office:value="1.53793241281404" calcext:value-type="float">
            <text:p>1.5379324128</text:p>
          </table:table-cell>
        </table:table-row>
        <table:table-row table:style-name="ro1">
          <table:table-cell table:number-columns-repeated="2" office:value-type="float" office:value="1.29242" calcext:value-type="float">
            <text:p>1.29242</text:p>
          </table:table-cell>
          <table:table-cell office:value-type="float" office:value="0.762088" calcext:value-type="float">
            <text:p>0.762088</text:p>
          </table:table-cell>
          <table:table-cell office:value-type="float" office:value="1.50598" calcext:value-type="float">
            <text:p>1.50598</text:p>
          </table:table-cell>
          <table:table-cell office:value-type="float" office:value="1548110226812950" calcext:value-type="float">
            <text:p>1548110226812950</text:p>
          </table:table-cell>
          <table:table-cell table:formula="of:=([.E188]-[.$E$1])/1000000" office:value-type="float" office:value="1548110226.81295" calcext:value-type="float">
            <text:p>1548110226.81295</text:p>
          </table:table-cell>
          <table:table-cell table:formula="of:=SQRT([.C188]*[.C188]+[.D188]*[.D188])" office:value-type="float" office:value="1.68782519241301" calcext:value-type="float">
            <text:p>1.6878251924</text:p>
          </table:table-cell>
        </table:table-row>
        <table:table-row table:style-name="ro1">
          <table:table-cell table:number-columns-repeated="2" office:value-type="float" office:value="1.30301" calcext:value-type="float">
            <text:p>1.30301</text:p>
          </table:table-cell>
          <table:table-cell office:value-type="float" office:value="0.868063" calcext:value-type="float">
            <text:p>0.868063</text:p>
          </table:table-cell>
          <table:table-cell office:value-type="float" office:value="1.3954" calcext:value-type="float">
            <text:p>1.3954</text:p>
          </table:table-cell>
          <table:table-cell office:value-type="float" office:value="1548110226829688" calcext:value-type="float">
            <text:p>1548110226829688</text:p>
          </table:table-cell>
          <table:table-cell table:formula="of:=([.E189]-[.$E$1])/1000000" office:value-type="float" office:value="1548110226.82969" calcext:value-type="float">
            <text:p>1548110226.82969</text:p>
          </table:table-cell>
          <table:table-cell table:formula="of:=SQRT([.C189]*[.C189]+[.D189]*[.D189])" office:value-type="float" office:value="1.64337291323941" calcext:value-type="float">
            <text:p>1.6433729132</text:p>
          </table:table-cell>
        </table:table-row>
        <table:table-row table:style-name="ro1">
          <table:table-cell table:number-columns-repeated="2" office:value-type="float" office:value="1.31868" calcext:value-type="float">
            <text:p>1.31868</text:p>
          </table:table-cell>
          <table:table-cell office:value-type="float" office:value="0.821072" calcext:value-type="float">
            <text:p>0.821072</text:p>
          </table:table-cell>
          <table:table-cell office:value-type="float" office:value="1.67876" calcext:value-type="float">
            <text:p>1.67876</text:p>
          </table:table-cell>
          <table:table-cell office:value-type="float" office:value="1548110226846455" calcext:value-type="float">
            <text:p>1548110226846455</text:p>
          </table:table-cell>
          <table:table-cell table:formula="of:=([.E190]-[.$E$1])/1000000" office:value-type="float" office:value="1548110226.84646" calcext:value-type="float">
            <text:p>1548110226.84646</text:p>
          </table:table-cell>
          <table:table-cell table:formula="of:=SQRT([.C190]*[.C190]+[.D190]*[.D190])" office:value-type="float" office:value="1.86879489692796" calcext:value-type="float">
            <text:p>1.8687948969</text:p>
          </table:table-cell>
        </table:table-row>
        <table:table-row table:style-name="ro1">
          <table:table-cell table:number-columns-repeated="2" office:value-type="float" office:value="1.33094" calcext:value-type="float">
            <text:p>1.33094</text:p>
          </table:table-cell>
          <table:table-cell office:value-type="float" office:value="0.711792" calcext:value-type="float">
            <text:p>0.711792</text:p>
          </table:table-cell>
          <table:table-cell office:value-type="float" office:value="1.5043" calcext:value-type="float">
            <text:p>1.5043</text:p>
          </table:table-cell>
          <table:table-cell office:value-type="float" office:value="1548110226863225" calcext:value-type="float">
            <text:p>1548110226863225</text:p>
          </table:table-cell>
          <table:table-cell table:formula="of:=([.E191]-[.$E$1])/1000000" office:value-type="float" office:value="1548110226.86323" calcext:value-type="float">
            <text:p>1548110226.86323</text:p>
          </table:table-cell>
          <table:table-cell table:formula="of:=SQRT([.C191]*[.C191]+[.D191]*[.D191])" office:value-type="float" office:value="1.66420141246906" calcext:value-type="float">
            <text:p>1.6642014125</text:p>
          </table:table-cell>
        </table:table-row>
        <table:table-row table:style-name="ro1">
          <table:table-cell table:number-columns-repeated="2" office:value-type="float" office:value="1.33598" calcext:value-type="float">
            <text:p>1.33598</text:p>
          </table:table-cell>
          <table:table-cell office:value-type="float" office:value="0.64163" calcext:value-type="float">
            <text:p>0.64163</text:p>
          </table:table-cell>
          <table:table-cell office:value-type="float" office:value="1.2061" calcext:value-type="float">
            <text:p>1.2061</text:p>
          </table:table-cell>
          <table:table-cell office:value-type="float" office:value="1548110226880001" calcext:value-type="float">
            <text:p>1548110226880001</text:p>
          </table:table-cell>
          <table:table-cell table:formula="of:=([.E192]-[.$E$1])/1000000" office:value-type="float" office:value="1548110226.88" calcext:value-type="float">
            <text:p>1548110226.88</text:p>
          </table:table-cell>
          <table:table-cell table:formula="of:=SQRT([.C192]*[.C192]+[.D192]*[.D192])" office:value-type="float" office:value="1.36615016264684" calcext:value-type="float">
            <text:p>1.3661501626</text:p>
          </table:table-cell>
        </table:table-row>
        <table:table-row table:style-name="ro1">
          <table:table-cell table:number-columns-repeated="2" office:value-type="float" office:value="1.35533" calcext:value-type="float">
            <text:p>1.35533</text:p>
          </table:table-cell>
          <table:table-cell office:value-type="float" office:value="0.821921" calcext:value-type="float">
            <text:p>0.821921</text:p>
          </table:table-cell>
          <table:table-cell office:value-type="float" office:value="1.47667" calcext:value-type="float">
            <text:p>1.47667</text:p>
          </table:table-cell>
          <table:table-cell office:value-type="float" office:value="1548110226896740" calcext:value-type="float">
            <text:p>1548110226896740</text:p>
          </table:table-cell>
          <table:table-cell table:formula="of:=([.E193]-[.$E$1])/1000000" office:value-type="float" office:value="1548110226.89674" calcext:value-type="float">
            <text:p>1548110226.89674</text:p>
          </table:table-cell>
          <table:table-cell table:formula="of:=SQRT([.C193]*[.C193]+[.D193]*[.D193])" office:value-type="float" office:value="1.69000249086828" calcext:value-type="float">
            <text:p>1.6900024909</text:p>
          </table:table-cell>
        </table:table-row>
        <table:table-row table:style-name="ro1">
          <table:table-cell table:number-columns-repeated="2" office:value-type="float" office:value="1.36401" calcext:value-type="float">
            <text:p>1.36401</text:p>
          </table:table-cell>
          <table:table-cell office:value-type="float" office:value="0.617824" calcext:value-type="float">
            <text:p>0.617824</text:p>
          </table:table-cell>
          <table:table-cell office:value-type="float" office:value="1.39262" calcext:value-type="float">
            <text:p>1.39262</text:p>
          </table:table-cell>
          <table:table-cell office:value-type="float" office:value="1548110226913509" calcext:value-type="float">
            <text:p>1548110226913509</text:p>
          </table:table-cell>
          <table:table-cell table:formula="of:=([.E194]-[.$E$1])/1000000" office:value-type="float" office:value="1548110226.91351" calcext:value-type="float">
            <text:p>1548110226.91351</text:p>
          </table:table-cell>
          <table:table-cell table:formula="of:=SQRT([.C194]*[.C194]+[.D194]*[.D194])" office:value-type="float" office:value="1.52351467317384" calcext:value-type="float">
            <text:p>1.5235146732</text:p>
          </table:table-cell>
        </table:table-row>
        <table:table-row table:style-name="ro1">
          <table:table-cell table:number-columns-repeated="2" office:value-type="float" office:value="1.36961" calcext:value-type="float">
            <text:p>1.36961</text:p>
          </table:table-cell>
          <table:table-cell office:value-type="float" office:value="0.598103" calcext:value-type="float">
            <text:p>0.598103</text:p>
          </table:table-cell>
          <table:table-cell office:value-type="float" office:value="1.23514" calcext:value-type="float">
            <text:p>1.23514</text:p>
          </table:table-cell>
          <table:table-cell office:value-type="float" office:value="1548110226930252" calcext:value-type="float">
            <text:p>1548110226930252</text:p>
          </table:table-cell>
          <table:table-cell table:formula="of:=([.E195]-[.$E$1])/1000000" office:value-type="float" office:value="1548110226.93025" calcext:value-type="float">
            <text:p>1548110226.93025</text:p>
          </table:table-cell>
          <table:table-cell table:formula="of:=SQRT([.C195]*[.C195]+[.D195]*[.D195])" office:value-type="float" office:value="1.37233305658976" calcext:value-type="float">
            <text:p>1.3723330566</text:p>
          </table:table-cell>
        </table:table-row>
        <table:table-row table:style-name="ro1">
          <table:table-cell table:number-columns-repeated="2" office:value-type="float" office:value="1.3891" calcext:value-type="float">
            <text:p>1.3891</text:p>
          </table:table-cell>
          <table:table-cell office:value-type="float" office:value="0.806542" calcext:value-type="float">
            <text:p>0.806542</text:p>
          </table:table-cell>
          <table:table-cell office:value-type="float" office:value="1.51823" calcext:value-type="float">
            <text:p>1.51823</text:p>
          </table:table-cell>
          <table:table-cell office:value-type="float" office:value="1548110226947430" calcext:value-type="float">
            <text:p>1548110226947430</text:p>
          </table:table-cell>
          <table:table-cell table:formula="of:=([.E196]-[.$E$1])/1000000" office:value-type="float" office:value="1548110226.94743" calcext:value-type="float">
            <text:p>1548110226.94743</text:p>
          </table:table-cell>
          <table:table-cell table:formula="of:=SQRT([.C196]*[.C196]+[.D196]*[.D196])" office:value-type="float" office:value="1.71916617308043" calcext:value-type="float">
            <text:p>1.7191661731</text:p>
          </table:table-cell>
        </table:table-row>
        <table:table-row table:style-name="ro1">
          <table:table-cell table:number-columns-repeated="2" office:value-type="float" office:value="1.38997" calcext:value-type="float">
            <text:p>1.38997</text:p>
          </table:table-cell>
          <table:table-cell office:value-type="float" office:value="0.549469" calcext:value-type="float">
            <text:p>0.549469</text:p>
          </table:table-cell>
          <table:table-cell office:value-type="float" office:value="1.44743" calcext:value-type="float">
            <text:p>1.44743</text:p>
          </table:table-cell>
          <table:table-cell office:value-type="float" office:value="1548110226964145" calcext:value-type="float">
            <text:p>1548110226964145</text:p>
          </table:table-cell>
          <table:table-cell table:formula="of:=([.E197]-[.$E$1])/1000000" office:value-type="float" office:value="1548110226.96415" calcext:value-type="float">
            <text:p>1548110226.96415</text:p>
          </table:table-cell>
          <table:table-cell table:formula="of:=SQRT([.C197]*[.C197]+[.D197]*[.D197])" office:value-type="float" office:value="1.54821503250065" calcext:value-type="float">
            <text:p>1.5482150325</text:p>
          </table:table-cell>
        </table:table-row>
        <table:table-row table:style-name="ro1">
          <table:table-cell table:number-columns-repeated="2" office:value-type="float" office:value="1.40547" calcext:value-type="float">
            <text:p>1.40547</text:p>
          </table:table-cell>
          <table:table-cell office:value-type="float" office:value="0.675446" calcext:value-type="float">
            <text:p>0.675446</text:p>
          </table:table-cell>
          <table:table-cell office:value-type="float" office:value="1.57355" calcext:value-type="float">
            <text:p>1.57355</text:p>
          </table:table-cell>
          <table:table-cell office:value-type="float" office:value="1548110226980921" calcext:value-type="float">
            <text:p>1548110226980921</text:p>
          </table:table-cell>
          <table:table-cell table:formula="of:=([.E198]-[.$E$1])/1000000" office:value-type="float" office:value="1548110226.98092" calcext:value-type="float">
            <text:p>1548110226.98092</text:p>
          </table:table-cell>
          <table:table-cell table:formula="of:=SQRT([.C198]*[.C198]+[.D198]*[.D198])" office:value-type="float" office:value="1.71239215760176" calcext:value-type="float">
            <text:p>1.7123921576</text:p>
          </table:table-cell>
        </table:table-row>
        <table:table-row table:style-name="ro1">
          <table:table-cell table:number-columns-repeated="2" office:value-type="float" office:value="1.42402" calcext:value-type="float">
            <text:p>1.42402</text:p>
          </table:table-cell>
          <table:table-cell office:value-type="float" office:value="0.807711" calcext:value-type="float">
            <text:p>0.807711</text:p>
          </table:table-cell>
          <table:table-cell office:value-type="float" office:value="1.46701" calcext:value-type="float">
            <text:p>1.46701</text:p>
          </table:table-cell>
          <table:table-cell office:value-type="float" office:value="1548110226997660" calcext:value-type="float">
            <text:p>1548110226997660</text:p>
          </table:table-cell>
          <table:table-cell table:formula="of:=([.E199]-[.$E$1])/1000000" office:value-type="float" office:value="1548110226.99766" calcext:value-type="float">
            <text:p>1548110226.99766</text:p>
          </table:table-cell>
          <table:table-cell table:formula="of:=SQRT([.C199]*[.C199]+[.D199]*[.D199])" office:value-type="float" office:value="1.67466874325074" calcext:value-type="float">
            <text:p>1.6746687433</text:p>
          </table:table-cell>
        </table:table-row>
        <table:table-row table:style-name="ro1">
          <table:table-cell table:number-columns-repeated="2" office:value-type="float" office:value="1.42664" calcext:value-type="float">
            <text:p>1.42664</text:p>
          </table:table-cell>
          <table:table-cell office:value-type="float" office:value="0.623324" calcext:value-type="float">
            <text:p>0.623324</text:p>
          </table:table-cell>
          <table:table-cell office:value-type="float" office:value="1.25335" calcext:value-type="float">
            <text:p>1.25335</text:p>
          </table:table-cell>
          <table:table-cell office:value-type="float" office:value="1548110227014436" calcext:value-type="float">
            <text:p>1548110227014436</text:p>
          </table:table-cell>
          <table:table-cell table:formula="of:=([.E200]-[.$E$1])/1000000" office:value-type="float" office:value="1548110227.01444" calcext:value-type="float">
            <text:p>1548110227.01444</text:p>
          </table:table-cell>
          <table:table-cell table:formula="of:=SQRT([.C200]*[.C200]+[.D200]*[.D200])" office:value-type="float" office:value="1.39979249586358" calcext:value-type="float">
            <text:p>1.3997924959</text:p>
          </table:table-cell>
        </table:table-row>
        <table:table-row table:style-name="ro1">
          <table:table-cell table:number-columns-repeated="2" office:value-type="float" office:value="1.44322" calcext:value-type="float">
            <text:p>1.44322</text:p>
          </table:table-cell>
          <table:table-cell office:value-type="float" office:value="0.737166" calcext:value-type="float">
            <text:p>0.737166</text:p>
          </table:table-cell>
          <table:table-cell office:value-type="float" office:value="1.50145" calcext:value-type="float">
            <text:p>1.50145</text:p>
          </table:table-cell>
          <table:table-cell office:value-type="float" office:value="1548110227031173" calcext:value-type="float">
            <text:p>1548110227031173</text:p>
          </table:table-cell>
          <table:table-cell table:formula="of:=([.E201]-[.$E$1])/1000000" office:value-type="float" office:value="1548110227.03117" calcext:value-type="float">
            <text:p>1548110227.03117</text:p>
          </table:table-cell>
          <table:table-cell table:formula="of:=SQRT([.C201]*[.C201]+[.D201]*[.D201])" office:value-type="float" office:value="1.67265232910369" calcext:value-type="float">
            <text:p>1.6726523291</text:p>
          </table:table-cell>
        </table:table-row>
        <table:table-row table:style-name="ro1">
          <table:table-cell table:number-columns-repeated="2" office:value-type="float" office:value="1.46674" calcext:value-type="float">
            <text:p>1.46674</text:p>
          </table:table-cell>
          <table:table-cell office:value-type="float" office:value="0.751241" calcext:value-type="float">
            <text:p>0.751241</text:p>
          </table:table-cell>
          <table:table-cell office:value-type="float" office:value="1.59956" calcext:value-type="float">
            <text:p>1.59956</text:p>
          </table:table-cell>
          <table:table-cell office:value-type="float" office:value="1548110227047952" calcext:value-type="float">
            <text:p>1548110227047952</text:p>
          </table:table-cell>
          <table:table-cell table:formula="of:=([.E202]-[.$E$1])/1000000" office:value-type="float" office:value="1548110227.04795" calcext:value-type="float">
            <text:p>1548110227.04795</text:p>
          </table:table-cell>
          <table:table-cell table:formula="of:=SQRT([.C202]*[.C202]+[.D202]*[.D202])" office:value-type="float" office:value="1.76718851107656" calcext:value-type="float">
            <text:p>1.7671885111</text:p>
          </table:table-cell>
        </table:table-row>
        <table:table-row table:style-name="ro1">
          <table:table-cell table:number-columns-repeated="2" office:value-type="float" office:value="1.47379" calcext:value-type="float">
            <text:p>1.47379</text:p>
          </table:table-cell>
          <table:table-cell office:value-type="float" office:value="0.734763" calcext:value-type="float">
            <text:p>0.734763</text:p>
          </table:table-cell>
          <table:table-cell office:value-type="float" office:value="1.49279" calcext:value-type="float">
            <text:p>1.49279</text:p>
          </table:table-cell>
          <table:table-cell office:value-type="float" office:value="1548110227064717" calcext:value-type="float">
            <text:p>1548110227064717</text:p>
          </table:table-cell>
          <table:table-cell table:formula="of:=([.E203]-[.$E$1])/1000000" office:value-type="float" office:value="1548110227.06472" calcext:value-type="float">
            <text:p>1548110227.06472</text:p>
          </table:table-cell>
          <table:table-cell table:formula="of:=SQRT([.C203]*[.C203]+[.D203]*[.D203])" office:value-type="float" office:value="1.66382049821157" calcext:value-type="float">
            <text:p>1.6638204982</text:p>
          </table:table-cell>
        </table:table-row>
        <table:table-row table:style-name="ro1">
          <table:table-cell table:number-columns-repeated="2" office:value-type="float" office:value="1.48918" calcext:value-type="float">
            <text:p>1.48918</text:p>
          </table:table-cell>
          <table:table-cell office:value-type="float" office:value="0.754094" calcext:value-type="float">
            <text:p>0.754094</text:p>
          </table:table-cell>
          <table:table-cell office:value-type="float" office:value="1.57694" calcext:value-type="float">
            <text:p>1.57694</text:p>
          </table:table-cell>
          <table:table-cell office:value-type="float" office:value="1548110227081523" calcext:value-type="float">
            <text:p>1548110227081523</text:p>
          </table:table-cell>
          <table:table-cell table:formula="of:=([.E204]-[.$E$1])/1000000" office:value-type="float" office:value="1548110227.08152" calcext:value-type="float">
            <text:p>1548110227.08152</text:p>
          </table:table-cell>
          <table:table-cell table:formula="of:=SQRT([.C204]*[.C204]+[.D204]*[.D204])" office:value-type="float" office:value="1.74796954333764" calcext:value-type="float">
            <text:p>1.7479695433</text:p>
          </table:table-cell>
        </table:table-row>
        <table:table-row table:style-name="ro1">
          <table:table-cell table:number-columns-repeated="2" office:value-type="float" office:value="1.50163" calcext:value-type="float">
            <text:p>1.50163</text:p>
          </table:table-cell>
          <table:table-cell office:value-type="float" office:value="0.685184" calcext:value-type="float">
            <text:p>0.685184</text:p>
          </table:table-cell>
          <table:table-cell office:value-type="float" office:value="1.45743" calcext:value-type="float">
            <text:p>1.45743</text:p>
          </table:table-cell>
          <table:table-cell office:value-type="float" office:value="1548110227098324" calcext:value-type="float">
            <text:p>1548110227098324</text:p>
          </table:table-cell>
          <table:table-cell table:formula="of:=([.E205]-[.$E$1])/1000000" office:value-type="float" office:value="1548110227.09832" calcext:value-type="float">
            <text:p>1548110227.09832</text:p>
          </table:table-cell>
          <table:table-cell table:formula="of:=SQRT([.C205]*[.C205]+[.D205]*[.D205])" office:value-type="float" office:value="1.61045935023396" calcext:value-type="float">
            <text:p>1.6104593502</text:p>
          </table:table-cell>
        </table:table-row>
        <table:table-row table:style-name="ro1">
          <table:table-cell table:number-columns-repeated="2" office:value-type="float" office:value="1.50714" calcext:value-type="float">
            <text:p>1.50714</text:p>
          </table:table-cell>
          <table:table-cell office:value-type="float" office:value="0.639874" calcext:value-type="float">
            <text:p>0.639874</text:p>
          </table:table-cell>
          <table:table-cell office:value-type="float" office:value="1.26112" calcext:value-type="float">
            <text:p>1.26112</text:p>
          </table:table-cell>
          <table:table-cell office:value-type="float" office:value="1548110227115118" calcext:value-type="float">
            <text:p>1548110227115118</text:p>
          </table:table-cell>
          <table:table-cell table:formula="of:=([.E206]-[.$E$1])/1000000" office:value-type="float" office:value="1548110227.11512" calcext:value-type="float">
            <text:p>1548110227.11512</text:p>
          </table:table-cell>
          <table:table-cell table:formula="of:=SQRT([.C206]*[.C206]+[.D206]*[.D206])" office:value-type="float" office:value="1.41416490915169" calcext:value-type="float">
            <text:p>1.4141649092</text:p>
          </table:table-cell>
        </table:table-row>
        <table:table-row table:style-name="ro1">
          <table:table-cell table:number-columns-repeated="2" office:value-type="float" office:value="1.52041" calcext:value-type="float">
            <text:p>1.52041</text:p>
          </table:table-cell>
          <table:table-cell office:value-type="float" office:value="0.652776" calcext:value-type="float">
            <text:p>0.652776</text:p>
          </table:table-cell>
          <table:table-cell office:value-type="float" office:value="1.4601" calcext:value-type="float">
            <text:p>1.4601</text:p>
          </table:table-cell>
          <table:table-cell office:value-type="float" office:value="1548110227131853" calcext:value-type="float">
            <text:p>1548110227131853</text:p>
          </table:table-cell>
          <table:table-cell table:formula="of:=([.E207]-[.$E$1])/1000000" office:value-type="float" office:value="1548110227.13185" calcext:value-type="float">
            <text:p>1548110227.13185</text:p>
          </table:table-cell>
          <table:table-cell table:formula="of:=SQRT([.C207]*[.C207]+[.D207]*[.D207])" office:value-type="float" office:value="1.59937754022495" calcext:value-type="float">
            <text:p>1.5993775402</text:p>
          </table:table-cell>
        </table:table-row>
        <table:table-row table:style-name="ro1">
          <table:table-cell table:number-columns-repeated="2" office:value-type="float" office:value="1.53502" calcext:value-type="float">
            <text:p>1.53502</text:p>
          </table:table-cell>
          <table:table-cell office:value-type="float" office:value="0.693758" calcext:value-type="float">
            <text:p>0.693758</text:p>
          </table:table-cell>
          <table:table-cell office:value-type="float" office:value="1.31707" calcext:value-type="float">
            <text:p>1.31707</text:p>
          </table:table-cell>
          <table:table-cell office:value-type="float" office:value="1548110227148632" calcext:value-type="float">
            <text:p>1548110227148632</text:p>
          </table:table-cell>
          <table:table-cell table:formula="of:=([.E208]-[.$E$1])/1000000" office:value-type="float" office:value="1548110227.14863" calcext:value-type="float">
            <text:p>1548110227.14863</text:p>
          </table:table-cell>
          <table:table-cell table:formula="of:=SQRT([.C208]*[.C208]+[.D208]*[.D208])" office:value-type="float" office:value="1.48861464034988" calcext:value-type="float">
            <text:p>1.4886146403</text:p>
          </table:table-cell>
        </table:table-row>
        <table:table-row table:style-name="ro1">
          <table:table-cell table:number-columns-repeated="2" office:value-type="float" office:value="1.53769" calcext:value-type="float">
            <text:p>1.53769</text:p>
          </table:table-cell>
          <table:table-cell office:value-type="float" office:value="0.549606" calcext:value-type="float">
            <text:p>0.549606</text:p>
          </table:table-cell>
          <table:table-cell office:value-type="float" office:value="1.26192" calcext:value-type="float">
            <text:p>1.26192</text:p>
          </table:table-cell>
          <table:table-cell office:value-type="float" office:value="1548110227165425" calcext:value-type="float">
            <text:p>1548110227165425</text:p>
          </table:table-cell>
          <table:table-cell table:formula="of:=([.E209]-[.$E$1])/1000000" office:value-type="float" office:value="1548110227.16543" calcext:value-type="float">
            <text:p>1548110227.16543</text:p>
          </table:table-cell>
          <table:table-cell table:formula="of:=SQRT([.C209]*[.C209]+[.D209]*[.D209])" office:value-type="float" office:value="1.37641158148135" calcext:value-type="float">
            <text:p>1.3764115815</text:p>
          </table:table-cell>
        </table:table-row>
        <table:table-row table:style-name="ro1">
          <table:table-cell table:number-columns-repeated="2" office:value-type="float" office:value="1.55209" calcext:value-type="float">
            <text:p>1.55209</text:p>
          </table:table-cell>
          <table:table-cell office:value-type="float" office:value="0.643891" calcext:value-type="float">
            <text:p>0.643891</text:p>
          </table:table-cell>
          <table:table-cell office:value-type="float" office:value="1.45597" calcext:value-type="float">
            <text:p>1.45597</text:p>
          </table:table-cell>
          <table:table-cell office:value-type="float" office:value="1548110227182214" calcext:value-type="float">
            <text:p>1548110227182214</text:p>
          </table:table-cell>
          <table:table-cell table:formula="of:=([.E210]-[.$E$1])/1000000" office:value-type="float" office:value="1548110227.18221" calcext:value-type="float">
            <text:p>1548110227.18221</text:p>
          </table:table-cell>
          <table:table-cell table:formula="of:=SQRT([.C210]*[.C210]+[.D210]*[.D210])" office:value-type="float" office:value="1.59199380048447" calcext:value-type="float">
            <text:p>1.5919938005</text:p>
          </table:table-cell>
        </table:table-row>
        <table:table-row table:style-name="ro1">
          <table:table-cell table:number-columns-repeated="2" office:value-type="float" office:value="1.56283" calcext:value-type="float">
            <text:p>1.56283</text:p>
          </table:table-cell>
          <table:table-cell office:value-type="float" office:value="0.587672" calcext:value-type="float">
            <text:p>0.587672</text:p>
          </table:table-cell>
          <table:table-cell office:value-type="float" office:value="1.25614" calcext:value-type="float">
            <text:p>1.25614</text:p>
          </table:table-cell>
          <table:table-cell office:value-type="float" office:value="1548110227198971" calcext:value-type="float">
            <text:p>1548110227198971</text:p>
          </table:table-cell>
          <table:table-cell table:formula="of:=([.E211]-[.$E$1])/1000000" office:value-type="float" office:value="1548110227.19897" calcext:value-type="float">
            <text:p>1548110227.19897</text:p>
          </table:table-cell>
          <table:table-cell table:formula="of:=SQRT([.C211]*[.C211]+[.D211]*[.D211])" office:value-type="float" office:value="1.3868114793237" calcext:value-type="float">
            <text:p>1.3868114793</text:p>
          </table:table-cell>
        </table:table-row>
        <table:table-row table:style-name="ro1">
          <table:table-cell table:number-columns-repeated="2" office:value-type="float" office:value="1.56407" calcext:value-type="float">
            <text:p>1.56407</text:p>
          </table:table-cell>
          <table:table-cell office:value-type="float" office:value="0.43069" calcext:value-type="float">
            <text:p>0.43069</text:p>
          </table:table-cell>
          <table:table-cell office:value-type="float" office:value="1.14295" calcext:value-type="float">
            <text:p>1.14295</text:p>
          </table:table-cell>
          <table:table-cell office:value-type="float" office:value="1548110227215774" calcext:value-type="float">
            <text:p>1548110227215774</text:p>
          </table:table-cell>
          <table:table-cell table:formula="of:=([.E212]-[.$E$1])/1000000" office:value-type="float" office:value="1548110227.21577" calcext:value-type="float">
            <text:p>1548110227.21577</text:p>
          </table:table-cell>
          <table:table-cell table:formula="of:=SQRT([.C212]*[.C212]+[.D212]*[.D212])" office:value-type="float" office:value="1.22140434688927" calcext:value-type="float">
            <text:p>1.2214043469</text:p>
          </table:table-cell>
        </table:table-row>
        <table:table-row table:style-name="ro1">
          <table:table-cell table:number-columns-repeated="2" office:value-type="float" office:value="1.58033" calcext:value-type="float">
            <text:p>1.58033</text:p>
          </table:table-cell>
          <table:table-cell office:value-type="float" office:value="0.642237" calcext:value-type="float">
            <text:p>0.642237</text:p>
          </table:table-cell>
          <table:table-cell office:value-type="float" office:value="1.28141" calcext:value-type="float">
            <text:p>1.28141</text:p>
          </table:table-cell>
          <table:table-cell office:value-type="float" office:value="1548110227232556" calcext:value-type="float">
            <text:p>1548110227232556</text:p>
          </table:table-cell>
          <table:table-cell table:formula="of:=([.E213]-[.$E$1])/1000000" office:value-type="float" office:value="1548110227.23256" calcext:value-type="float">
            <text:p>1548110227.23256</text:p>
          </table:table-cell>
          <table:table-cell table:formula="of:=SQRT([.C213]*[.C213]+[.D213]*[.D213])" office:value-type="float" office:value="1.43334571973024" calcext:value-type="float">
            <text:p>1.4333457197</text:p>
          </table:table-cell>
        </table:table-row>
        <table:table-row table:style-name="ro1">
          <table:table-cell table:number-columns-repeated="2" office:value-type="float" office:value="1.59562" calcext:value-type="float">
            <text:p>1.59562</text:p>
          </table:table-cell>
          <table:table-cell office:value-type="float" office:value="0.706683" calcext:value-type="float">
            <text:p>0.706683</text:p>
          </table:table-cell>
          <table:table-cell office:value-type="float" office:value="1.49719" calcext:value-type="float">
            <text:p>1.49719</text:p>
          </table:table-cell>
          <table:table-cell office:value-type="float" office:value="1548110227249326" calcext:value-type="float">
            <text:p>1548110227249326</text:p>
          </table:table-cell>
          <table:table-cell table:formula="of:=([.E214]-[.$E$1])/1000000" office:value-type="float" office:value="1548110227.24933" calcext:value-type="float">
            <text:p>1548110227.24933</text:p>
          </table:table-cell>
          <table:table-cell table:formula="of:=SQRT([.C214]*[.C214]+[.D214]*[.D214])" office:value-type="float" office:value="1.65559015417132" calcext:value-type="float">
            <text:p>1.6555901542</text:p>
          </table:table-cell>
        </table:table-row>
        <table:table-row table:style-name="ro1">
          <table:table-cell table:number-columns-repeated="2" office:value-type="float" office:value="1.60082" calcext:value-type="float">
            <text:p>1.60082</text:p>
          </table:table-cell>
          <table:table-cell office:value-type="float" office:value="0.643753" calcext:value-type="float">
            <text:p>0.643753</text:p>
          </table:table-cell>
          <table:table-cell office:value-type="float" office:value="1.19963" calcext:value-type="float">
            <text:p>1.19963</text:p>
          </table:table-cell>
          <table:table-cell office:value-type="float" office:value="1548110227266088" calcext:value-type="float">
            <text:p>1548110227266088</text:p>
          </table:table-cell>
          <table:table-cell table:formula="of:=([.E215]-[.$E$1])/1000000" office:value-type="float" office:value="1548110227.26609" calcext:value-type="float">
            <text:p>1548110227.26609</text:p>
          </table:table-cell>
          <table:table-cell table:formula="of:=SQRT([.C215]*[.C215]+[.D215]*[.D215])" office:value-type="float" office:value="1.36144410899199" calcext:value-type="float">
            <text:p>1.361444109</text:p>
          </table:table-cell>
        </table:table-row>
        <table:table-row table:style-name="ro1">
          <table:table-cell table:number-columns-repeated="2" office:value-type="float" office:value="1.61486" calcext:value-type="float">
            <text:p>1.61486</text:p>
          </table:table-cell>
          <table:table-cell office:value-type="float" office:value="0.67591" calcext:value-type="float">
            <text:p>0.67591</text:p>
          </table:table-cell>
          <table:table-cell office:value-type="float" office:value="1.40587" calcext:value-type="float">
            <text:p>1.40587</text:p>
          </table:table-cell>
          <table:table-cell office:value-type="float" office:value="1548110227282869" calcext:value-type="float">
            <text:p>1548110227282869</text:p>
          </table:table-cell>
          <table:table-cell table:formula="of:=([.E216]-[.$E$1])/1000000" office:value-type="float" office:value="1548110227.28287" calcext:value-type="float">
            <text:p>1548110227.28287</text:p>
          </table:table-cell>
          <table:table-cell table:formula="of:=SQRT([.C216]*[.C216]+[.D216]*[.D216])" office:value-type="float" office:value="1.55991178757005" calcext:value-type="float">
            <text:p>1.5599117876</text:p>
          </table:table-cell>
        </table:table-row>
        <table:table-row table:style-name="ro1">
          <table:table-cell table:number-columns-repeated="2" office:value-type="float" office:value="1.62141" calcext:value-type="float">
            <text:p>1.62141</text:p>
          </table:table-cell>
          <table:table-cell office:value-type="float" office:value="0.668401" calcext:value-type="float">
            <text:p>0.668401</text:p>
          </table:table-cell>
          <table:table-cell office:value-type="float" office:value="1.36884" calcext:value-type="float">
            <text:p>1.36884</text:p>
          </table:table-cell>
          <table:table-cell office:value-type="float" office:value="1548110227299615" calcext:value-type="float">
            <text:p>1548110227299615</text:p>
          </table:table-cell>
          <table:table-cell table:formula="of:=([.E217]-[.$E$1])/1000000" office:value-type="float" office:value="1548110227.29962" calcext:value-type="float">
            <text:p>1548110227.29962</text:p>
          </table:table-cell>
          <table:table-cell table:formula="of:=SQRT([.C217]*[.C217]+[.D217]*[.D217])" office:value-type="float" office:value="1.52331311371005" calcext:value-type="float">
            <text:p>1.5233131137</text:p>
          </table:table-cell>
        </table:table-row>
        <table:table-row table:style-name="ro1">
          <table:table-cell table:number-columns-repeated="2" office:value-type="float" office:value="1.63499" calcext:value-type="float">
            <text:p>1.63499</text:p>
          </table:table-cell>
          <table:table-cell office:value-type="float" office:value="0.674174" calcext:value-type="float">
            <text:p>0.674174</text:p>
          </table:table-cell>
          <table:table-cell office:value-type="float" office:value="1.44636" calcext:value-type="float">
            <text:p>1.44636</text:p>
          </table:table-cell>
          <table:table-cell office:value-type="float" office:value="1548110227316456" calcext:value-type="float">
            <text:p>1548110227316456</text:p>
          </table:table-cell>
          <table:table-cell table:formula="of:=([.E218]-[.$E$1])/1000000" office:value-type="float" office:value="1548110227.31646" calcext:value-type="float">
            <text:p>1548110227.31646</text:p>
          </table:table-cell>
          <table:table-cell table:formula="of:=SQRT([.C218]*[.C218]+[.D218]*[.D218])" office:value-type="float" office:value="1.5957655942763" calcext:value-type="float">
            <text:p>1.5957655943</text:p>
          </table:table-cell>
        </table:table-row>
        <table:table-row table:style-name="ro1">
          <table:table-cell table:number-columns-repeated="2" office:value-type="float" office:value="1.64834" calcext:value-type="float">
            <text:p>1.64834</text:p>
          </table:table-cell>
          <table:table-cell office:value-type="float" office:value="0.670778" calcext:value-type="float">
            <text:p>0.670778</text:p>
          </table:table-cell>
          <table:table-cell office:value-type="float" office:value="1.28613" calcext:value-type="float">
            <text:p>1.28613</text:p>
          </table:table-cell>
          <table:table-cell office:value-type="float" office:value="1548110227333239" calcext:value-type="float">
            <text:p>1548110227333239</text:p>
          </table:table-cell>
          <table:table-cell table:formula="of:=([.E219]-[.$E$1])/1000000" office:value-type="float" office:value="1548110227.33324" calcext:value-type="float">
            <text:p>1548110227.33324</text:p>
          </table:table-cell>
          <table:table-cell table:formula="of:=SQRT([.C219]*[.C219]+[.D219]*[.D219])" office:value-type="float" office:value="1.45054248548052" calcext:value-type="float">
            <text:p>1.4505424855</text:p>
          </table:table-cell>
        </table:table-row>
        <table:table-row table:style-name="ro1">
          <table:table-cell table:number-columns-repeated="2" office:value-type="float" office:value="1.65385" calcext:value-type="float">
            <text:p>1.65385</text:p>
          </table:table-cell>
          <table:table-cell office:value-type="float" office:value="0.630428" calcext:value-type="float">
            <text:p>0.630428</text:p>
          </table:table-cell>
          <table:table-cell office:value-type="float" office:value="1.23216" calcext:value-type="float">
            <text:p>1.23216</text:p>
          </table:table-cell>
          <table:table-cell office:value-type="float" office:value="1548110227350045" calcext:value-type="float">
            <text:p>1548110227350045</text:p>
          </table:table-cell>
          <table:table-cell table:formula="of:=([.E220]-[.$E$1])/1000000" office:value-type="float" office:value="1548110227.35005" calcext:value-type="float">
            <text:p>1548110227.35005</text:p>
          </table:table-cell>
          <table:table-cell table:formula="of:=SQRT([.C220]*[.C220]+[.D220]*[.D220])" office:value-type="float" office:value="1.38407287697722" calcext:value-type="float">
            <text:p>1.384072877</text:p>
          </table:table-cell>
        </table:table-row>
        <table:table-row table:style-name="ro1">
          <table:table-cell table:number-columns-repeated="2" office:value-type="float" office:value="1.66889" calcext:value-type="float">
            <text:p>1.66889</text:p>
          </table:table-cell>
          <table:table-cell office:value-type="float" office:value="0.697519" calcext:value-type="float">
            <text:p>0.697519</text:p>
          </table:table-cell>
          <table:table-cell office:value-type="float" office:value="1.36061" calcext:value-type="float">
            <text:p>1.36061</text:p>
          </table:table-cell>
          <table:table-cell office:value-type="float" office:value="1548110227366821" calcext:value-type="float">
            <text:p>1548110227366821</text:p>
          </table:table-cell>
          <table:table-cell table:formula="of:=([.E221]-[.$E$1])/1000000" office:value-type="float" office:value="1548110227.36682" calcext:value-type="float">
            <text:p>1548110227.36682</text:p>
          </table:table-cell>
          <table:table-cell table:formula="of:=SQRT([.C221]*[.C221]+[.D221]*[.D221])" office:value-type="float" office:value="1.52898408345574" calcext:value-type="float">
            <text:p>1.5289840835</text:p>
          </table:table-cell>
        </table:table-row>
        <table:table-row table:style-name="ro1">
          <table:table-cell table:number-columns-repeated="2" office:value-type="float" office:value="1.67808" calcext:value-type="float">
            <text:p>1.67808</text:p>
          </table:table-cell>
          <table:table-cell office:value-type="float" office:value="0.572313" calcext:value-type="float">
            <text:p>0.572313</text:p>
          </table:table-cell>
          <table:table-cell office:value-type="float" office:value="1.15332" calcext:value-type="float">
            <text:p>1.15332</text:p>
          </table:table-cell>
          <table:table-cell office:value-type="float" office:value="1548110227383615" calcext:value-type="float">
            <text:p>1548110227383615</text:p>
          </table:table-cell>
          <table:table-cell table:formula="of:=([.E222]-[.$E$1])/1000000" office:value-type="float" office:value="1548110227.38361" calcext:value-type="float">
            <text:p>1548110227.38361</text:p>
          </table:table-cell>
          <table:table-cell table:formula="of:=SQRT([.C222]*[.C222]+[.D222]*[.D222])" office:value-type="float" office:value="1.28751279308945" calcext:value-type="float">
            <text:p>1.2875127931</text:p>
          </table:table-cell>
        </table:table-row>
        <table:table-row table:style-name="ro1">
          <table:table-cell table:number-columns-repeated="2" office:value-type="float" office:value="1.68331" calcext:value-type="float">
            <text:p>1.68331</text:p>
          </table:table-cell>
          <table:table-cell office:value-type="float" office:value="0.555686" calcext:value-type="float">
            <text:p>0.555686</text:p>
          </table:table-cell>
          <table:table-cell office:value-type="float" office:value="1.12901" calcext:value-type="float">
            <text:p>1.12901</text:p>
          </table:table-cell>
          <table:table-cell office:value-type="float" office:value="1548110227400392" calcext:value-type="float">
            <text:p>1548110227400392</text:p>
          </table:table-cell>
          <table:table-cell table:formula="of:=([.E223]-[.$E$1])/1000000" office:value-type="float" office:value="1548110227.40039" calcext:value-type="float">
            <text:p>1548110227.40039</text:p>
          </table:table-cell>
          <table:table-cell table:formula="of:=SQRT([.C223]*[.C223]+[.D223]*[.D223])" office:value-type="float" office:value="1.25835229991287" calcext:value-type="float">
            <text:p>1.2583522999</text:p>
          </table:table-cell>
        </table:table-row>
        <table:table-row table:style-name="ro1">
          <table:table-cell table:number-columns-repeated="2" office:value-type="float" office:value="1.69668" calcext:value-type="float">
            <text:p>1.69668</text:p>
          </table:table-cell>
          <table:table-cell office:value-type="float" office:value="0.618151" calcext:value-type="float">
            <text:p>0.618151</text:p>
          </table:table-cell>
          <table:table-cell office:value-type="float" office:value="1.4097" calcext:value-type="float">
            <text:p>1.4097</text:p>
          </table:table-cell>
          <table:table-cell office:value-type="float" office:value="1548110227417189" calcext:value-type="float">
            <text:p>1548110227417189</text:p>
          </table:table-cell>
          <table:table-cell table:formula="of:=([.E224]-[.$E$1])/1000000" office:value-type="float" office:value="1548110227.41719" calcext:value-type="float">
            <text:p>1548110227.41719</text:p>
          </table:table-cell>
          <table:table-cell table:formula="of:=SQRT([.C224]*[.C224]+[.D224]*[.D224])" office:value-type="float" office:value="1.53927409800886" calcext:value-type="float">
            <text:p>1.539274098</text:p>
          </table:table-cell>
        </table:table-row>
        <table:table-row table:style-name="ro1">
          <table:table-cell table:number-columns-repeated="2" office:value-type="float" office:value="1.71086" calcext:value-type="float">
            <text:p>1.71086</text:p>
          </table:table-cell>
          <table:table-cell office:value-type="float" office:value="0.665894" calcext:value-type="float">
            <text:p>0.665894</text:p>
          </table:table-cell>
          <table:table-cell office:value-type="float" office:value="1.28443" calcext:value-type="float">
            <text:p>1.28443</text:p>
          </table:table-cell>
          <table:table-cell office:value-type="float" office:value="1548110227433907" calcext:value-type="float">
            <text:p>1548110227433907</text:p>
          </table:table-cell>
          <table:table-cell table:formula="of:=([.E225]-[.$E$1])/1000000" office:value-type="float" office:value="1548110227.43391" calcext:value-type="float">
            <text:p>1548110227.43391</text:p>
          </table:table-cell>
          <table:table-cell table:formula="of:=SQRT([.C225]*[.C225]+[.D225]*[.D225])" office:value-type="float" office:value="1.44678099383977" calcext:value-type="float">
            <text:p>1.4467809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7:39:55.745998652</dc:date>
    <meta:editing-duration>PT2M42S</meta:editing-duration>
    <meta:editing-cycles>1</meta:editing-cycles>
    <meta:document-statistic meta:table-count="1" meta:cell-count="149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test.F1:test.G289" svg:x="0.32cm" svg:y="0.18cm" svg:width="11.238cm" svg:height="8.64cm">
          <chartooo:coordinate-region svg:x="1.246cm" svg:y="0.379cm" svg:width="9.3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G1:test.G289" chart:class="chart:scatter">
            <chart:domain table:cell-range-address="test.F1:test.F289"/>
            <chart:regression-curve chart:style-name="ch7">
              <chart:equation chart:display-equation="true" chart:display-r-square="true" svg:x="7.848cm" svg:y="0.924cm"/>
            </chart:regression-curve>
            <chart:data-point chart:repeated="2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F1:test.F289</svg:desc>
                </draw:g>
              </table:table-cell>
              <table:table-cell office:value-type="float" office:value="NaN">
                <text:p>NaN</text:p>
                <draw:g>
                  <svg:desc>test.G1:test.G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8110223.83543">
                <text:p>1548110223.83543</text:p>
              </table:table-cell>
              <table:table-cell office:value-type="float" office:value="2.1155175741175">
                <text:p>2.1155175741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110223.85219">
                <text:p>1548110223.85219</text:p>
              </table:table-cell>
              <table:table-cell office:value-type="float" office:value="2.32982239857462">
                <text:p>2.32982239857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110223.86902">
                <text:p>1548110223.86902</text:p>
              </table:table-cell>
              <table:table-cell office:value-type="float" office:value="2.22607411651095">
                <text:p>2.22607411651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110223.8858">
                <text:p>1548110223.8858</text:p>
              </table:table-cell>
              <table:table-cell office:value-type="float" office:value="2.65432216439527">
                <text:p>2.654322164395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110223.90253">
                <text:p>1548110223.90253</text:p>
              </table:table-cell>
              <table:table-cell office:value-type="float" office:value="2.73056794187583">
                <text:p>2.73056794187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110223.91927">
                <text:p>1548110223.91927</text:p>
              </table:table-cell>
              <table:table-cell office:value-type="float" office:value="2.56209946949762">
                <text:p>2.56209946949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110223.93941">
                <text:p>1548110223.93941</text:p>
              </table:table-cell>
              <table:table-cell office:value-type="float" office:value="2.91734577698633">
                <text:p>2.91734577698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110223.95615">
                <text:p>1548110223.95615</text:p>
              </table:table-cell>
              <table:table-cell office:value-type="float" office:value="2.59224017594821">
                <text:p>2.59224017594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110223.97287">
                <text:p>1548110223.97287</text:p>
              </table:table-cell>
              <table:table-cell office:value-type="float" office:value="2.18874065864369">
                <text:p>2.18874065864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110223.98965">
                <text:p>1548110223.98965</text:p>
              </table:table-cell>
              <table:table-cell office:value-type="float" office:value="2.18874065864369">
                <text:p>2.18874065864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110224.00643">
                <text:p>1548110224.00643</text:p>
              </table:table-cell>
              <table:table-cell office:value-type="float" office:value="1.99270026657297">
                <text:p>1.99270026657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110224.02322">
                <text:p>1548110224.02322</text:p>
              </table:table-cell>
              <table:table-cell office:value-type="float" office:value="2.16734680182937">
                <text:p>2.16734680182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110224.03999">
                <text:p>1548110224.03999</text:p>
              </table:table-cell>
              <table:table-cell office:value-type="float" office:value="2.54925432018855">
                <text:p>2.54925432018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110224.05681">
                <text:p>1548110224.05681</text:p>
              </table:table-cell>
              <table:table-cell office:value-type="float" office:value="2.24239926565275">
                <text:p>2.24239926565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110224.07375">
                <text:p>1548110224.07375</text:p>
              </table:table-cell>
              <table:table-cell office:value-type="float" office:value="1.98057415471979">
                <text:p>1.98057415471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110224.09054">
                <text:p>1548110224.09054</text:p>
              </table:table-cell>
              <table:table-cell office:value-type="float" office:value="2.33114645848346">
                <text:p>2.33114645848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110224.10737">
                <text:p>1548110224.10737</text:p>
              </table:table-cell>
              <table:table-cell office:value-type="float" office:value="2.33878701539922">
                <text:p>2.33878701539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110224.12417">
                <text:p>1548110224.12417</text:p>
              </table:table-cell>
              <table:table-cell office:value-type="float" office:value="2.59150110109952">
                <text:p>2.59150110109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110224.14099">
                <text:p>1548110224.14099</text:p>
              </table:table-cell>
              <table:table-cell office:value-type="float" office:value="2.2144101306217">
                <text:p>2.2144101306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110224.15777">
                <text:p>1548110224.15777</text:p>
              </table:table-cell>
              <table:table-cell office:value-type="float" office:value="1.81587757425687">
                <text:p>1.81587757425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110224.17459">
                <text:p>1548110224.17459</text:p>
              </table:table-cell>
              <table:table-cell office:value-type="float" office:value="2.21245098560397">
                <text:p>2.212450985603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110224.1913">
                <text:p>1548110224.1913</text:p>
              </table:table-cell>
              <table:table-cell office:value-type="float" office:value="2.18351343959683">
                <text:p>2.18351343959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110224.2081">
                <text:p>1548110224.2081</text:p>
              </table:table-cell>
              <table:table-cell office:value-type="float" office:value="1.90336547454765">
                <text:p>1.90336547454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110224.22491">
                <text:p>1548110224.22491</text:p>
              </table:table-cell>
              <table:table-cell office:value-type="float" office:value="2.20645532644556">
                <text:p>2.20645532644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110224.24179">
                <text:p>1548110224.24179</text:p>
              </table:table-cell>
              <table:table-cell office:value-type="float" office:value="2.16913982347842">
                <text:p>2.16913982347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110224.25842">
                <text:p>1548110224.25842</text:p>
              </table:table-cell>
              <table:table-cell office:value-type="float" office:value="1.99145023741494">
                <text:p>1.99145023741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110224.27519">
                <text:p>1548110224.27519</text:p>
              </table:table-cell>
              <table:table-cell office:value-type="float" office:value="2.26181061189924">
                <text:p>2.26181061189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110224.292">
                <text:p>1548110224.292</text:p>
              </table:table-cell>
              <table:table-cell office:value-type="float" office:value="2.02753476714951">
                <text:p>2.02753476714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110224.30881">
                <text:p>1548110224.30881</text:p>
              </table:table-cell>
              <table:table-cell office:value-type="float" office:value="1.90045294396494">
                <text:p>1.90045294396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110224.3256">
                <text:p>1548110224.3256</text:p>
              </table:table-cell>
              <table:table-cell office:value-type="float" office:value="2.24345568855282">
                <text:p>2.24345568855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8110224.34235">
                <text:p>1548110224.34235</text:p>
              </table:table-cell>
              <table:table-cell office:value-type="float" office:value="2.02298592184919">
                <text:p>2.022985921849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110224.35908">
                <text:p>1548110224.35908</text:p>
              </table:table-cell>
              <table:table-cell office:value-type="float" office:value="1.85090841133239">
                <text:p>1.85090841133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8110224.37586">
                <text:p>1548110224.37586</text:p>
              </table:table-cell>
              <table:table-cell office:value-type="float" office:value="2.13208851603305">
                <text:p>2.13208851603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110224.39267">
                <text:p>1548110224.39267</text:p>
              </table:table-cell>
              <table:table-cell office:value-type="float" office:value="1.9120594751095">
                <text:p>1.9120594751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8110224.40943">
                <text:p>1548110224.40943</text:p>
              </table:table-cell>
              <table:table-cell office:value-type="float" office:value="1.85326837684022">
                <text:p>1.853268376840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8110224.42622">
                <text:p>1548110224.42622</text:p>
              </table:table-cell>
              <table:table-cell office:value-type="float" office:value="2.52605803278547">
                <text:p>2.52605803278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8110224.44295">
                <text:p>1548110224.44295</text:p>
              </table:table-cell>
              <table:table-cell office:value-type="float" office:value="2.18949705021496">
                <text:p>2.18949705021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8110224.45966">
                <text:p>1548110224.45966</text:p>
              </table:table-cell>
              <table:table-cell office:value-type="float" office:value="2.18949705021496">
                <text:p>2.18949705021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8110224.47716">
                <text:p>1548110224.47716</text:p>
              </table:table-cell>
              <table:table-cell office:value-type="float" office:value="1.7006215076389">
                <text:p>1.7006215076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8110224.49395">
                <text:p>1548110224.49395</text:p>
              </table:table-cell>
              <table:table-cell office:value-type="float" office:value="1.80482364254904">
                <text:p>1.80482364254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8110224.51068">
                <text:p>1548110224.51068</text:p>
              </table:table-cell>
              <table:table-cell office:value-type="float" office:value="2.08073266387107">
                <text:p>2.08073266387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8110224.52738">
                <text:p>1548110224.52738</text:p>
              </table:table-cell>
              <table:table-cell office:value-type="float" office:value="1.98692334187809">
                <text:p>1.986923341878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8110224.54432">
                <text:p>1548110224.54432</text:p>
              </table:table-cell>
              <table:table-cell office:value-type="float" office:value="1.84558869670926">
                <text:p>1.845588696709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8110224.56109">
                <text:p>1548110224.56109</text:p>
              </table:table-cell>
              <table:table-cell office:value-type="float" office:value="2.02347264271697">
                <text:p>2.02347264271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8110224.57785">
                <text:p>1548110224.57785</text:p>
              </table:table-cell>
              <table:table-cell office:value-type="float" office:value="1.92859333479715">
                <text:p>1.92859333479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8110224.59458">
                <text:p>1548110224.59458</text:p>
              </table:table-cell>
              <table:table-cell office:value-type="float" office:value="1.78941321131845">
                <text:p>1.78941321131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8110224.61136">
                <text:p>1548110224.61136</text:p>
              </table:table-cell>
              <table:table-cell office:value-type="float" office:value="2.03719189636126">
                <text:p>2.03719189636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8110224.62808">
                <text:p>1548110224.62808</text:p>
              </table:table-cell>
              <table:table-cell office:value-type="float" office:value="1.90361873919123">
                <text:p>1.90361873919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8110224.64484">
                <text:p>1548110224.64484</text:p>
              </table:table-cell>
              <table:table-cell office:value-type="float" office:value="1.76585732917357">
                <text:p>1.76585732917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8110224.66156">
                <text:p>1548110224.66156</text:p>
              </table:table-cell>
              <table:table-cell office:value-type="float" office:value="2.03533929645649">
                <text:p>2.035339296456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8110224.6784">
                <text:p>1548110224.6784</text:p>
              </table:table-cell>
              <table:table-cell office:value-type="float" office:value="1.85073226582993">
                <text:p>1.850732265829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8110224.69516">
                <text:p>1548110224.69516</text:p>
              </table:table-cell>
              <table:table-cell office:value-type="float" office:value="2.12217659474889">
                <text:p>2.122176594748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8110224.7121">
                <text:p>1548110224.7121</text:p>
              </table:table-cell>
              <table:table-cell office:value-type="float" office:value="1.99663210981117">
                <text:p>1.99663210981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8110224.72866">
                <text:p>1548110224.72866</text:p>
              </table:table-cell>
              <table:table-cell office:value-type="float" office:value="1.72317929281895">
                <text:p>1.72317929281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8110224.74542">
                <text:p>1548110224.74542</text:p>
              </table:table-cell>
              <table:table-cell office:value-type="float" office:value="1.96049963061078">
                <text:p>1.96049963061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8110224.76223">
                <text:p>1548110224.76223</text:p>
              </table:table-cell>
              <table:table-cell office:value-type="float" office:value="1.77867560063773">
                <text:p>1.77867560063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8110224.77899">
                <text:p>1548110224.77899</text:p>
              </table:table-cell>
              <table:table-cell office:value-type="float" office:value="2.12757608477347">
                <text:p>2.12757608477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8110224.79582">
                <text:p>1548110224.79582</text:p>
              </table:table-cell>
              <table:table-cell office:value-type="float" office:value="2.02303065555122">
                <text:p>2.02303065555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8110224.81262">
                <text:p>1548110224.81262</text:p>
              </table:table-cell>
              <table:table-cell office:value-type="float" office:value="1.68177807278487">
                <text:p>1.681778072784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8110224.83472">
                <text:p>1548110224.83472</text:p>
              </table:table-cell>
              <table:table-cell office:value-type="float" office:value="1.96466853014675">
                <text:p>1.96466853014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8110224.85195">
                <text:p>1548110224.85195</text:p>
              </table:table-cell>
              <table:table-cell office:value-type="float" office:value="1.6677627939848">
                <text:p>1.66776279398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8110224.86879">
                <text:p>1548110224.86879</text:p>
              </table:table-cell>
              <table:table-cell office:value-type="float" office:value="2.14958424487155">
                <text:p>2.14958424487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8110224.88557">
                <text:p>1548110224.88557</text:p>
              </table:table-cell>
              <table:table-cell office:value-type="float" office:value="2.10557956207881">
                <text:p>2.10557956207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8110224.90238">
                <text:p>1548110224.90238</text:p>
              </table:table-cell>
              <table:table-cell office:value-type="float" office:value="2.2478100410177">
                <text:p>2.2478100410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8110224.91919">
                <text:p>1548110224.91919</text:p>
              </table:table-cell>
              <table:table-cell office:value-type="float" office:value="1.94101622280727">
                <text:p>1.941016222807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8110224.93599">
                <text:p>1548110224.93599</text:p>
              </table:table-cell>
              <table:table-cell office:value-type="float" office:value="1.66395100828149">
                <text:p>1.66395100828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8110224.95272">
                <text:p>1548110224.95272</text:p>
              </table:table-cell>
              <table:table-cell office:value-type="float" office:value="1.95418172985524">
                <text:p>1.954181729855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8110224.96954">
                <text:p>1548110224.96954</text:p>
              </table:table-cell>
              <table:table-cell office:value-type="float" office:value="1.89736014187502">
                <text:p>1.89736014187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8110224.98637">
                <text:p>1548110224.98637</text:p>
              </table:table-cell>
              <table:table-cell office:value-type="float" office:value="1.6970953277412">
                <text:p>1.6970953277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8110225.00321">
                <text:p>1548110225.00321</text:p>
              </table:table-cell>
              <table:table-cell office:value-type="float" office:value="2.0429207392038">
                <text:p>2.04292073920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8110225.02004">
                <text:p>1548110225.02004</text:p>
              </table:table-cell>
              <table:table-cell office:value-type="float" office:value="1.95716452628899">
                <text:p>1.95716452628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8110225.03675">
                <text:p>1548110225.03675</text:p>
              </table:table-cell>
              <table:table-cell office:value-type="float" office:value="1.62971765959629">
                <text:p>1.629717659596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8110225.05352">
                <text:p>1548110225.05352</text:p>
              </table:table-cell>
              <table:table-cell office:value-type="float" office:value="2.02014728425924">
                <text:p>2.020147284259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8110225.07029">
                <text:p>1548110225.07029</text:p>
              </table:table-cell>
              <table:table-cell office:value-type="float" office:value="1.94842096420897">
                <text:p>1.948420964208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8110225.08929">
                <text:p>1548110225.08929</text:p>
              </table:table-cell>
              <table:table-cell office:value-type="float" office:value="1.77167523114735">
                <text:p>1.77167523114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8110225.10604">
                <text:p>1548110225.10604</text:p>
              </table:table-cell>
              <table:table-cell office:value-type="float" office:value="2.01481222264011">
                <text:p>2.01481222264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8110225.12278">
                <text:p>1548110225.12278</text:p>
              </table:table-cell>
              <table:table-cell office:value-type="float" office:value="1.87364078148294">
                <text:p>1.87364078148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48110225.13957">
                <text:p>1548110225.13957</text:p>
              </table:table-cell>
              <table:table-cell office:value-type="float" office:value="1.81239115074644">
                <text:p>1.812391150746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8110225.15637">
                <text:p>1548110225.15637</text:p>
              </table:table-cell>
              <table:table-cell office:value-type="float" office:value="2.06066388595739">
                <text:p>2.060663885957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8110225.17315">
                <text:p>1548110225.17315</text:p>
              </table:table-cell>
              <table:table-cell office:value-type="float" office:value="1.77347072784442">
                <text:p>1.773470727844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8110225.18997">
                <text:p>1548110225.18997</text:p>
              </table:table-cell>
              <table:table-cell office:value-type="float" office:value="1.60230271381565">
                <text:p>1.60230271381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8110225.20674">
                <text:p>1548110225.20674</text:p>
              </table:table-cell>
              <table:table-cell office:value-type="float" office:value="2.3605977599964">
                <text:p>2.36059775999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8110225.22371">
                <text:p>1548110225.22371</text:p>
              </table:table-cell>
              <table:table-cell office:value-type="float" office:value="2.15594260652481">
                <text:p>2.15594260652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8110225.24051">
                <text:p>1548110225.24051</text:p>
              </table:table-cell>
              <table:table-cell office:value-type="float" office:value="1.77254791802761">
                <text:p>1.77254791802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8110225.25726">
                <text:p>1548110225.25726</text:p>
              </table:table-cell>
              <table:table-cell office:value-type="float" office:value="2.05243767139565">
                <text:p>2.052437671395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8110225.27398">
                <text:p>1548110225.27398</text:p>
              </table:table-cell>
              <table:table-cell office:value-type="float" office:value="1.92117311281311">
                <text:p>1.921173112813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8110225.29082">
                <text:p>1548110225.29082</text:p>
              </table:table-cell>
              <table:table-cell office:value-type="float" office:value="1.76139432818549">
                <text:p>1.761394328185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48110225.30762">
                <text:p>1548110225.30762</text:p>
              </table:table-cell>
              <table:table-cell office:value-type="float" office:value="2.03203690094447">
                <text:p>2.03203690094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8110225.32449">
                <text:p>1548110225.32449</text:p>
              </table:table-cell>
              <table:table-cell office:value-type="float" office:value="2.16565628512467">
                <text:p>2.165656285124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8110225.34121">
                <text:p>1548110225.34121</text:p>
              </table:table-cell>
              <table:table-cell office:value-type="float" office:value="1.85851544177739">
                <text:p>1.858515441777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8110225.35798">
                <text:p>1548110225.35798</text:p>
              </table:table-cell>
              <table:table-cell office:value-type="float" office:value="2.07300451450449">
                <text:p>2.073004514504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8110225.37467">
                <text:p>1548110225.37467</text:p>
              </table:table-cell>
              <table:table-cell office:value-type="float" office:value="1.9713374043083">
                <text:p>1.97133740430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8110225.39145">
                <text:p>1548110225.39145</text:p>
              </table:table-cell>
              <table:table-cell office:value-type="float" office:value="1.77093383454182">
                <text:p>1.770933834541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8110225.40818">
                <text:p>1548110225.40818</text:p>
              </table:table-cell>
              <table:table-cell office:value-type="float" office:value="2.05354276108485">
                <text:p>2.053542761084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8110225.42497">
                <text:p>1548110225.42497</text:p>
              </table:table-cell>
              <table:table-cell office:value-type="float" office:value="1.88163694654309">
                <text:p>1.881636946543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48110225.44169">
                <text:p>1548110225.44169</text:p>
              </table:table-cell>
              <table:table-cell office:value-type="float" office:value="1.83407899650369">
                <text:p>1.834078996503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48110225.45844">
                <text:p>1548110225.45844</text:p>
              </table:table-cell>
              <table:table-cell office:value-type="float" office:value="2.04517747713102">
                <text:p>2.045177477131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8110225.47521">
                <text:p>1548110225.47521</text:p>
              </table:table-cell>
              <table:table-cell office:value-type="float" office:value="1.99308146225913">
                <text:p>1.993081462259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8110225.49194">
                <text:p>1548110225.49194</text:p>
              </table:table-cell>
              <table:table-cell office:value-type="float" office:value="2.00969050258516">
                <text:p>2.009690502585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8110225.5087">
                <text:p>1548110225.5087</text:p>
              </table:table-cell>
              <table:table-cell office:value-type="float" office:value="1.91541909973144">
                <text:p>1.91541909973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8110225.52547">
                <text:p>1548110225.52547</text:p>
              </table:table-cell>
              <table:table-cell office:value-type="float" office:value="1.67020526951749">
                <text:p>1.670205269517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48110225.54281">
                <text:p>1548110225.54281</text:p>
              </table:table-cell>
              <table:table-cell office:value-type="float" office:value="1.98010772324664">
                <text:p>1.980107723246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8110225.55952">
                <text:p>1548110225.55952</text:p>
              </table:table-cell>
              <table:table-cell office:value-type="float" office:value="1.79469733785393">
                <text:p>1.794697337853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8110225.57635">
                <text:p>1548110225.57635</text:p>
              </table:table-cell>
              <table:table-cell office:value-type="float" office:value="1.70555235750651">
                <text:p>1.705552357506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8110225.59314">
                <text:p>1548110225.59314</text:p>
              </table:table-cell>
              <table:table-cell office:value-type="float" office:value="2.24992584440021">
                <text:p>2.24992584440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8110225.6099">
                <text:p>1548110225.6099</text:p>
              </table:table-cell>
              <table:table-cell office:value-type="float" office:value="2.13548355723101">
                <text:p>2.13548355723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8110225.6267">
                <text:p>1548110225.6267</text:p>
              </table:table-cell>
              <table:table-cell office:value-type="float" office:value="1.74159540050179">
                <text:p>1.74159540050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8110225.64351">
                <text:p>1548110225.64351</text:p>
              </table:table-cell>
              <table:table-cell office:value-type="float" office:value="1.95462542715989">
                <text:p>1.95462542715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8110225.6625">
                <text:p>1548110225.6625</text:p>
              </table:table-cell>
              <table:table-cell office:value-type="float" office:value="1.91560480297581">
                <text:p>1.915604802975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8110225.67921">
                <text:p>1548110225.67921</text:p>
              </table:table-cell>
              <table:table-cell office:value-type="float" office:value="1.81335524500413">
                <text:p>1.813355245004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48110225.69595">
                <text:p>1548110225.69595</text:p>
              </table:table-cell>
              <table:table-cell office:value-type="float" office:value="2.21438354085285">
                <text:p>2.21438354085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8110225.71267">
                <text:p>1548110225.71267</text:p>
              </table:table-cell>
              <table:table-cell office:value-type="float" office:value="2.14279605585343">
                <text:p>2.142796055853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8110225.72945">
                <text:p>1548110225.72945</text:p>
              </table:table-cell>
              <table:table-cell office:value-type="float" office:value="1.79035808807317">
                <text:p>1.79035808807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8110225.74622">
                <text:p>1548110225.74622</text:p>
              </table:table-cell>
              <table:table-cell office:value-type="float" office:value="2.01970812910901">
                <text:p>2.019708129109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48110225.76296">
                <text:p>1548110225.76296</text:p>
              </table:table-cell>
              <table:table-cell office:value-type="float" office:value="1.75898324645944">
                <text:p>1.758983246459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8110225.77975">
                <text:p>1548110225.77975</text:p>
              </table:table-cell>
              <table:table-cell office:value-type="float" office:value="1.86236954703974">
                <text:p>1.862369547039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8110225.79652">
                <text:p>1548110225.79652</text:p>
              </table:table-cell>
              <table:table-cell office:value-type="float" office:value="2.07802908933826">
                <text:p>2.078029089338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48110225.81548">
                <text:p>1548110225.81548</text:p>
              </table:table-cell>
              <table:table-cell office:value-type="float" office:value="1.8745560091563">
                <text:p>1.8745560091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8110225.83225">
                <text:p>1548110225.83225</text:p>
              </table:table-cell>
              <table:table-cell office:value-type="float" office:value="1.56445605247351">
                <text:p>1.564456052473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8110225.84899">
                <text:p>1548110225.84899</text:p>
              </table:table-cell>
              <table:table-cell office:value-type="float" office:value="1.52321560228485">
                <text:p>1.523215602284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8110225.86578">
                <text:p>1548110225.86578</text:p>
              </table:table-cell>
              <table:table-cell office:value-type="float" office:value="2.02786504657583">
                <text:p>2.027865046575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8110225.88262">
                <text:p>1548110225.88262</text:p>
              </table:table-cell>
              <table:table-cell office:value-type="float" office:value="1.98607786967178">
                <text:p>1.98607786967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8110225.89938">
                <text:p>1548110225.89938</text:p>
              </table:table-cell>
              <table:table-cell office:value-type="float" office:value="2.11790453889593">
                <text:p>2.117904538895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8110225.91788">
                <text:p>1548110225.91788</text:p>
              </table:table-cell>
              <table:table-cell office:value-type="float" office:value="1.88000181491934">
                <text:p>1.88000181491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8110225.9348">
                <text:p>1548110225.9348</text:p>
              </table:table-cell>
              <table:table-cell office:value-type="float" office:value="1.78239729658149">
                <text:p>1.782397296581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8110225.95152">
                <text:p>1548110225.95152</text:p>
              </table:table-cell>
              <table:table-cell office:value-type="float" office:value="1.64607644784925">
                <text:p>1.646076447849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8110225.96935">
                <text:p>1548110225.96935</text:p>
              </table:table-cell>
              <table:table-cell office:value-type="float" office:value="1.81343176858381">
                <text:p>1.813431768583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8110225.98612">
                <text:p>1548110225.98612</text:p>
              </table:table-cell>
              <table:table-cell office:value-type="float" office:value="1.71304080261534">
                <text:p>1.713040802615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8110226.00285">
                <text:p>1548110226.00285</text:p>
              </table:table-cell>
              <table:table-cell office:value-type="float" office:value="1.67485994136107">
                <text:p>1.674859941361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8110226.01958">
                <text:p>1548110226.01958</text:p>
              </table:table-cell>
              <table:table-cell office:value-type="float" office:value="1.96330973040654">
                <text:p>1.96330973040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48110226.03649">
                <text:p>1548110226.03649</text:p>
              </table:table-cell>
              <table:table-cell office:value-type="float" office:value="1.86707229769524">
                <text:p>1.867072297695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8110226.05337">
                <text:p>1548110226.05337</text:p>
              </table:table-cell>
              <table:table-cell office:value-type="float" office:value="1.33216534953436">
                <text:p>1.332165349534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8110226.07015">
                <text:p>1548110226.07015</text:p>
              </table:table-cell>
              <table:table-cell office:value-type="float" office:value="1.7414043179173">
                <text:p>1.74140431791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8110226.08693">
                <text:p>1548110226.08693</text:p>
              </table:table-cell>
              <table:table-cell office:value-type="float" office:value="1.87628655585974">
                <text:p>1.876286555859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8110226.10366">
                <text:p>1548110226.10366</text:p>
              </table:table-cell>
              <table:table-cell office:value-type="float" office:value="1.76439732802904">
                <text:p>1.764397328029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8110226.12043">
                <text:p>1548110226.12043</text:p>
              </table:table-cell>
              <table:table-cell office:value-type="float" office:value="1.76439732802904">
                <text:p>1.764397328029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8110226.13719">
                <text:p>1548110226.13719</text:p>
              </table:table-cell>
              <table:table-cell office:value-type="float" office:value="1.9601482127454">
                <text:p>1.9601482127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8110226.15617">
                <text:p>1548110226.15617</text:p>
              </table:table-cell>
              <table:table-cell office:value-type="float" office:value="1.62186424704906">
                <text:p>1.621864247049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8110226.17276">
                <text:p>1548110226.17276</text:p>
              </table:table-cell>
              <table:table-cell office:value-type="float" office:value="1.71351200924563">
                <text:p>1.713512009245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8110226.18957">
                <text:p>1548110226.18957</text:p>
              </table:table-cell>
              <table:table-cell office:value-type="float" office:value="1.88507358097874">
                <text:p>1.885073580978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8110226.2065">
                <text:p>1548110226.2065</text:p>
              </table:table-cell>
              <table:table-cell office:value-type="float" office:value="1.32068101234212">
                <text:p>1.320681012342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8110226.22316">
                <text:p>1548110226.22316</text:p>
              </table:table-cell>
              <table:table-cell office:value-type="float" office:value="1.6992226652352">
                <text:p>1.69922266523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8110226.23993">
                <text:p>1548110226.23993</text:p>
              </table:table-cell>
              <table:table-cell office:value-type="float" office:value="1.91938923208113">
                <text:p>1.919389232081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8110226.25686">
                <text:p>1548110226.25686</text:p>
              </table:table-cell>
              <table:table-cell office:value-type="float" office:value="1.78015963471707">
                <text:p>1.780159634717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8110226.27344">
                <text:p>1548110226.27344</text:p>
              </table:table-cell>
              <table:table-cell office:value-type="float" office:value="1.62753711841205">
                <text:p>1.62753711841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8110226.29017">
                <text:p>1548110226.29017</text:p>
              </table:table-cell>
              <table:table-cell office:value-type="float" office:value="1.86767893530687">
                <text:p>1.867678935306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48110226.30695">
                <text:p>1548110226.30695</text:p>
              </table:table-cell>
              <table:table-cell office:value-type="float" office:value="1.71944680621414">
                <text:p>1.719446806214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8110226.32373">
                <text:p>1548110226.32373</text:p>
              </table:table-cell>
              <table:table-cell office:value-type="float" office:value="1.92462531751637">
                <text:p>1.924625317516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110226.3405">
                <text:p>1548110226.3405</text:p>
              </table:table-cell>
              <table:table-cell office:value-type="float" office:value="1.70653567810023">
                <text:p>1.706535678100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8110226.35727">
                <text:p>1548110226.35727</text:p>
              </table:table-cell>
              <table:table-cell office:value-type="float" office:value="1.54116444801617">
                <text:p>1.541164448016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8110226.37402">
                <text:p>1548110226.37402</text:p>
              </table:table-cell>
              <table:table-cell office:value-type="float" office:value="1.82302521661907">
                <text:p>1.823025216619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8110226.39081">
                <text:p>1548110226.39081</text:p>
              </table:table-cell>
              <table:table-cell office:value-type="float" office:value="1.76851081433617">
                <text:p>1.768510814336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48110226.40754">
                <text:p>1548110226.40754</text:p>
              </table:table-cell>
              <table:table-cell office:value-type="float" office:value="1.60712731119255">
                <text:p>1.607127311192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48110226.42436">
                <text:p>1548110226.42436</text:p>
              </table:table-cell>
              <table:table-cell office:value-type="float" office:value="1.8561430382651">
                <text:p>1.8561430382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8110226.44109">
                <text:p>1548110226.44109</text:p>
              </table:table-cell>
              <table:table-cell office:value-type="float" office:value="1.71139713213766">
                <text:p>1.711397132137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8110226.45781">
                <text:p>1548110226.45781</text:p>
              </table:table-cell>
              <table:table-cell office:value-type="float" office:value="2.14654236520037">
                <text:p>2.14654236520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8110226.47594">
                <text:p>1548110226.47594</text:p>
              </table:table-cell>
              <table:table-cell office:value-type="float" office:value="1.67423215149543">
                <text:p>1.674232151495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48110226.49264">
                <text:p>1548110226.49264</text:p>
              </table:table-cell>
              <table:table-cell office:value-type="float" office:value="1.67423215149543">
                <text:p>1.674232151495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48110226.50944">
                <text:p>1548110226.50944</text:p>
              </table:table-cell>
              <table:table-cell office:value-type="float" office:value="1.08920654531315">
                <text:p>1.089206545313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48110226.52625">
                <text:p>1548110226.52625</text:p>
              </table:table-cell>
              <table:table-cell office:value-type="float" office:value="1.59943307939907">
                <text:p>1.599433079399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8110226.54297">
                <text:p>1548110226.54297</text:p>
              </table:table-cell>
              <table:table-cell office:value-type="float" office:value="2.03037799226548">
                <text:p>2.030377992265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48110226.55976">
                <text:p>1548110226.55976</text:p>
              </table:table-cell>
              <table:table-cell office:value-type="float" office:value="1.8366147135303">
                <text:p>1.8366147135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8110226.57648">
                <text:p>1548110226.57648</text:p>
              </table:table-cell>
              <table:table-cell office:value-type="float" office:value="2.03412390922972">
                <text:p>2.03412390922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48110226.59333">
                <text:p>1548110226.59333</text:p>
              </table:table-cell>
              <table:table-cell office:value-type="float" office:value="1.72900766786501">
                <text:p>1.729007667865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8110226.60995">
                <text:p>1548110226.60995</text:p>
              </table:table-cell>
              <table:table-cell office:value-type="float" office:value="1.44813786418317">
                <text:p>1.448137864183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48110226.62674">
                <text:p>1548110226.62674</text:p>
              </table:table-cell>
              <table:table-cell office:value-type="float" office:value="1.60533868755132">
                <text:p>1.60533868755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48110226.64348">
                <text:p>1548110226.64348</text:p>
              </table:table-cell>
              <table:table-cell office:value-type="float" office:value="1.49956217113396">
                <text:p>1.499562171133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48110226.66025">
                <text:p>1548110226.66025</text:p>
              </table:table-cell>
              <table:table-cell office:value-type="float" office:value="1.89293954084223">
                <text:p>1.89293954084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48110226.67704">
                <text:p>1548110226.67704</text:p>
              </table:table-cell>
              <table:table-cell office:value-type="float" office:value="1.73774911600726">
                <text:p>1.737749116007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48110226.69382">
                <text:p>1548110226.69382</text:p>
              </table:table-cell>
              <table:table-cell office:value-type="float" office:value="1.49272161257516">
                <text:p>1.492721612575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48110226.71061">
                <text:p>1548110226.71061</text:p>
              </table:table-cell>
              <table:table-cell office:value-type="float" office:value="1.74448820551502">
                <text:p>1.744488205515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48110226.72744">
                <text:p>1548110226.72744</text:p>
              </table:table-cell>
              <table:table-cell office:value-type="float" office:value="1.61713179579804">
                <text:p>1.617131795798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48110226.74417">
                <text:p>1548110226.74417</text:p>
              </table:table-cell>
              <table:table-cell office:value-type="float" office:value="1.36364088712681">
                <text:p>1.363640887126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48110226.76091">
                <text:p>1548110226.76091</text:p>
              </table:table-cell>
              <table:table-cell office:value-type="float" office:value="1.6844149540802">
                <text:p>1.68441495408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8110226.77766">
                <text:p>1548110226.77766</text:p>
              </table:table-cell>
              <table:table-cell office:value-type="float" office:value="1.66605417838076">
                <text:p>1.66605417838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48110226.79621">
                <text:p>1548110226.79621</text:p>
              </table:table-cell>
              <table:table-cell office:value-type="float" office:value="1.53793241281404">
                <text:p>1.537932412814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48110226.81295">
                <text:p>1548110226.81295</text:p>
              </table:table-cell>
              <table:table-cell office:value-type="float" office:value="1.68782519241301">
                <text:p>1.687825192413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48110226.82969">
                <text:p>1548110226.82969</text:p>
              </table:table-cell>
              <table:table-cell office:value-type="float" office:value="1.64337291323941">
                <text:p>1.643372913239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8110226.84646">
                <text:p>1548110226.84646</text:p>
              </table:table-cell>
              <table:table-cell office:value-type="float" office:value="1.86879489692796">
                <text:p>1.86879489692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48110226.86323">
                <text:p>1548110226.86323</text:p>
              </table:table-cell>
              <table:table-cell office:value-type="float" office:value="1.66420141246906">
                <text:p>1.664201412469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8110226.88">
                <text:p>1548110226.88</text:p>
              </table:table-cell>
              <table:table-cell office:value-type="float" office:value="1.36615016264684">
                <text:p>1.36615016264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8110226.89674">
                <text:p>1548110226.89674</text:p>
              </table:table-cell>
              <table:table-cell office:value-type="float" office:value="1.69000249086828">
                <text:p>1.69000249086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48110226.91351">
                <text:p>1548110226.91351</text:p>
              </table:table-cell>
              <table:table-cell office:value-type="float" office:value="1.52351467317384">
                <text:p>1.523514673173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8110226.93025">
                <text:p>1548110226.93025</text:p>
              </table:table-cell>
              <table:table-cell office:value-type="float" office:value="1.37233305658976">
                <text:p>1.372333056589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8110226.94743">
                <text:p>1548110226.94743</text:p>
              </table:table-cell>
              <table:table-cell office:value-type="float" office:value="1.71916617308043">
                <text:p>1.719166173080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8110226.96415">
                <text:p>1548110226.96415</text:p>
              </table:table-cell>
              <table:table-cell office:value-type="float" office:value="1.54821503250065">
                <text:p>1.548215032500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8110226.98092">
                <text:p>1548110226.98092</text:p>
              </table:table-cell>
              <table:table-cell office:value-type="float" office:value="1.71239215760176">
                <text:p>1.712392157601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48110226.99766">
                <text:p>1548110226.99766</text:p>
              </table:table-cell>
              <table:table-cell office:value-type="float" office:value="1.67466874325074">
                <text:p>1.674668743250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8110227.01444">
                <text:p>1548110227.01444</text:p>
              </table:table-cell>
              <table:table-cell office:value-type="float" office:value="1.39979249586358">
                <text:p>1.399792495863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8110227.03117">
                <text:p>1548110227.03117</text:p>
              </table:table-cell>
              <table:table-cell office:value-type="float" office:value="1.67265232910369">
                <text:p>1.672652329103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48110227.04795">
                <text:p>1548110227.04795</text:p>
              </table:table-cell>
              <table:table-cell office:value-type="float" office:value="1.76718851107656">
                <text:p>1.767188511076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8110227.06472">
                <text:p>1548110227.06472</text:p>
              </table:table-cell>
              <table:table-cell office:value-type="float" office:value="1.66382049821157">
                <text:p>1.663820498211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48110227.08152">
                <text:p>1548110227.08152</text:p>
              </table:table-cell>
              <table:table-cell office:value-type="float" office:value="1.74796954333764">
                <text:p>1.747969543337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48110227.09832">
                <text:p>1548110227.09832</text:p>
              </table:table-cell>
              <table:table-cell office:value-type="float" office:value="1.61045935023396">
                <text:p>1.610459350233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48110227.11512">
                <text:p>1548110227.11512</text:p>
              </table:table-cell>
              <table:table-cell office:value-type="float" office:value="1.41416490915169">
                <text:p>1.414164909151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48110227.13185">
                <text:p>1548110227.13185</text:p>
              </table:table-cell>
              <table:table-cell office:value-type="float" office:value="1.59937754022495">
                <text:p>1.599377540224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48110227.14863">
                <text:p>1548110227.14863</text:p>
              </table:table-cell>
              <table:table-cell office:value-type="float" office:value="1.48861464034988">
                <text:p>1.488614640349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8110227.16543">
                <text:p>1548110227.16543</text:p>
              </table:table-cell>
              <table:table-cell office:value-type="float" office:value="1.37641158148135">
                <text:p>1.376411581481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48110227.18221">
                <text:p>1548110227.18221</text:p>
              </table:table-cell>
              <table:table-cell office:value-type="float" office:value="1.59199380048447">
                <text:p>1.591993800484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48110227.19897">
                <text:p>1548110227.19897</text:p>
              </table:table-cell>
              <table:table-cell office:value-type="float" office:value="1.3868114793237">
                <text:p>1.38681147932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48110227.21577">
                <text:p>1548110227.21577</text:p>
              </table:table-cell>
              <table:table-cell office:value-type="float" office:value="1.22140434688927">
                <text:p>1.221404346889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48110227.23256">
                <text:p>1548110227.23256</text:p>
              </table:table-cell>
              <table:table-cell office:value-type="float" office:value="1.43334571973024">
                <text:p>1.433345719730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48110227.24933">
                <text:p>1548110227.24933</text:p>
              </table:table-cell>
              <table:table-cell office:value-type="float" office:value="1.65559015417132">
                <text:p>1.655590154171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8110227.26609">
                <text:p>1548110227.26609</text:p>
              </table:table-cell>
              <table:table-cell office:value-type="float" office:value="1.36144410899199">
                <text:p>1.361444108991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8110227.28287">
                <text:p>1548110227.28287</text:p>
              </table:table-cell>
              <table:table-cell office:value-type="float" office:value="1.55991178757005">
                <text:p>1.55991178757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48110227.29962">
                <text:p>1548110227.29962</text:p>
              </table:table-cell>
              <table:table-cell office:value-type="float" office:value="1.52331311371005">
                <text:p>1.52331311371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48110227.31646">
                <text:p>1548110227.31646</text:p>
              </table:table-cell>
              <table:table-cell office:value-type="float" office:value="1.5957655942763">
                <text:p>1.59576559427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48110227.33324">
                <text:p>1548110227.33324</text:p>
              </table:table-cell>
              <table:table-cell office:value-type="float" office:value="1.45054248548052">
                <text:p>1.450542485480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8110227.35005">
                <text:p>1548110227.35005</text:p>
              </table:table-cell>
              <table:table-cell office:value-type="float" office:value="1.38407287697722">
                <text:p>1.384072876977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48110227.36682">
                <text:p>1548110227.36682</text:p>
              </table:table-cell>
              <table:table-cell office:value-type="float" office:value="1.52898408345574">
                <text:p>1.528984083455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48110227.38361">
                <text:p>1548110227.38361</text:p>
              </table:table-cell>
              <table:table-cell office:value-type="float" office:value="1.28751279308945">
                <text:p>1.287512793089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48110227.40039">
                <text:p>1548110227.40039</text:p>
              </table:table-cell>
              <table:table-cell office:value-type="float" office:value="1.25835229991287">
                <text:p>1.258352299912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48110227.41719">
                <text:p>1548110227.41719</text:p>
              </table:table-cell>
              <table:table-cell office:value-type="float" office:value="1.53927409800886">
                <text:p>1.539274098008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48110227.43391">
                <text:p>1548110227.43391</text:p>
              </table:table-cell>
              <table:table-cell office:value-type="float" office:value="1.44678099383977">
                <text:p>1.446780993839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